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27.76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31.86mm"/>
    </style:style>
    <style:style style:name="co7" style:family="table-column">
      <style:table-column-properties fo:break-before="auto" style:column-width="26.41mm"/>
    </style:style>
    <style:style style:name="co8" style:family="table-column">
      <style:table-column-properties fo:break-before="auto" style:column-width="33.5mm"/>
    </style:style>
    <style:style style:name="co9" style:family="table-column">
      <style:table-column-properties fo:break-before="auto" style:column-width="34.1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5.49mm"/>
    </style:style>
    <style:style style:name="co12" style:family="table-column">
      <style:table-column-properties fo:break-before="auto" style:column-width="26.23mm"/>
    </style:style>
    <style:style style:name="co13" style:family="table-column">
      <style:table-column-properties fo:break-before="auto" style:column-width="73.61mm"/>
    </style:style>
    <style:style style:name="co14" style:family="table-column">
      <style:table-column-properties fo:break-before="auto" style:column-width="21.33mm"/>
    </style:style>
    <style:style style:name="co15" style:family="table-column">
      <style:table-column-properties fo:break-before="auto" style:column-width="40.38mm"/>
    </style:style>
    <style:style style:name="co16" style:family="table-column">
      <style:table-column-properties fo:break-before="auto" style:column-width="18.06mm"/>
    </style:style>
    <style:style style:name="co17" style:family="table-column">
      <style:table-column-properties fo:break-before="auto" style:column-width="45.01mm"/>
    </style:style>
    <style:style style:name="co18" style:family="table-column">
      <style:table-column-properties fo:break-before="auto" style:column-width="31.66mm"/>
    </style:style>
    <style:style style:name="co19" style:family="table-column">
      <style:table-column-properties fo:break-before="auto" style:column-width="32.76mm"/>
    </style:style>
    <style:style style:name="co20" style:family="table-column">
      <style:table-column-properties fo:break-before="auto" style:column-width="11.52mm"/>
    </style:style>
    <style:style style:name="co21" style:family="table-column">
      <style:table-column-properties fo:break-before="auto" style:column-width="56.99mm"/>
    </style:style>
    <style:style style:name="co22" style:family="table-column">
      <style:table-column-properties fo:break-before="auto" style:column-width="44.47mm"/>
    </style:style>
    <style:style style:name="co23" style:family="table-column">
      <style:table-column-properties fo:break-before="auto" style:column-width="28.13mm"/>
    </style:style>
    <style:style style:name="co24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6mm" fo:break-before="auto" style:use-optimal-row-height="fals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fo:wrap-option="wrap"/>
    </style:style>
    <style:style style:name="ce244" style:family="table-cell" style:parent-style-name="Default"/>
    <style:style style:name="ce245" style:family="table-cell" style:parent-style-name="Default"/>
    <style:style style:name="ce104" style:family="table-cell" style:parent-style-name="Default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/>
    <style:style style:name="ce71" style:family="table-cell" style:parent-style-name="Default"/>
    <style:style style:name="ce110" style:family="table-cell" style:parent-style-name="Default"/>
    <style:style style:name="ce84" style:family="table-cell" style:parent-style-name="Default"/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9" style:family="table-cell" style:parent-style-name="Default" style:data-style-name="N4"/>
    <style:style style:name="ce180" style:family="table-cell" style:parent-style-name="Default">
      <style:text-properties style:font-name="Liberation Sans" style:font-name-asian="Noto Sans CJK SC Regular" style:font-name-complex="FreeSans"/>
    </style:style>
    <style:style style:name="ce100" style:family="table-cell" style:parent-style-name="Default">
      <style:text-properties fo:font-style="italic" style:font-style-asian="italic" style:font-style-complex="italic"/>
    </style:style>
    <style:style style:name="ce51" style:family="table-cell" style:parent-style-name="Default"/>
    <style:style style:name="ce57" style:family="table-cell" style:parent-style-name="Default"/>
    <style:style style:name="ce19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96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9" style:family="table-cell" style:parent-style-name="Default"/>
    <style:style style:name="ce102" style:family="table-cell" style:parent-style-name="Default"/>
    <style:style style:name="ce49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108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114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134" style:family="table-cell" style:parent-style-name="Default" style:data-style-name="N43"/>
    <style:style style:name="ce121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115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238" style:family="table-cell" style:parent-style-name="Default">
      <style:text-properties fo:font-style="italic" style:text-underline-style="none" style:font-style-asian="italic" style:font-style-complex="italic"/>
    </style:style>
    <style:style style:name="ce239" style:family="table-cell" style:parent-style-name="Default" style:data-style-name="N0"/>
    <style:style style:name="ce133" style:family="table-cell" style:parent-style-name="Default"/>
    <style:style style:name="ce135" style:family="table-cell" style:parent-style-name="Default"/>
    <style:style style:name="ce136" style:family="table-cell" style:parent-style-name="Default"/>
    <style:style style:name="ce137" style:family="table-cell" style:parent-style-name="Default"/>
    <style:style style:name="ce138" style:family="table-cell" style:parent-style-name="Default"/>
    <style:style style:name="ce139" style:family="table-cell" style:parent-style-name="Default"/>
    <style:style style:name="ce140" style:family="table-cell" style:parent-style-name="Default"/>
    <style:style style:name="ce141" style:family="table-cell" style:parent-style-name="Default"/>
    <style:style style:name="ce142" style:family="table-cell" style:parent-style-name="Default"/>
    <style:style style:name="ce143" style:family="table-cell" style:parent-style-name="Default"/>
    <style:style style:name="ce144" style:family="table-cell" style:parent-style-name="Default"/>
    <style:style style:name="ce145" style:family="table-cell" style:parent-style-name="Default"/>
    <style:style style:name="ce146" style:family="table-cell" style:parent-style-name="Default"/>
    <style:style style:name="ce147" style:family="table-cell" style:parent-style-name="Default"/>
    <style:style style:name="ce148" style:family="table-cell" style:parent-style-name="Default"/>
    <style:style style:name="ce149" style:family="table-cell" style:parent-style-name="Default"/>
    <style:style style:name="ce150" style:family="table-cell" style:parent-style-name="Default"/>
    <style:style style:name="ce151" style:family="table-cell" style:parent-style-name="Default"/>
    <style:style style:name="ce152" style:family="table-cell" style:parent-style-name="Default"/>
    <style:style style:name="ce153" style:family="table-cell" style:parent-style-name="Default"/>
    <style:style style:name="ce154" style:family="table-cell" style:parent-style-name="Default"/>
    <style:style style:name="ce155" style:family="table-cell" style:parent-style-name="Default"/>
    <style:style style:name="ce156" style:family="table-cell" style:parent-style-name="Default"/>
    <style:style style:name="ce157" style:family="table-cell" style:parent-style-name="Default"/>
    <style:style style:name="ce158" style:family="table-cell" style:parent-style-name="Default"/>
    <style:style style:name="ce159" style:family="table-cell" style:parent-style-name="Default"/>
    <style:style style:name="ce160" style:family="table-cell" style:parent-style-name="Default"/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176" style:family="table-cell" style:parent-style-name="Default"/>
    <style:style style:name="ce178" style:family="table-cell" style:parent-style-name="Default"/>
    <style:style style:name="ce181" style:family="table-cell" style:parent-style-name="Default"/>
    <style:style style:name="ce182" style:family="table-cell" style:parent-style-name="Default"/>
    <style:style style:name="ce183" style:family="table-cell" style:parent-style-name="Default"/>
    <style:style style:name="ce184" style:family="table-cell" style:parent-style-name="Default"/>
    <style:style style:name="ce185" style:family="table-cell" style:parent-style-name="Default"/>
    <style:style style:name="ce186" style:family="table-cell" style:parent-style-name="Default"/>
    <style:style style:name="ce187" style:family="table-cell" style:parent-style-name="Default"/>
    <style:style style:name="ce188" style:family="table-cell" style:parent-style-name="Default"/>
    <style:style style:name="ce189" style:family="table-cell" style:parent-style-name="Default"/>
    <style:style style:name="ce190" style:family="table-cell" style:parent-style-name="Default"/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194" style:family="table-cell" style:parent-style-name="Default"/>
    <style:style style:name="ce195" style:family="table-cell" style:parent-style-name="Default"/>
    <style:style style:name="ce196" style:family="table-cell" style:parent-style-name="Default"/>
    <style:style style:name="ce197" style:family="table-cell" style:parent-style-name="Default"/>
    <style:style style:name="ce198" style:family="table-cell" style:parent-style-name="Default"/>
    <style:style style:name="ce199" style:family="table-cell" style:parent-style-name="Default"/>
    <style:style style:name="ce200" style:family="table-cell" style:parent-style-name="Default"/>
    <style:style style:name="ce201" style:family="table-cell" style:parent-style-name="Default"/>
    <style:style style:name="ce202" style:family="table-cell" style:parent-style-name="Default"/>
    <style:style style:name="ce203" style:family="table-cell" style:parent-style-name="Default"/>
    <style:style style:name="ce204" style:family="table-cell" style:parent-style-name="Default"/>
    <style:style style:name="ce205" style:family="table-cell" style:parent-style-name="Default"/>
    <style:style style:name="ce206" style:family="table-cell" style:parent-style-name="Default"/>
    <style:style style:name="ce207" style:family="table-cell" style:parent-style-name="Default"/>
    <style:style style:name="ce208" style:family="table-cell" style:parent-style-name="Default"/>
    <style:style style:name="ce209" style:family="table-cell" style:parent-style-name="Default"/>
    <style:style style:name="ce210" style:family="table-cell" style:parent-style-name="Default"/>
    <style:style style:name="ce211" style:family="table-cell" style:parent-style-name="Default"/>
    <style:style style:name="ce212" style:family="table-cell" style:parent-style-name="Default"/>
    <style:style style:name="ce213" style:family="table-cell" style:parent-style-name="Default"/>
    <style:style style:name="ce214" style:family="table-cell" style:parent-style-name="Default"/>
    <style:style style:name="ce215" style:family="table-cell" style:parent-style-name="Default"/>
    <style:style style:name="ce216" style:family="table-cell" style:parent-style-name="Default"/>
    <style:style style:name="ce217" style:family="table-cell" style:parent-style-name="Default"/>
    <style:style style:name="ce218" style:family="table-cell" style:parent-style-name="Default"/>
    <style:style style:name="ce219" style:family="table-cell" style:parent-style-name="Default"/>
    <style:style style:name="ce220" style:family="table-cell" style:parent-style-name="Default"/>
    <style:style style:name="ce221" style:family="table-cell" style:parent-style-name="Default"/>
    <style:style style:name="ce222" style:family="table-cell" style:parent-style-name="Default"/>
    <style:style style:name="ce223" style:family="table-cell" style:parent-style-name="Default"/>
    <style:style style:name="ce224" style:family="table-cell" style:parent-style-name="Default"/>
    <style:style style:name="ce2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padding="0.71mm"/>
    </style:style>
    <style:style style:name="ce23" style:family="table-cell" style:parent-style-name="Default" style:data-style-name="N143">
      <style:table-cell-properties fo:padding="0.71mm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4" style:family="table-cell" style:parent-style-name="Default" style:data-style-name="N151"/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48" style:family="table-cell" style:parent-style-name="Default">
      <style:table-cell-properties fo:background-color="#ffff00"/>
    </style:style>
    <style:style style:name="ce4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order-bottom="none" fo:border-left="0.99pt dotted #000000" fo:border-right="none" fo:border-top="0.99pt dotted #000000"/>
    </style:style>
    <style:style style:name="ce44" style:family="table-cell" style:parent-style-name="Default">
      <style:table-cell-properties fo:border-bottom="none" fo:border-left="0.99pt dotted #000000" fo:border-right="none" fo:border-top="none"/>
    </style:style>
    <style:style style:name="ce45" style:family="table-cell" style:parent-style-name="Default">
      <style:table-cell-properties fo:border-bottom="0.99pt dotted #000000" fo:border-left="0.99pt dotted #000000" fo:border-right="none" fo:border-top="none"/>
    </style:style>
    <style:style style:name="ce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40" style:family="table-cell" style:parent-style-name="Default"/>
    <style:style style:name="ce242" style:family="table-cell" style:parent-style-name="Default"/>
    <style:style style:name="ce243" style:family="table-cell" style:parent-style-name="Default"/>
    <style:style style:name="ce246" style:family="table-cell" style:parent-style-name="Default"/>
    <style:style style:name="ce247" style:family="table-cell" style:parent-style-name="Default"/>
    <style:style style:name="ce72" style:family="table-cell" style:parent-style-name="Default">
      <style:table-cell-properties fo:background-color="#ffff00"/>
    </style:style>
    <style:style style:name="ce249" style:family="table-cell" style:parent-style-name="Default"/>
    <style:style style:name="ce50" style:family="table-cell" style:parent-style-name="Default">
      <style:table-cell-properties fo:border-bottom="none" fo:border-left="none" fo:border-right="none" fo:border-top="0.99pt dotted #000000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order-bottom="0.99pt dotted #000000" fo:border-left="none" fo:border-right="none" fo:border-top="none"/>
    </style:style>
    <style:style style:name="ce54" style:family="table-cell" style:parent-style-name="Default">
      <style:table-cell-properties fo:border-bottom="none" fo:border-left="none" fo:border-right="none" fo:border-top="0.99pt dotted #000000"/>
      <style:text-properties fo:font-weight="bold" style:font-weight-asian="bold" style:font-weight-complex="bold"/>
    </style:style>
    <style:style style:name="ce241" style:family="table-cell" style:parent-style-name="Default" style:data-style-name="N143">
      <style:table-cell-properties fo:padding="0.71mm"/>
      <style:text-properties style:font-name="Liberation Sans" style:font-name-asian="Noto Sans CJK SC Regular" style:font-name-complex="FreeSans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none" fo:border-left="none" fo:border-right="0.99pt dotted #000000" fo:border-top="0.99pt dotte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padding="0.71mm" fo:border-right="0.99pt dotted #000000" fo:border-top="none"/>
    </style:style>
    <style:style style:name="ce59" style:family="table-cell" style:parent-style-name="Default">
      <style:table-cell-properties fo:border-bottom="none" fo:border-left="none" fo:border-right="0.99pt dotted #000000" fo:border-top="none"/>
    </style:style>
    <style:style style:name="ce60" style:family="table-cell" style:parent-style-name="Default">
      <style:table-cell-properties fo:border-bottom="0.99pt dotted #000000" fo:border-left="none" fo:border-right="0.99pt dotted #000000" fo:border-top="none"/>
    </style:style>
    <style:style style:name="ce61" style:family="table-cell" style:parent-style-name="Default">
      <style:table-cell-properties fo:border-bottom="none" style:text-align-source="fix" style:repeat-content="false" fo:wrap-option="no-wrap" fo:border-left="none" style:direction="ltr" fo:border-right="0.99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near Regression</text:p>
          </table:table-cell>
          <table:covered-table-cell table:style-name="ce1"/>
          <table:covered-table-cell table:style-name="ce73"/>
          <table:table-cell table:number-columns-repeated="2"/>
          <table:table-cell table:style-name="ce1" office:value-type="string" calcext:value-type="string" table:number-columns-spanned="4" table:number-rows-spanned="1">
            <text:p>Feature Based (7 classes)</text:p>
          </table:table-cell>
          <table:covered-table-cell table:style-name="ce73"/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Feature Based (Binary)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73" office:value-type="string" calcext:value-type="string">
            <text:p>Dataset</text:p>
          </table:table-cell>
          <table:table-cell office:value-type="string" calcext:value-type="string">
            <text:p>Mean MAE</text:p>
          </table:table-cell>
          <table:table-cell office:value-type="string" calcext:value-type="string">
            <text:p>STD MAE</text:p>
          </table:table-cell>
          <table:table-cell table:style-name="ce244" table:number-columns-repeated="2"/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79" office:value-type="string" calcext:value-type="string">
            <text:p>STD %</text:p>
          </table:table-cell>
          <table:table-cell/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84" office:value-type="string" calcext:value-type="string">
            <text:p>STD 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dio</text:p>
          </table:table-cell>
          <table:table-cell table:formula="of:=[$'Linear Regression'.P40]" office:value-type="float" office:value="3.339755024" calcext:value-type="float">
            <text:p>3.339755024</text:p>
          </table:table-cell>
          <table:table-cell table:formula="of:=[$'Linear Regression'.Q40]" office:value-type="float" office:value="0.368281533679033" calcext:value-type="float">
            <text:p>0.368281533679033</text:p>
          </table:table-cell>
          <table:table-cell table:style-name="ce244" table:number-columns-repeated="2"/>
          <table:table-cell table:style-name="ce5" office:value-type="string" calcext:value-type="string" table:number-columns-spanned="1" table:number-rows-spanned="5">
            <text:p>Audio</text:p>
          </table:table-cell>
          <table:table-cell office:value-type="string" calcext:value-type="string">
            <text:p>Logistic Regression</text:p>
          </table:table-cell>
          <table:table-cell table:formula="of:=[$Audio.H2]" office:value-type="float" office:value="0.175162936" calcext:value-type="float">
            <text:p>0.175162936</text:p>
          </table:table-cell>
          <table:table-cell table:formula="of:=[$Audio.I2]" office:value-type="float" office:value="0.0441511558340048" calcext:value-type="float">
            <text:p>0.044151155834005</text:p>
          </table:table-cell>
          <table:table-cell/>
          <table:table-cell table:style-name="ce5" office:value-type="string" calcext:value-type="string" table:number-columns-spanned="1" table:number-rows-spanned="5">
            <text:p>Audio</text:p>
          </table:table-cell>
          <table:table-cell office:value-type="string" calcext:value-type="string">
            <text:p>Logistic Regression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44" table:number-columns-repeated="2"/>
          <table:covered-table-cell table:style-name="ce11"/>
          <table:table-cell office:value-type="string" calcext:value-type="string">
            <text:p>Linear SVM</text:p>
          </table:table-cell>
          <table:table-cell table:formula="of:=[$Audio.H3]" office:value-type="float" office:value="0.172411306" calcext:value-type="float">
            <text:p>0.172411306</text:p>
          </table:table-cell>
          <table:table-cell table:formula="of:=[$Audio.I3]" office:value-type="float" office:value="0.0515148013955798" calcext:value-type="float">
            <text:p>0.05151480139558</text:p>
          </table:table-cell>
          <table:table-cell/>
          <table:covered-table-cell table:style-name="ce11"/>
          <table:table-cell table:number-columns-repeated="6"/>
        </table:table-row>
        <table:table-row table:style-name="ro1">
          <table:table-cell office:value-type="string" calcext:value-type="string">
            <text:p>MEG</text:p>
          </table:table-cell>
          <table:table-cell table:formula="of:=[$'Linear Regression'.P42]" office:value-type="float" office:value="9.959917522" calcext:value-type="float">
            <text:p>9.959917522</text:p>
          </table:table-cell>
          <table:table-cell table:formula="of:=[$'Linear Regression'.Q42]" office:value-type="float" office:value="7.85639304941808" calcext:value-type="float">
            <text:p>7.85639304941808</text:p>
          </table:table-cell>
          <table:table-cell table:style-name="ce244" table:number-columns-repeated="2"/>
          <table:covered-table-cell table:style-name="ce11"/>
          <table:table-cell office:value-type="string" calcext:value-type="string">
            <text:p>MLP</text:p>
          </table:table-cell>
          <table:table-cell table:formula="of:=[$Audio.H4]" office:value-type="float" office:value="0.189355544" calcext:value-type="float">
            <text:p>0.189355544</text:p>
          </table:table-cell>
          <table:table-cell table:formula="of:=[$Audio.I4]" office:value-type="float" office:value="0.0595558151372335" calcext:value-type="float">
            <text:p>0.059555815137234</text:p>
          </table:table-cell>
          <table:table-cell/>
          <table:covered-table-cell table:style-name="ce11"/>
          <table:table-cell table:number-columns-repeated="6"/>
        </table:table-row>
        <table:table-row table:style-name="ro1">
          <table:table-cell office:value-type="string" calcext:value-type="string">
            <text:p>MEG (reduced)</text:p>
          </table:table-cell>
          <table:table-cell table:formula="of:=[$'Linear Regression'.P43]" office:value-type="float" office:value="3.282323546" calcext:value-type="float">
            <text:p>3.282323546</text:p>
          </table:table-cell>
          <table:table-cell table:formula="of:=[$'Linear Regression'.Q43]" office:value-type="float" office:value="0.304046891659972" calcext:value-type="float">
            <text:p>0.304046891659972</text:p>
          </table:table-cell>
          <table:table-cell table:number-columns-repeated="2"/>
          <table:covered-table-cell table:style-name="ce11"/>
          <table:table-cell office:value-type="string" calcext:value-type="string">
            <text:p>LSTM+Attention</text:p>
          </table:table-cell>
          <table:table-cell table:style-name="ce53" table:formula="of:=[$Audio.H5]" office:value-type="float" office:value="0.237666666" calcext:value-type="float">
            <text:p>0.237666666</text:p>
          </table:table-cell>
          <table:table-cell table:style-name="ce73" table:formula="of:=[$Audio.I5]" office:value-type="float" office:value="0.0708787930158791" calcext:value-type="float">
            <text:p>0.070878793015879</text:p>
          </table:table-cell>
          <table:table-cell/>
          <table:covered-table-cell table:style-name="ce11"/>
          <table:table-cell office:value-type="string" calcext:value-type="string">
            <text:p>LSTM+Attention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style-name="ce11"/>
          <table:table-cell office:value-type="string" calcext:value-type="string">
            <text:p>SCNN</text:p>
          </table:table-cell>
          <table:table-cell table:formula="of:=[$Audio.H6]" office:value-type="float" office:value="0.156046346" calcext:value-type="float">
            <text:p>0.156046346</text:p>
          </table:table-cell>
          <table:table-cell table:style-name="ce71" table:formula="of:=[$Audio.I6]" office:value-type="float" office:value="0.0398484267708278" calcext:value-type="float">
            <text:p>0.039848426770828</text:p>
          </table:table-cell>
          <table:table-cell/>
          <table:covered-table-cell table:style-name="ce11"/>
          <table:table-cell office:value-type="string" calcext:value-type="string">
            <text:p>SC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o + MEG</text:p>
          </table:table-cell>
          <table:table-cell table:formula="of:=[$'Linear Regression'.P45]" office:value-type="float" office:value="63.738015368" calcext:value-type="float">
            <text:p>63.738015368</text:p>
          </table:table-cell>
          <table:table-cell table:formula="of:=[$'Linear Regression'.Q45]" office:value-type="float" office:value="61.0303441169099" calcext:value-type="float">
            <text:p>61.0303441169099</text:p>
          </table:table-cell>
          <table:table-cell table:style-name="ce245" table:number-columns-repeated="2"/>
          <table:table-cell table:style-name="ce11"/>
          <table:table-cell table:number-columns-repeated="2"/>
          <table:table-cell table:style-name="ce71"/>
          <table:table-cell/>
          <table:table-cell table:style-name="ce11"/>
          <table:table-cell table:number-columns-repeated="6"/>
        </table:table-row>
        <table:table-row table:style-name="ro1">
          <table:table-cell office:value-type="string" calcext:value-type="string">
            <text:p>Audio + MEG (reduced)</text:p>
          </table:table-cell>
          <table:table-cell table:formula="of:=[$'Linear Regression'.P46]" office:value-type="float" office:value="2.97421875" calcext:value-type="float">
            <text:p>2.97421875</text:p>
          </table:table-cell>
          <table:table-cell table:formula="of:=[$'Linear Regression'.Q46]" office:value-type="float" office:value="2.05393892973747" calcext:value-type="float">
            <text:p>2.05393892973747</text:p>
          </table:table-cell>
          <table:table-cell table:style-name="ce245" table:number-columns-repeated="2"/>
          <table:table-cell table:style-name="ce92" office:value-type="string" calcext:value-type="string" table:number-columns-spanned="1" table:number-rows-spanned="5">
            <text:p>MEG</text:p>
          </table:table-cell>
          <table:table-cell office:value-type="string" calcext:value-type="string">
            <text:p>Logistic Regression</text:p>
          </table:table-cell>
          <table:table-cell table:formula="of:=[$MEG.H2]" office:value-type="float" office:value="0.165387402" calcext:value-type="float">
            <text:p>0.165387402</text:p>
          </table:table-cell>
          <table:table-cell table:formula="of:=[$MEG.I2]" office:value-type="float" office:value="0.068447541799376" calcext:value-type="float">
            <text:p>0.068447541799376</text:p>
          </table:table-cell>
          <table:table-cell/>
          <table:table-cell table:style-name="ce92" office:value-type="string" calcext:value-type="string" table:number-columns-spanned="1" table:number-rows-spanned="5">
            <text:p>MEG (reduced)</text:p>
          </table:table-cell>
          <table:table-cell office:value-type="string" calcext:value-type="string">
            <text:p>Logistic Regression</text:p>
          </table:table-cell>
          <table:table-cell table:formula="of:=[MEG.H18]" office:value-type="float" office:value="0.635118712" calcext:value-type="float">
            <text:p>0.635118712</text:p>
          </table:table-cell>
          <table:table-cell table:formula="of:=[MEG.I18]" office:value-type="float" office:value="0.0563813213313724" calcext:value-type="float">
            <text:p>0.05638132133137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45" table:number-columns-repeated="2"/>
          <table:covered-table-cell/>
          <table:table-cell office:value-type="string" calcext:value-type="string">
            <text:p>Linear SVM</text:p>
          </table:table-cell>
          <table:table-cell table:formula="of:=[$MEG.H3]" office:value-type="float" office:value="0.191578674" calcext:value-type="float">
            <text:p>0.191578674</text:p>
          </table:table-cell>
          <table:table-cell table:formula="of:=[$MEG.I3]" office:value-type="float" office:value="0.0606793937566628" calcext:value-type="float">
            <text:p>0.060679393756663</text:p>
          </table:table-cell>
          <table:table-cell/>
          <table:covered-table-cell/>
          <table:table-cell office:value-type="string" calcext:value-type="string">
            <text:p>Linear SVM</text:p>
          </table:table-cell>
          <table:table-cell table:formula="of:=[MEG.H19]" office:value-type="float" office:value="0.692469225199131" calcext:value-type="float">
            <text:p>0.692469225199131</text:p>
          </table:table-cell>
          <table:table-cell table:formula="of:=[MEG.I19]" office:value-type="float" office:value="0.057436241176797" calcext:value-type="float">
            <text:p>0.057436241176797</text:p>
          </table:table-cell>
          <table:table-cell table:number-columns-repeated="3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MLP</text:p>
          </table:table-cell>
          <table:table-cell table:style-name="ce73" table:formula="of:=[$MEG.H4]" office:value-type="float" office:value="0.270958412" calcext:value-type="float">
            <text:p>0.270958412</text:p>
          </table:table-cell>
          <table:table-cell table:style-name="ce73" table:formula="of:=[$MEG.I4]" office:value-type="float" office:value="0.0695026846752887" calcext:value-type="float">
            <text:p>0.069502684675289</text:p>
          </table:table-cell>
          <table:table-cell/>
          <table:covered-table-cell/>
          <table:table-cell office:value-type="string" calcext:value-type="string">
            <text:p>MLP</text:p>
          </table:table-cell>
          <table:table-cell table:formula="of:=[MEG.H20]" office:value-type="float" office:value="0.663070238957277" calcext:value-type="float">
            <text:p>0.663070238957277</text:p>
          </table:table-cell>
          <table:table-cell table:formula="of:=[MEG.I20]" office:value-type="float" office:value="0.0493437956659163" calcext:value-type="float">
            <text:p>0.049343795665916</text:p>
          </table:table-cell>
          <table:table-cell table:number-columns-repeated="3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LSTM+Attention</text:p>
          </table:table-cell>
          <table:table-cell table:formula="of:=[$MEG.H5]" office:value-type="float" office:value="0.259739324" calcext:value-type="float">
            <text:p>0.259739324</text:p>
          </table:table-cell>
          <table:table-cell table:formula="of:=[$MEG.I5]" office:value-type="float" office:value="0.00803324961540036" calcext:value-type="float">
            <text:p>0.0080332496154</text:p>
          </table:table-cell>
          <table:table-cell/>
          <table:covered-table-cell/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SCNN</text:p>
          </table:table-cell>
          <table:table-cell table:formula="of:=[$MEG.H6]" office:value-type="float" office:value="0.248370752" calcext:value-type="float">
            <text:p>0.248370752</text:p>
          </table:table-cell>
          <table:table-cell table:formula="of:=[$MEG.I6]" office:value-type="float" office:value="0.0877675273808982" calcext:value-type="float">
            <text:p>0.087767527380898</text:p>
          </table:table-cell>
          <table:table-cell/>
          <table:covered-table-cell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table:style-name="ce92" office:value-type="string" calcext:value-type="string" table:number-columns-spanned="1" table:number-rows-spanned="5">
            <text:p>MEG (reduced)</text:p>
          </table:table-cell>
          <table:table-cell office:value-type="string" calcext:value-type="string">
            <text:p>Logistic Regression</text:p>
          </table:table-cell>
          <table:table-cell table:formula="of:=[$MEG.H10]" office:value-type="float" office:value="0.279386894" calcext:value-type="float">
            <text:p>0.279386894</text:p>
          </table:table-cell>
          <table:table-cell table:formula="of:=[$MEG.I10]" office:value-type="float" office:value="0.025269527421759" calcext:value-type="float">
            <text:p>0.025269527421759</text:p>
          </table:table-cell>
          <table:table-cell table:number-columns-repeated="8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Linear SVM</text:p>
          </table:table-cell>
          <table:table-cell table:style-name="ce73" table:formula="of:=[$MEG.H11]" office:value-type="float" office:value="0.285300506879073" calcext:value-type="float">
            <text:p>0.285300506879073</text:p>
          </table:table-cell>
          <table:table-cell table:style-name="ce73" table:formula="of:=[$MEG.I11]" office:value-type="float" office:value="0.00791157617067769" calcext:value-type="float">
            <text:p>0.007911576170678</text:p>
          </table:table-cell>
          <table:table-cell table:number-columns-repeated="8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SCNN</text:p>
          </table:table-cell>
          <table:table-cell table:formula="of:=[$MEG.H12]" office:value-type="float" office:value="0.224142858" calcext:value-type="float">
            <text:p>0.224142858</text:p>
          </table:table-cell>
          <table:table-cell table:formula="of:=[$MEG.I12]" office:value-type="float" office:value="0.0496284681952624" calcext:value-type="float">
            <text:p>0.049628468195262</text:p>
          </table:table-cell>
          <table:table-cell table:number-columns-repeated="8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Attention LSTM</text:p>
          </table:table-cell>
          <table:table-cell table:formula="of:=[$MEG.H13]" office:value-type="float" office:value="0.207482016" calcext:value-type="float">
            <text:p>0.207482016</text:p>
          </table:table-cell>
          <table:table-cell table:formula="of:=[$MEG.I13]" office:value-type="float" office:value="0.0690639981542195" calcext:value-type="float">
            <text:p>0.06906399815422</text:p>
          </table:table-cell>
          <table:table-cell table:number-columns-repeated="8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MLP</text:p>
          </table:table-cell>
          <table:table-cell table:style-name="ce73" table:formula="of:=[$MEG.H14]" office:value-type="float" office:value="0.28094033" calcext:value-type="float">
            <text:p>0.28094033</text:p>
          </table:table-cell>
          <table:table-cell table:style-name="ce73" table:formula="of:=[$MEG.I14]" office:value-type="float" office:value="0.0591203399545884" calcext:value-type="float">
            <text:p>0.059120339954588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4" table:number-rows-spanned="1">
            <text:p>End to End (7 Classes)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End to End (Binary)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104" office:value-type="string" calcext:value-type="string">
            <text:p>STD %</text:p>
          </table:table-cell>
          <table:table-cell table:style-name="ce104"/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110" office:value-type="string" calcext:value-type="string">
            <text:p>STD %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 table:number-columns-spanned="1" table:number-rows-spanned="2">
            <text:p>Raw MEG</text:p>
          </table:table-cell>
          <table:table-cell office:value-type="string" calcext:value-type="string">
            <text:p>LSTM+Attention</text:p>
          </table:table-cell>
          <table:table-cell table:formula="of:=[Raw.H2]" office:value-type="float" office:value="0.280935254" calcext:value-type="float">
            <text:p>0.280935254</text:p>
          </table:table-cell>
          <table:table-cell table:formula="of:=[Raw.I2]" office:value-type="float" office:value="0.0499546919648323" calcext:value-type="float">
            <text:p>0.049954691964832</text:p>
          </table:table-cell>
          <table:table-cell/>
          <table:table-cell table:style-name="ce3" office:value-type="string" calcext:value-type="string" table:number-columns-spanned="1" table:number-rows-spanned="2">
            <text:p>Raw MEG</text:p>
          </table:table-cell>
          <table:table-cell office:value-type="string" calcext:value-type="string">
            <text:p>LSTM+Attention</text:p>
          </table:table-cell>
          <table:table-cell table:formula="of:=[Raw.H5]" office:value-type="float" office:value="0.926115106" calcext:value-type="float">
            <text:p>0.926115106</text:p>
          </table:table-cell>
          <table:table-cell table:formula="of:=[Raw.I5]" office:value-type="float" office:value="0.0579201464392113" calcext:value-type="float">
            <text:p>0.057920146439211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formula="of:=[Raw.H3]" office:value-type="float" office:value="0.286386682" calcext:value-type="float">
            <text:p>0.286386682</text:p>
          </table:table-cell>
          <table:table-cell table:formula="of:=[Raw.I3]" office:value-type="float" office:value="0.0790565085724485" calcext:value-type="float">
            <text:p>0.079056508572449</text:p>
          </table:table-cell>
          <table:table-cell/>
          <table:covered-table-cell/>
          <table:table-cell office:value-type="string" calcext:value-type="string">
            <text:p>SCNN</text:p>
          </table:table-cell>
          <table:table-cell table:style-name="ce73" table:formula="of:=[Raw.H6]" office:value-type="float" office:value="0.95114286" calcext:value-type="float">
            <text:p>0.95114286</text:p>
          </table:table-cell>
          <table:table-cell table:style-name="ce73" table:formula="of:=[Raw.I6]" office:value-type="float" office:value="0.0231391677725043" calcext:value-type="float">
            <text:p>0.023139167772504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2">
          <table:table-cell table:style-name="ce4" office:value-type="string" calcext:value-type="string" table:number-columns-spanned="1" table:number-rows-spanned="3">
            <text:p>Temporal Augmentation MEG</text:p>
          </table:table-cell>
          <table:table-cell office:value-type="string" calcext:value-type="string">
            <text:p>Logistic Regression</text:p>
          </table:table-cell>
          <table:table-cell table:formula="of:=['Temporal Augmentation Raw'.H2]" office:value-type="float" office:value="0.206154958" calcext:value-type="float">
            <text:p>0.206154958</text:p>
          </table:table-cell>
          <table:table-cell table:formula="of:=['Temporal Augmentation Raw'.I2]" office:value-type="float" office:value="0.0381120086633514" calcext:value-type="float">
            <text:p>0.038112008663351</text:p>
          </table:table-cell>
          <table:table-cell/>
          <table:table-cell table:style-name="ce4" office:value-type="string" calcext:value-type="string" table:number-columns-spanned="1" table:number-rows-spanned="2">
            <text:p>Temporal Augmentation MEG</text:p>
          </table:table-cell>
          <table:table-cell office:value-type="string" calcext:value-type="string">
            <text:p>LSTM+Attention</text:p>
          </table:table-cell>
          <table:table-cell table:formula="of:=['Temporal Augmentation Raw'.H6]" office:value-type="float" office:value="0" calcext:value-type="float">
            <text:p>0</text:p>
          </table:table-cell>
          <table:table-cell table:formula="of:=['Temporal Augmentation Raw'.I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covered-table-cell table:style-name="ce6"/>
          <table:table-cell office:value-type="string" calcext:value-type="string">
            <text:p>LSTM+Attention</text:p>
          </table:table-cell>
          <table:table-cell table:formula="of:=['Temporal Augmentation Raw'.H3]" office:value-type="float" office:value="0.262563366" calcext:value-type="float">
            <text:p>0.262563366</text:p>
          </table:table-cell>
          <table:table-cell table:formula="of:=['Temporal Augmentation Raw'.I3]" office:value-type="float" office:value="0.0207250064644026" calcext:value-type="float">
            <text:p>0.020725006464403</text:p>
          </table:table-cell>
          <table:table-cell/>
          <table:covered-table-cell table:style-name="ce6"/>
          <table:table-cell office:value-type="string" calcext:value-type="string">
            <text:p>SCNN</text:p>
          </table:table-cell>
          <table:table-cell table:formula="of:=['Temporal Augmentation Raw'.H7]" office:value-type="float" office:value="0.892086330935252" calcext:value-type="float">
            <text:p>0.892086330935252</text:p>
          </table:table-cell>
          <table:table-cell table:formula="of:=['Temporal Augmentation Raw'.I7]" office:value-type="float" office:value="0.0793000276440596" calcext:value-type="float">
            <text:p>0.07930002764406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style-name="ce73" table:formula="of:=['Temporal Augmentation Raw'.H4]" office:value-type="float" office:value="0.323741007194244" calcext:value-type="float">
            <text:p>0.323741007194244</text:p>
          </table:table-cell>
          <table:table-cell table:style-name="ce73" table:formula="of:=['Temporal Augmentation Raw'.I4]" office:value-type="float" office:value="0.108749758689432" calcext:value-type="float">
            <text:p>0.108749758689432</text:p>
          </table:table-cell>
          <table:table-cell table:style-name="ce73"/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 calcext:value-type="string" table:number-columns-spanned="1" table:number-rows-spanned="2">
            <text:p>Spatial Transform MEG</text:p>
          </table:table-cell>
          <table:table-cell table:number-columns-repeated="16"/>
        </table:table-row>
        <table:table-row table:style-name="ro1">
          <table:covered-table-cell table:style-name="ce6"/>
          <table:table-cell office:value-type="string" calcext:value-type="string">
            <text:p>SCNN</text:p>
          </table:table-cell>
          <table:table-cell table:formula="of:=['Spatial Transform Raw'.H3]" office:value-type="float" office:value="0.219214288" calcext:value-type="float">
            <text:p>0.219214288</text:p>
          </table:table-cell>
          <table:table-cell table:formula="of:=['Spatial Transform Raw'.I3]" office:value-type="float" office:value="0.0220322726161572" calcext:value-type="float">
            <text:p>0.022032272616157</text:p>
          </table:table-cell>
          <table:table-cell table:number-columns-repeated="13"/>
        </table:table-row>
        <table:table-row table:style-name="ro1">
          <table:table-cell table:number-columns-repeated="16"/>
          <table:table-cell office:value-type="string" calcext:value-type="string">
            <text:p><text:s text:c="2"/>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Spatial Augmentation MEG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formula="of:=['Spatial  Augmentation Raw'.H3]" office:value-type="float" office:value="0.150470673425055" calcext:value-type="float">
            <text:p>0.150470673425055</text:p>
          </table:table-cell>
          <table:table-cell table:formula="of:=['Spatial  Augmentation Raw'.I3]" office:value-type="float" office:value="0.0510053934161658" calcext:value-type="float">
            <text:p>0.051005393416166</text:p>
          </table:table-cell>
          <table:table-cell table:number-columns-repeated="13"/>
        </table:table-row>
        <calcext:conditional-formats>
          <calcext:conditional-format calcext:target-range-address="Summary.D2:Summary.E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D8:Summary.E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7:Summary.I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2:Summary.I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N2:Summary.N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D23:Summary.E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23:Summary.I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near Regression" table:style-name="ta1">
        <table:table-column table:style-name="co11" table:default-cell-style-name="Default"/>
        <table:table-column table:style-name="co10" table:number-columns-repeated="11" table:default-cell-style-name="Default"/>
        <table:table-column table:style-name="co12" table:default-cell-style-name="Default"/>
        <table:table-column table:style-name="co10" table:number-columns-repeated="4" table:default-cell-style-name="Default"/>
        <table:table-row table:style-name="ro1" table:number-rows-repeated="37">
          <table:table-cell table:number-columns-repeated="17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Fold 1</text:p>
          </table:table-cell>
          <table:covered-table-cell/>
          <table:table-cell table:style-name="ce177" office:value-type="string" calcext:value-type="string" table:number-columns-spanned="2" table:number-rows-spanned="1">
            <text:p>Fold 2</text:p>
          </table:table-cell>
          <table:covered-table-cell/>
          <table:table-cell table:style-name="ce177" office:value-type="string" calcext:value-type="string" table:number-columns-spanned="2" table:number-rows-spanned="1">
            <text:p>Fold 3</text:p>
          </table:table-cell>
          <table:covered-table-cell/>
          <table:table-cell table:style-name="ce177" office:value-type="string" calcext:value-type="string" table:number-columns-spanned="2" table:number-rows-spanned="1">
            <text:p>Fold 4</text:p>
          </table:table-cell>
          <table:covered-table-cell/>
          <table:table-cell table:style-name="ce177" office:value-type="string" calcext:value-type="string" table:number-columns-spanned="2" table:number-rows-spanned="1">
            <text:p>Fold 5</text:p>
          </table:table-cell>
          <table:covered-table-cell/>
          <table:table-cell/>
          <table:table-cell office:value-type="string" calcext:value-type="string">
            <text:p>RMSE – Mean</text:p>
          </table:table-cell>
          <table:table-cell office:value-type="string" calcext:value-type="string">
            <text:p>RMSE – std</text:p>
          </table:table-cell>
          <table:table-cell/>
          <table:table-cell office:value-type="string" calcext:value-type="string">
            <text:p>MAE – Mean</text:p>
          </table:table-cell>
          <table:table-cell office:value-type="string" calcext:value-type="string">
            <text:p>MAE – std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table:number-columns-repeated="6"/>
        </table:table-row>
        <table:table-row table:style-name="ro1">
          <table:table-cell table:style-name="ce73" office:value-type="string" calcext:value-type="string">
            <text:p>Audio</text:p>
          </table:table-cell>
          <table:table-cell office:value-type="float" office:value="16.21723762" calcext:value-type="float">
            <text:p>16.21723762</text:p>
          </table:table-cell>
          <table:table-cell office:value-type="float" office:value="2.90828081" calcext:value-type="float">
            <text:p>2.90828081</text:p>
          </table:table-cell>
          <table:table-cell office:value-type="float" office:value="20.56489411" calcext:value-type="float">
            <text:p>20.56489411</text:p>
          </table:table-cell>
          <table:table-cell office:value-type="float" office:value="3.14956851" calcext:value-type="float">
            <text:p>3.14956851</text:p>
          </table:table-cell>
          <table:table-cell office:value-type="float" office:value="19.25982166" calcext:value-type="float">
            <text:p>19.25982166</text:p>
          </table:table-cell>
          <table:table-cell office:value-type="float" office:value="3.20304821" calcext:value-type="float">
            <text:p>3.20304821</text:p>
          </table:table-cell>
          <table:table-cell office:value-type="float" office:value="22.79323145" calcext:value-type="float">
            <text:p>22.79323145</text:p>
          </table:table-cell>
          <table:table-cell office:value-type="float" office:value="3.80240983" calcext:value-type="float">
            <text:p>3.80240983</text:p>
          </table:table-cell>
          <table:table-cell office:value-type="float" office:value="27.41553391" calcext:value-type="float">
            <text:p>27.41553391</text:p>
          </table:table-cell>
          <table:table-cell office:value-type="float" office:value="3.63546776" calcext:value-type="float">
            <text:p>3.63546776</text:p>
          </table:table-cell>
          <table:table-cell/>
          <table:table-cell table:formula="of:=AVERAGE(SQRT([.B40]); SQRT([.D40]); SQRT([.F40]); SQRT([.H40]); SQRT([.J40]))" office:value-type="float" office:value="4.59214560220735" calcext:value-type="float">
            <text:p>4.59214560220735</text:p>
          </table:table-cell>
          <table:table-cell table:style-name="ce180" table:formula="of:=STDEV(SQRT([.B40]); SQRT([.D40]); SQRT([.F40]); SQRT([.H40]); SQRT([.J40]))" office:value-type="float" office:value="0.450475468432658" calcext:value-type="float">
            <text:p>0.450475468432658</text:p>
          </table:table-cell>
          <table:table-cell table:style-name="ce180"/>
          <table:table-cell table:formula="of:=AVERAGE([.C40];[.E40];[.G40];[.I40];[.K40])" office:value-type="float" office:value="3.339755024" calcext:value-type="float">
            <text:p>3.339755024</text:p>
          </table:table-cell>
          <table:table-cell table:formula="of:=STDEV([.C40];[.E40];[.G40];[.I40];[.K40])" office:value-type="float" office:value="0.368281533679033" calcext:value-type="float">
            <text:p>0.368281533679033</text:p>
          </table:table-cell>
        </table:table-row>
        <table:table-row table:style-name="ro1">
          <table:table-cell table:number-columns-repeated="13"/>
          <table:table-cell table:style-name="ce180" table:number-columns-repeated="2"/>
          <table:table-cell table:number-columns-repeated="2"/>
        </table:table-row>
        <table:table-row table:style-name="ro1">
          <table:table-cell table:style-name="ce73" office:value-type="string" calcext:value-type="string">
            <text:p>MEG</text:p>
          </table:table-cell>
          <table:table-cell office:value-type="float" office:value="152.91439896" calcext:value-type="float">
            <text:p>152.91439896</text:p>
          </table:table-cell>
          <table:table-cell office:value-type="float" office:value="7.24190565" calcext:value-type="float">
            <text:p>7.24190565</text:p>
          </table:table-cell>
          <table:table-cell office:value-type="float" office:value="99.92487476" calcext:value-type="float">
            <text:p>99.92487476</text:p>
          </table:table-cell>
          <table:table-cell office:value-type="float" office:value="5.13079507" calcext:value-type="float">
            <text:p>5.13079507</text:p>
          </table:table-cell>
          <table:table-cell office:value-type="float" office:value="165.25380983" calcext:value-type="float">
            <text:p>165.25380983</text:p>
          </table:table-cell>
          <table:table-cell office:value-type="float" office:value="7.39580814" calcext:value-type="float">
            <text:p>7.39580814</text:p>
          </table:table-cell>
          <table:table-cell office:value-type="float" office:value="2358.17112999" calcext:value-type="float">
            <text:p>2358.17112999</text:p>
          </table:table-cell>
          <table:table-cell office:value-type="float" office:value="23.91751537" calcext:value-type="float">
            <text:p>23.91751537</text:p>
          </table:table-cell>
          <table:table-cell office:value-type="float" office:value="130.82728002" calcext:value-type="float">
            <text:p>130.82728002</text:p>
          </table:table-cell>
          <table:table-cell office:value-type="float" office:value="6.11356338" calcext:value-type="float">
            <text:p>6.11356338</text:p>
          </table:table-cell>
          <table:table-cell/>
          <table:table-cell table:formula="of:=AVERAGE(SQRT([.B42]); SQRT([.D42]); SQRT([.F42]); SQRT([.H42]); SQRT([.J42]))" office:value-type="float" office:value="19.0432374163721" calcext:value-type="float">
            <text:p>19.0432374163721</text:p>
          </table:table-cell>
          <table:table-cell table:style-name="ce180" table:formula="of:=STDEV(SQRT([.B42]); SQRT([.D42]); SQRT([.F42]); SQRT([.H42]); SQRT([.J42]))" office:value-type="float" office:value="16.536830387641" calcext:value-type="float">
            <text:p>16.536830387641</text:p>
          </table:table-cell>
          <table:table-cell table:style-name="ce180"/>
          <table:table-cell table:formula="of:=AVERAGE([.C42];[.E42];[.G42];[.I42];[.K42])" office:value-type="float" office:value="9.959917522" calcext:value-type="float">
            <text:p>9.959917522</text:p>
          </table:table-cell>
          <table:table-cell table:formula="of:=STDEV([.C42];[.E42];[.G42];[.I42];[.K42])" office:value-type="float" office:value="7.85639304941808" calcext:value-type="float">
            <text:p>7.85639304941808</text:p>
          </table:table-cell>
        </table:table-row>
        <table:table-row table:style-name="ro1">
          <table:table-cell table:style-name="ce73" office:value-type="string" calcext:value-type="string">
            <text:p>MEG(red)</text:p>
          </table:table-cell>
          <table:table-cell office:value-type="float" office:value="16.15973283" calcext:value-type="float">
            <text:p>16.15973283</text:p>
          </table:table-cell>
          <table:table-cell office:value-type="float" office:value="3.0783939" calcext:value-type="float">
            <text:p>3.0783939</text:p>
          </table:table-cell>
          <table:table-cell office:value-type="float" office:value="17.30198562" calcext:value-type="float">
            <text:p>17.30198562</text:p>
          </table:table-cell>
          <table:table-cell office:value-type="float" office:value="3.09074298" calcext:value-type="float">
            <text:p>3.09074298</text:p>
          </table:table-cell>
          <table:table-cell office:value-type="float" office:value="22.53398593" calcext:value-type="float">
            <text:p>22.53398593</text:p>
          </table:table-cell>
          <table:table-cell office:value-type="float" office:value="3.28812349" calcext:value-type="float">
            <text:p>3.28812349</text:p>
          </table:table-cell>
          <table:table-cell office:value-type="float" office:value="29.50414379" calcext:value-type="float">
            <text:p>29.50414379</text:p>
          </table:table-cell>
          <table:table-cell office:value-type="float" office:value="3.14891282" calcext:value-type="float">
            <text:p>3.14891282</text:p>
          </table:table-cell>
          <table:table-cell office:value-type="float" office:value="84.16629902" calcext:value-type="float">
            <text:p>84.16629902</text:p>
          </table:table-cell>
          <table:table-cell office:value-type="float" office:value="3.80544454" calcext:value-type="float">
            <text:p>3.80544454</text:p>
          </table:table-cell>
          <table:table-cell/>
          <table:table-cell table:formula="of:=AVERAGE(SQRT([.B43]); SQRT([.D43]); SQRT([.F43]); SQRT([.H43]); SQRT([.J43]))" office:value-type="float" office:value="5.50649422058101" calcext:value-type="float">
            <text:p>5.50649422058101</text:p>
          </table:table-cell>
          <table:table-cell table:style-name="ce180" table:formula="of:=STDEV(SQRT([.B43]); SQRT([.D43]); SQRT([.F43]); SQRT([.H43]); SQRT([.J43]))" office:value-type="float" office:value="2.12477964643042" calcext:value-type="float">
            <text:p>2.12477964643042</text:p>
          </table:table-cell>
          <table:table-cell table:style-name="ce180"/>
          <table:table-cell table:formula="of:=AVERAGE([.C43];[.E43];[.G43];[.I43];[.K43])" office:value-type="float" office:value="3.282323546" calcext:value-type="float">
            <text:p>3.282323546</text:p>
          </table:table-cell>
          <table:table-cell table:formula="of:=STDEV([.C43];[.E43];[.G43];[.I43];[.K43])" office:value-type="float" office:value="0.304046891659972" calcext:value-type="float">
            <text:p>0.304046891659972</text:p>
          </table:table-cell>
        </table:table-row>
        <table:table-row table:style-name="ro1">
          <table:table-cell table:number-columns-repeated="13"/>
          <table:table-cell table:style-name="ce180"/>
          <table:table-cell table:number-columns-repeated="3"/>
        </table:table-row>
        <table:table-row table:style-name="ro1">
          <table:table-cell table:style-name="ce73" office:value-type="string" calcext:value-type="string">
            <text:p>Audio + MEG</text:p>
          </table:table-cell>
          <table:table-cell table:style-name="ce179" office:value-type="float" office:value="11834.001" calcext:value-type="float">
            <text:p>11,834.00</text:p>
          </table:table-cell>
          <table:table-cell office:value-type="float" office:value="108.78419495" calcext:value-type="float">
            <text:p>108.78419495</text:p>
          </table:table-cell>
          <table:table-cell table:style-name="ce179" office:value-type="float" office:value="113.722595" calcext:value-type="float">
            <text:p>113.72</text:p>
          </table:table-cell>
          <table:table-cell office:value-type="float" office:value="10.66407967" calcext:value-type="float">
            <text:p>10.66407967</text:p>
          </table:table-cell>
          <table:table-cell table:style-name="ce179" office:value-type="float" office:value="8.54520226" calcext:value-type="float">
            <text:p>8.55</text:p>
          </table:table-cell>
          <table:table-cell office:value-type="float" office:value="2.92321777" calcext:value-type="float">
            <text:p>2.92321777</text:p>
          </table:table-cell>
          <table:table-cell table:style-name="ce179" office:value-type="float" office:value="20390.459" calcext:value-type="float">
            <text:p>20,390.46</text:p>
          </table:table-cell>
          <table:table-cell office:value-type="float" office:value="142.79516602" calcext:value-type="float">
            <text:p>142.79516602</text:p>
          </table:table-cell>
          <table:table-cell table:style-name="ce179" office:value-type="float" office:value="2864.75635" calcext:value-type="float">
            <text:p>2,864.76</text:p>
          </table:table-cell>
          <table:table-cell office:value-type="float" office:value="53.52341843" calcext:value-type="float">
            <text:p>53.52341843</text:p>
          </table:table-cell>
          <table:table-cell/>
          <table:table-cell table:formula="of:=AVERAGE(SQRT([.B45]); SQRT([.D45]); SQRT([.F45]); SQRT([.H45]); SQRT([.J45]))" office:value-type="float" office:value="63.7380150533065" calcext:value-type="float">
            <text:p>63.7380150533065</text:p>
          </table:table-cell>
          <table:table-cell table:style-name="ce180" table:formula="of:=STDEV(SQRT([.B45]); SQRT([.D45]); SQRT([.F45]); SQRT([.H45]); SQRT([.J45]))" office:value-type="float" office:value="61.0303435443844" calcext:value-type="float">
            <text:p>61.0303435443844</text:p>
          </table:table-cell>
          <table:table-cell/>
          <table:table-cell table:formula="of:=AVERAGE([.C45];[.E45];[.G45];[.I45];[.K45])" office:value-type="float" office:value="63.738015368" calcext:value-type="float">
            <text:p>63.738015368</text:p>
          </table:table-cell>
          <table:table-cell table:formula="of:=STDEV([.C45];[.E45];[.G45];[.I45];[.K45])" office:value-type="float" office:value="61.0303441169099" calcext:value-type="float">
            <text:p>61.0303441169099</text:p>
          </table:table-cell>
        </table:table-row>
        <table:table-row table:style-name="ro1">
          <table:table-cell table:style-name="ce73" office:value-type="string" calcext:value-type="string">
            <text:p>Audio + MEG (red.)</text:p>
          </table:table-cell>
          <table:table-cell office:value-type="float" office:value="0.07552831" calcext:value-type="float">
            <text:p>0.07552831</text:p>
          </table:table-cell>
          <table:table-cell office:value-type="float" office:value="0.27482414" calcext:value-type="float">
            <text:p>0.27482414</text:p>
          </table:table-cell>
          <table:table-cell office:value-type="float" office:value="5.53384781" calcext:value-type="float">
            <text:p>5.53384781</text:p>
          </table:table-cell>
          <table:table-cell office:value-type="float" office:value="2.35241318" calcext:value-type="float">
            <text:p>2.35241318</text:p>
          </table:table-cell>
          <table:table-cell office:value-type="float" office:value="8.89435101" calcext:value-type="float">
            <text:p>8.89435101</text:p>
          </table:table-cell>
          <table:table-cell office:value-type="float" office:value="2.98233986" calcext:value-type="float">
            <text:p>2.98233986</text:p>
          </table:table-cell>
          <table:table-cell office:value-type="float" office:value="35.91950226" calcext:value-type="float">
            <text:p>35.91950226</text:p>
          </table:table-cell>
          <table:table-cell office:value-type="float" office:value="5.99328804" calcext:value-type="float">
            <text:p>5.99328804</text:p>
          </table:table-cell>
          <table:table-cell office:value-type="float" office:value="10.68131733" calcext:value-type="float">
            <text:p>10.68131733</text:p>
          </table:table-cell>
          <table:table-cell office:value-type="float" office:value="3.26822853" calcext:value-type="float">
            <text:p>3.26822853</text:p>
          </table:table-cell>
          <table:table-cell/>
          <table:table-cell table:formula="of:=AVERAGE(SQRT([.B46]); SQRT([.D46]); SQRT([.F46]); SQRT([.H46]); SQRT([.J46]))" office:value-type="float" office:value="2.97421875156317" calcext:value-type="float">
            <text:p>2.97421875156317</text:p>
          </table:table-cell>
          <table:table-cell table:style-name="ce180" table:formula="of:=STDEV(SQRT([.B46]); SQRT([.D46]); SQRT([.F46]); SQRT([.H46]); SQRT([.J46]))" office:value-type="float" office:value="2.05393894804898" calcext:value-type="float">
            <text:p>2.05393894804898</text:p>
          </table:table-cell>
          <table:table-cell/>
          <table:table-cell table:formula="of:=AVERAGE([.C46];[.E46];[.G46];[.I46];[.K46])" office:value-type="float" office:value="2.97421875" calcext:value-type="float">
            <text:p>2.97421875</text:p>
          </table:table-cell>
          <table:table-cell table:formula="of:=STDEV([.C46];[.E46];[.G46];[.I46];[.K46])" office:value-type="float" office:value="2.05393892973747" calcext:value-type="float">
            <text:p>2.05393892973747</text:p>
          </table:table-cell>
        </table:table-row>
      </table:table>
      <table:table table:name="Audio" table:style-name="ta1">
        <table:shapes>
          <draw:frame draw:z-index="1" draw:style-name="gr1" draw:text-style-name="P1" svg:width="160.03mm" svg:height="90.04mm" svg:x="15.12mm" svg:y="285.01mm">
            <loext:p draw:notify-on-update-of-ranges="Audio.A2:Audio.A5 Audio.H1:Audio.H1 Audio.H2:Audio.H5 Audio.I2:Audio.I5 Audio.I2:Audio.I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3" table:default-cell-style-name="Default"/>
        <table:table-column table:style-name="co10" table:number-columns-repeated="8" table:default-cell-style-name="Default"/>
        <table:table-column table:style-name="co14" table:default-cell-style-name="Default"/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18428676" calcext:value-type="float">
            <text:p>0.18428676</text:p>
          </table:table-cell>
          <table:table-cell office:value-type="float" office:value="0.19804491" calcext:value-type="float">
            <text:p>0.19804491</text:p>
          </table:table-cell>
          <table:table-cell office:value-type="float" office:value="0.15025345" calcext:value-type="float">
            <text:p>0.15025345</text:p>
          </table:table-cell>
          <table:table-cell office:value-type="float" office:value="0.22881971" calcext:value-type="float">
            <text:p>0.22881971</text:p>
          </table:table-cell>
          <table:table-cell/>
          <table:table-cell table:formula="of:=AVERAGE([.B2:.F2])" office:value-type="float" office:value="0.175162936" calcext:value-type="float">
            <text:p>0.175162936</text:p>
          </table:table-cell>
          <table:table-cell table:formula="of:=STDEV([.B2:.F2])" office:value-type="float" office:value="0.0441511558340048" calcext:value-type="float">
            <text:p>0.044151155834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6908038" calcext:value-type="float">
            <text:p>0.16908038</text:p>
          </table:table-cell>
          <table:table-cell office:value-type="float" office:value="0.09522086" calcext:value-type="float">
            <text:p>0.09522086</text:p>
          </table:table-cell>
          <table:table-cell office:value-type="float" office:value="0.15858075" calcext:value-type="float">
            <text:p>0.15858075</text:p>
          </table:table-cell>
          <table:table-cell office:value-type="float" office:value="0.22085447" calcext:value-type="float">
            <text:p>0.22085447</text:p>
          </table:table-cell>
          <table:table-cell office:value-type="float" office:value="0.21832007" calcext:value-type="float">
            <text:p>0.21832007</text:p>
          </table:table-cell>
          <table:table-cell/>
          <table:table-cell table:formula="of:=AVERAGE([.B3:.F3])" office:value-type="float" office:value="0.172411306" calcext:value-type="float">
            <text:p>0.172411306</text:p>
          </table:table-cell>
          <table:table-cell table:formula="of:=STDEV([.B3:.F3])" office:value-type="float" office:value="0.0515148013955798" calcext:value-type="float">
            <text:p>0.05151480139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18682115" calcext:value-type="float">
            <text:p>0.18682115</text:p>
          </table:table-cell>
          <table:table-cell office:value-type="float" office:value="0.19840696" calcext:value-type="float">
            <text:p>0.19840696</text:p>
          </table:table-cell>
          <table:table-cell office:value-type="float" office:value="0.12744388" calcext:value-type="float">
            <text:p>0.12744388</text:p>
          </table:table-cell>
          <table:table-cell office:value-type="float" office:value="0.15097756" calcext:value-type="float">
            <text:p>0.15097756</text:p>
          </table:table-cell>
          <table:table-cell office:value-type="float" office:value="0.28312817" calcext:value-type="float">
            <text:p>0.28312817</text:p>
          </table:table-cell>
          <table:table-cell/>
          <table:table-cell table:formula="of:=AVERAGE([.B4:.F4])" office:value-type="float" office:value="0.189355544" calcext:value-type="float">
            <text:p>0.189355544</text:p>
          </table:table-cell>
          <table:table-cell table:formula="of:=STDEV([.B4:.F4])" office:value-type="float" office:value="0.0595558151372335" calcext:value-type="float">
            <text:p>0.059555815137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6061624" calcext:value-type="float">
            <text:p>0.26061624</text:p>
          </table:table-cell>
          <table:table-cell office:value-type="float" office:value="0.30870448" calcext:value-type="float">
            <text:p>0.30870448</text:p>
          </table:table-cell>
          <table:table-cell office:value-type="float" office:value="0.13107143" calcext:value-type="float">
            <text:p>0.13107143</text:p>
          </table:table-cell>
          <table:table-cell office:value-type="float" office:value="0.20472689" calcext:value-type="float">
            <text:p>0.20472689</text:p>
          </table:table-cell>
          <table:table-cell office:value-type="float" office:value="0.28321429" calcext:value-type="float">
            <text:p>0.28321429</text:p>
          </table:table-cell>
          <table:table-cell/>
          <table:table-cell table:formula="of:=AVERAGE([.B5:.F5])" office:value-type="float" office:value="0.237666666" calcext:value-type="float">
            <text:p>0.237666666</text:p>
          </table:table-cell>
          <table:table-cell table:formula="of:=STDEV([.B5:.F5])" office:value-type="float" office:value="0.0708787930158791" calcext:value-type="float">
            <text:p>0.070878793015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office:annotation office:display="true" draw:style-name="gr2" draw:text-style-name="P3" svg:width="28.99mm" svg:height="29.66mm" svg:x="95.81mm" svg:y="79.56mm" draw:caption-point-x="-22.31mm" draw:caption-point-y="-56.89mm">
              <dc:date>2017-11-28T00:00:00</dc:date>
              <text:p text:style-name="P2"><text:span text:style-name="T1">This was really </text:span><text:span text:style-name="T1">ineffective for the </text:span><text:span text:style-name="T1">Audio dataset. </text:span><text:span text:style-name="T1">Pretty much </text:span><text:span text:style-name="T1">learned to predict </text:span><text:span text:style-name="T1">single categories.</text:span></text:p>
            </office:annotation>
            <text:p>SCNN</text:p>
          </table:table-cell>
          <table:table-cell office:value-type="float" office:value="0.19188994" calcext:value-type="float">
            <text:p>0.19188994</text:p>
          </table:table-cell>
          <table:table-cell office:value-type="float" office:value="0.12056481" calcext:value-type="float">
            <text:p>0.12056481</text:p>
          </table:table-cell>
          <table:table-cell office:value-type="float" office:value="0.15677046" calcext:value-type="float">
            <text:p>0.15677046</text:p>
          </table:table-cell>
          <table:table-cell office:value-type="float" office:value="0.11187545" calcext:value-type="float">
            <text:p>0.11187545</text:p>
          </table:table-cell>
          <table:table-cell office:value-type="float" office:value="0.19913107" calcext:value-type="float">
            <text:p>0.19913107</text:p>
          </table:table-cell>
          <table:table-cell/>
          <table:table-cell table:formula="of:=AVERAGE([.B6:.F6])" office:value-type="float" office:value="0.156046346" calcext:value-type="float">
            <text:p>0.156046346</text:p>
          </table:table-cell>
          <table:table-cell table:formula="of:=STDEV([.B6:.F6])" office:value-type="float" office:value="0.0398484267708278" calcext:value-type="float">
            <text:p>0.03984842677082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inary SCNN</text:p>
          </table:table-cell>
          <table:table-cell table:number-columns-repeated="17"/>
        </table:table-row>
        <table:table-row table:style-name="ro1">
          <table:table-cell table:style-name="ce73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00" table:number-columns-repeated="7"/>
          <table:table-cell table:number-columns-repeated="3"/>
          <table:table-cell table:style-name="ce51"/>
          <table:table-cell table:style-name="ce96"/>
          <table:table-cell table:style-name="ce102"/>
          <table:table-cell table:style-name="ce108"/>
          <table:table-cell table:style-name="ce114"/>
          <table:table-cell table:style-name="ce121"/>
          <table:table-cell table:style-name="ce115"/>
        </table:table-row>
        <table:table-row table:style-name="ro1">
          <table:table-cell/>
          <table:table-cell table:style-name="ce100" table:number-columns-repeated="7"/>
          <table:table-cell table:number-columns-repeated="3"/>
          <table:table-cell table:style-name="ce57"/>
          <table:table-cell table:style-name="ce96"/>
          <table:table-cell table:style-name="ce102"/>
          <table:table-cell table:style-name="ce108"/>
          <table:table-cell table:style-name="ce114"/>
          <table:table-cell table:style-name="ce121"/>
          <table:table-cell table:style-name="ce115"/>
        </table:table-row>
        <table:table-row table:style-name="ro1">
          <table:table-cell/>
          <table:table-cell table:style-name="ce100" table:number-columns-repeated="7"/>
          <table:table-cell table:number-columns-repeated="3"/>
          <table:table-cell table:style-name="ce51"/>
          <table:table-cell table:style-name="ce96"/>
          <table:table-cell table:style-name="ce102"/>
          <table:table-cell table:style-name="ce108"/>
          <table:table-cell table:style-name="ce114"/>
          <table:table-cell table:style-name="ce121"/>
          <table:table-cell table:style-name="ce115"/>
        </table:table-row>
        <table:table-row table:style-name="ro1" table:number-rows-repeated="4">
          <table:table-cell/>
          <table:table-cell table:style-name="ce100" table:number-columns-repeated="9"/>
          <table:table-cell/>
          <table:table-cell table:style-name="ce51"/>
          <table:table-cell table:style-name="ce96"/>
          <table:table-cell table:style-name="ce102"/>
          <table:table-cell table:style-name="ce108"/>
          <table:table-cell table:style-name="ce114"/>
          <table:table-cell table:style-name="ce121"/>
          <table:table-cell table:style-name="ce115"/>
        </table:table-row>
        <table:table-row table:style-name="ro1">
          <table:table-cell table:style-name="ce100"/>
          <table:table-cell table:number-columns-repeated="7"/>
          <table:table-cell table:style-name="ce100" table:number-columns-repeated="7"/>
          <table:table-cell table:number-columns-repeated="3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3"/>
        </table:table-row>
        <table:table-row table:style-name="ro1">
          <table:table-cell/>
          <table:table-cell table:style-name="ce100" table:number-columns-repeated="7"/>
          <table:table-cell table:number-columns-repeated="3"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>
          <table:table-cell/>
          <table:table-cell table:style-name="ce100" table:number-columns-repeated="7"/>
          <table:table-cell table:number-columns-repeated="3"/>
          <table:table-cell table:style-name="ce26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 table:number-rows-repeated="2">
          <table:table-cell/>
          <table:table-cell table:style-name="ce100" table:number-columns-repeated="7"/>
          <table:table-cell table:number-columns-repeated="3"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 table:number-rows-repeated="3">
          <table:table-cell/>
          <table:table-cell table:style-name="ce100" table:number-columns-repeated="9"/>
          <table:table-cell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3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8"/>
        </table:table-row>
        <table:table-row table:style-name="ro1">
          <table:table-cell/>
          <table:table-cell table:style-name="ce100" table:number-columns-repeated="9"/>
          <table:table-cell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>
          <table:table-cell/>
          <table:table-cell table:style-name="ce100" table:number-columns-repeated="7"/>
          <table:table-cell table:number-columns-repeated="3"/>
          <table:table-cell table:style-name="ce29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 table:number-rows-repeated="2">
          <table:table-cell/>
          <table:table-cell table:style-name="ce100" table:number-columns-repeated="7"/>
          <table:table-cell table:number-columns-repeated="3"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 table:number-rows-repeated="3">
          <table:table-cell/>
          <table:table-cell table:style-name="ce100" table:number-columns-repeated="9"/>
          <table:table-cell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3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3"/>
        </table:table-row>
        <table:table-row table:style-name="ro1">
          <table:table-cell/>
          <table:table-cell table:style-name="ce100" table:number-columns-repeated="9"/>
          <table:table-cell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/>
          <table:table-cell table:style-name="ce100" table:number-columns-repeated="7"/>
          <table:table-cell table:number-columns-repeated="3"/>
          <table:table-cell table:style-name="ce31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/>
          <table:table-cell table:style-name="ce100" table:number-columns-repeated="7"/>
          <table:table-cell table:number-columns-repeated="3"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 table:number-rows-repeated="4">
          <table:table-cell/>
          <table:table-cell table:style-name="ce100" table:number-columns-repeated="6"/>
          <table:table-cell table:number-columns-repeated="4"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 table:number-columns-repeated="18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00" table:number-columns-repeated="2"/>
          <table:table-cell/>
          <table:table-cell table:style-name="ce32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>
          <table:table-cell table:number-columns-repeated="11"/>
          <table:table-cell table:style-name="ce33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 table:number-rows-repeated="5">
          <table:table-cell table:number-columns-repeated="11"/>
          <table:table-cell table:style-name="ce32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5"/>
          <table:table-cell table:style-name="ce134"/>
          <table:table-cell table:number-columns-repeated="2"/>
        </table:table-row>
        <table:table-row table:style-name="ro1" table:number-rows-repeated="4">
          <table:table-cell table:number-columns-repeated="16"/>
          <table:table-cell table:style-name="ce134"/>
          <table:table-cell/>
        </table:table-row>
        <table:table-row table:style-name="ro1">
          <table:table-cell table:number-columns-repeated="16"/>
          <table:table-cell table:style-name="ce134"/>
          <table:table-cell/>
        </table:table-row>
        <calcext:conditional-formats>
          <calcext:conditional-format calcext:target-range-address="Audio.L13:Audio.L17 Audio.L11:Audio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12:Audio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11:Audio.M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11:Audio.N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11:Audio.O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11:Audio.P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11:Audio.Q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11:Audio.R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3:Audio.L27 Audio.L21:Audio.L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2:Audio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21:Audio.M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21:Audio.N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21:Audio.O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21:Audio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21:Audio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21:Audio.R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3:Audio.L37 Audio.L31:Audio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2:Audio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31:Audio.M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31:Audio.N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31:Audio.O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31:Audio.P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31:Audio.Q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31:Audio.R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3:Audio.L47 Audio.L41:Audio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2:Audio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1:Audio.M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1:Audio.N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1:Audio.O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1:Audio.P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1:Audio.Q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1:Audio.R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3:Audio.L57 Audio.L51:Audio.L5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2:Audio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1:Audio.M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1:Audio.N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1:Audio.O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1:Audio.P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1:Audio.Q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1:Audio.R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MEG" table:style-name="ta1">
        <table:table-column table:style-name="co15" table:default-cell-style-name="Default"/>
        <table:table-column table:style-name="co16" table:default-cell-style-name="Default"/>
        <table:table-column table:style-name="co10" table:number-columns-repeated="5" table:default-cell-style-name="Default"/>
        <table:table-column table:style-name="co16" table:default-cell-style-name="Default"/>
        <table:table-column table:style-name="co10" table:number-columns-repeated="10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803041" calcext:value-type="float">
            <text:p>0.11803041</text:p>
          </table:table-cell>
          <table:table-cell office:value-type="float" office:value="0.11477191" calcext:value-type="float">
            <text:p>0.11477191</text:p>
          </table:table-cell>
          <table:table-cell office:value-type="float" office:value="0.25090515" calcext:value-type="float">
            <text:p>0.25090515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165387402" calcext:value-type="float">
            <text:p>0.165387402</text:p>
          </table:table-cell>
          <table:table-cell table:formula="of:=STDEV([.B2:.F2])" office:value-type="float" office:value="0.068447541799376" calcext:value-type="float">
            <text:p>0.068447541799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2516341" calcext:value-type="float">
            <text:p>0.12516341</text:p>
          </table:table-cell>
          <table:table-cell office:value-type="float" office:value="0.25488778" calcext:value-type="float">
            <text:p>0.25488778</text:p>
          </table:table-cell>
          <table:table-cell office:value-type="float" office:value="0.21868213" calcext:value-type="float">
            <text:p>0.21868213</text:p>
          </table:table-cell>
          <table:table-cell office:value-type="float" office:value="0.23099205" calcext:value-type="float">
            <text:p>0.23099205</text:p>
          </table:table-cell>
          <table:table-cell office:value-type="float" office:value="0.128168" calcext:value-type="float">
            <text:p>0.128168</text:p>
          </table:table-cell>
          <table:table-cell/>
          <table:table-cell table:formula="of:=AVERAGE([.B3:.F3])" office:value-type="float" office:value="0.191578674" calcext:value-type="float">
            <text:p>0.191578674</text:p>
          </table:table-cell>
          <table:table-cell table:formula="of:=STDEV([.B3:.F3])" office:value-type="float" office:value="0.0606793937566628" calcext:value-type="float">
            <text:p>0.0606793937566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3323689" calcext:value-type="float">
            <text:p>0.3323689</text:p>
          </table:table-cell>
          <table:table-cell office:value-type="float" office:value="0.29547921" calcext:value-type="float">
            <text:p>0.29547921</text:p>
          </table:table-cell>
          <table:table-cell office:value-type="float" office:value="0.15732369" calcext:value-type="float">
            <text:p>0.15732369</text:p>
          </table:table-cell>
          <table:table-cell office:value-type="float" office:value="0.25605787" calcext:value-type="float">
            <text:p>0.25605787</text:p>
          </table:table-cell>
          <table:table-cell office:value-type="float" office:value="0.31356239" calcext:value-type="float">
            <text:p>0.31356239</text:p>
          </table:table-cell>
          <table:table-cell/>
          <table:table-cell table:formula="of:=AVERAGE([.B4:.F4])" office:value-type="float" office:value="0.270958412" calcext:value-type="float">
            <text:p>0.270958412</text:p>
          </table:table-cell>
          <table:table-cell table:formula="of:=STDEV([.B4:.F4])" office:value-type="float" office:value="0.0695026846752887" calcext:value-type="float">
            <text:p>0.069502684675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5235337" calcext:value-type="float">
            <text:p>0.25235337</text:p>
          </table:table-cell>
          <table:table-cell office:value-type="float" office:value="0.26249095" calcext:value-type="float">
            <text:p>0.26249095</text:p>
          </table:table-cell>
          <table:table-cell office:value-type="float" office:value="0.25778422" calcext:value-type="float">
            <text:p>0.25778422</text:p>
          </table:table-cell>
          <table:table-cell office:value-type="float" office:value="0.27226648" calcext:value-type="float">
            <text:p>0.27226648</text:p>
          </table:table-cell>
          <table:table-cell office:value-type="float" office:value="0.2538016" calcext:value-type="float">
            <text:p>0.2538016</text:p>
          </table:table-cell>
          <table:table-cell/>
          <table:table-cell table:formula="of:=AVERAGE([.B5:.F5])" office:value-type="float" office:value="0.259739324" calcext:value-type="float">
            <text:p>0.259739324</text:p>
          </table:table-cell>
          <table:table-cell table:formula="of:=STDEV([.B5:.F5])" office:value-type="float" office:value="0.00803324961540036" calcext:value-type="float">
            <text:p>0.0080332496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313541" calcext:value-type="float">
            <text:p>0.2313541</text:p>
          </table:table-cell>
          <table:table-cell office:value-type="float" office:value="0.31028241" calcext:value-type="float">
            <text:p>0.31028241</text:p>
          </table:table-cell>
          <table:table-cell office:value-type="float" office:value="0.34178133" calcext:value-type="float">
            <text:p>0.34178133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4402607" calcext:value-type="float">
            <text:p>0.24402607</text:p>
          </table:table-cell>
          <table:table-cell/>
          <table:table-cell table:formula="of:=AVERAGE([.B6:.F6])" office:value-type="float" office:value="0.248370752" calcext:value-type="float">
            <text:p>0.248370752</text:p>
          </table:table-cell>
          <table:table-cell table:formula="of:=STDEV([.B6:.F6])" office:value-type="float" office:value="0.0877675273808982" calcext:value-type="float">
            <text:p>0.08776752738089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style-name="ce73"/>
          <table:table-cell table:number-columns-repeated="17"/>
        </table:table-row>
        <table:table-row table:style-name="ro1">
          <table:table-cell table:style-name="ce238" office:value-type="string" calcext:value-type="string">
            <text:p>Reduc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ogistic Regression</text:p>
          </table:table-cell>
          <table:table-cell table:style-name="ce239" office:value-type="float" office:value="0.30004178" calcext:value-type="float">
            <text:p>0.30004178</text:p>
          </table:table-cell>
          <table:table-cell table:style-name="ce239" office:value-type="float" office:value="0.24575119" calcext:value-type="float">
            <text:p>0.24575119</text:p>
          </table:table-cell>
          <table:table-cell table:style-name="ce239" office:value-type="float" office:value="0.30551187" calcext:value-type="float">
            <text:p>0.30551187</text:p>
          </table:table-cell>
          <table:table-cell table:style-name="ce239" office:value-type="float" office:value="0.28347578" calcext:value-type="float">
            <text:p>0.28347578</text:p>
          </table:table-cell>
          <table:table-cell table:style-name="ce239" office:value-type="float" office:value="0.26215385" calcext:value-type="float">
            <text:p>0.26215385</text:p>
          </table:table-cell>
          <table:table-cell table:style-name="ce179"/>
          <table:table-cell table:formula="of:=AVERAGE([.B10:.F10])" office:value-type="float" office:value="0.279386894" calcext:value-type="float">
            <text:p>0.279386894</text:p>
          </table:table-cell>
          <table:table-cell table:formula="of:=STDEV([.B10:.F10])" office:value-type="float" office:value="0.025269527421759" calcext:value-type="float">
            <text:p>0.025269527421759</text:p>
          </table:table-cell>
          <table:table-cell table:number-columns-repeated="2"/>
          <table:table-cell table:style-name="ce133"/>
          <table:table-cell table:style-name="ce144"/>
          <table:table-cell table:style-name="ce149"/>
          <table:table-cell table:style-name="ce154"/>
          <table:table-cell table:style-name="ce159"/>
          <table:table-cell table:style-name="ce164"/>
          <table:table-cell table:style-name="ce169"/>
        </table:table-row>
        <table:table-row table:style-name="ro1">
          <table:table-cell office:value-type="string" calcext:value-type="string">
            <text:p>Linear SVM</text:p>
          </table:table-cell>
          <table:table-cell table:style-name="ce239" office:value-type="float" office:value="0.280231716147719" calcext:value-type="float">
            <text:p>0.280231716147719</text:p>
          </table:table-cell>
          <table:table-cell table:style-name="ce239" office:value-type="float" office:value="0.29145546705286" calcext:value-type="float">
            <text:p>0.29145546705286</text:p>
          </table:table-cell>
          <table:table-cell table:style-name="ce239" office:value-type="float" office:value="0.292541636495293" calcext:value-type="float">
            <text:p>0.292541636495293</text:p>
          </table:table-cell>
          <table:table-cell table:style-name="ce239" office:value-type="float" office:value="0.288196958725561" calcext:value-type="float">
            <text:p>0.288196958725561</text:p>
          </table:table-cell>
          <table:table-cell table:style-name="ce239" office:value-type="float" office:value="0.274076755973932" calcext:value-type="float">
            <text:p>0.274076755973932</text:p>
          </table:table-cell>
          <table:table-cell table:style-name="ce179"/>
          <table:table-cell table:formula="of:=AVERAGE([.B11:.F11])" office:value-type="float" office:value="0.285300506879073" calcext:value-type="float">
            <text:p>0.285300506879073</text:p>
          </table:table-cell>
          <table:table-cell table:formula="of:=STDEV([.B11:.F11])" office:value-type="float" office:value="0.00791157617067769" calcext:value-type="float">
            <text:p>0.007911576170678</text:p>
          </table:table-cell>
          <table:table-cell table:number-columns-repeated="2"/>
          <table:table-cell table:style-name="ce133"/>
          <table:table-cell table:style-name="ce144"/>
          <table:table-cell table:style-name="ce149"/>
          <table:table-cell table:style-name="ce154"/>
          <table:table-cell table:style-name="ce159"/>
          <table:table-cell table:style-name="ce164"/>
          <table:table-cell table:style-name="ce169"/>
        </table:table-row>
        <table:table-row table:style-name="ro1">
          <table:table-cell office:value-type="string" calcext:value-type="string">
            <text:p>SCNN</text:p>
          </table:table-cell>
          <table:table-cell table:style-name="ce239" office:value-type="float" office:value="0.2475" calcext:value-type="float">
            <text:p>0.2475</text:p>
          </table:table-cell>
          <table:table-cell table:style-name="ce239" office:value-type="float" office:value="0.27964286" calcext:value-type="float">
            <text:p>0.27964286</text:p>
          </table:table-cell>
          <table:table-cell table:style-name="ce239" office:value-type="float" office:value="0.23321429" calcext:value-type="float">
            <text:p>0.23321429</text:p>
          </table:table-cell>
          <table:table-cell table:style-name="ce239" office:value-type="float" office:value="0.14642857" calcext:value-type="float">
            <text:p>0.14642857</text:p>
          </table:table-cell>
          <table:table-cell table:style-name="ce239" office:value-type="float" office:value="0.21392857" calcext:value-type="float">
            <text:p>0.21392857</text:p>
          </table:table-cell>
          <table:table-cell table:style-name="ce179"/>
          <table:table-cell table:formula="of:=AVERAGE([.B12:.F12])" office:value-type="float" office:value="0.224142858" calcext:value-type="float">
            <text:p>0.224142858</text:p>
          </table:table-cell>
          <table:table-cell table:formula="of:=STDEV([.B12:.F12])" office:value-type="float" office:value="0.0496284681952624" calcext:value-type="float">
            <text:p>0.049628468195262</text:p>
          </table:table-cell>
          <table:table-cell table:number-columns-repeated="2"/>
          <table:table-cell table:style-name="ce135"/>
          <table:table-cell table:style-name="ce144"/>
          <table:table-cell table:style-name="ce149"/>
          <table:table-cell table:style-name="ce154"/>
          <table:table-cell table:style-name="ce159"/>
          <table:table-cell table:style-name="ce164"/>
          <table:table-cell table:style-name="ce169"/>
        </table:table-row>
        <table:table-row table:style-name="ro1">
          <table:table-cell office:value-type="string" calcext:value-type="string">
            <text:p>Attention LSTM</text:p>
          </table:table-cell>
          <table:table-cell table:style-name="ce239" office:value-type="float" office:value="0.16510792" calcext:value-type="float">
            <text:p>0.16510792</text:p>
          </table:table-cell>
          <table:table-cell table:style-name="ce239" office:value-type="float" office:value="0.28956835" calcext:value-type="float">
            <text:p>0.28956835</text:p>
          </table:table-cell>
          <table:table-cell table:style-name="ce239" office:value-type="float" office:value="0.25719424" calcext:value-type="float">
            <text:p>0.25719424</text:p>
          </table:table-cell>
          <table:table-cell table:style-name="ce239" office:value-type="float" office:value="0.1176259" calcext:value-type="float">
            <text:p>0.1176259</text:p>
          </table:table-cell>
          <table:table-cell table:style-name="ce239" office:value-type="float" office:value="0.20791367" calcext:value-type="float">
            <text:p>0.20791367</text:p>
          </table:table-cell>
          <table:table-cell table:style-name="ce179"/>
          <table:table-cell table:formula="of:=AVERAGE([.B13:.F13])" office:value-type="float" office:value="0.207482016" calcext:value-type="float">
            <text:p>0.207482016</text:p>
          </table:table-cell>
          <table:table-cell table:formula="of:=STDEV([.B13:.F13])" office:value-type="float" office:value="0.0690639981542195" calcext:value-type="float">
            <text:p>0.06906399815422</text:p>
          </table:table-cell>
          <table:table-cell table:number-columns-repeated="2"/>
          <table:table-cell table:style-name="ce133"/>
          <table:table-cell table:style-name="ce144"/>
          <table:table-cell table:style-name="ce149"/>
          <table:table-cell table:style-name="ce154"/>
          <table:table-cell table:style-name="ce159"/>
          <table:table-cell table:style-name="ce164"/>
          <table:table-cell table:style-name="ce169"/>
        </table:table-row>
        <table:table-row table:style-name="ro1">
          <table:table-cell office:value-type="string" calcext:value-type="string">
            <text:p>MLP</text:p>
          </table:table-cell>
          <table:table-cell table:style-name="ce239" office:value-type="float" office:value="0.25714286" calcext:value-type="float">
            <text:p>0.25714286</text:p>
          </table:table-cell>
          <table:table-cell table:style-name="ce239" office:value-type="float" office:value="0.26256782" calcext:value-type="float">
            <text:p>0.26256782</text:p>
          </table:table-cell>
          <table:table-cell table:style-name="ce239" office:value-type="float" office:value="0.31862568" calcext:value-type="float">
            <text:p>0.31862568</text:p>
          </table:table-cell>
          <table:table-cell table:style-name="ce239" office:value-type="float" office:value="0.20687161" calcext:value-type="float">
            <text:p>0.20687161</text:p>
          </table:table-cell>
          <table:table-cell table:style-name="ce239" office:value-type="float" office:value="0.35949368" calcext:value-type="float">
            <text:p>0.35949368</text:p>
          </table:table-cell>
          <table:table-cell table:style-name="ce179"/>
          <table:table-cell table:formula="of:=AVERAGE([.B14:.F14])" office:value-type="float" office:value="0.28094033" calcext:value-type="float">
            <text:p>0.28094033</text:p>
          </table:table-cell>
          <table:table-cell table:formula="of:=STDEV([.B14:.F14])" office:value-type="float" office:value="0.0591203399545884" calcext:value-type="float">
            <text:p>0.059120339954588</text:p>
          </table:table-cell>
          <table:table-cell table:number-columns-repeated="2"/>
          <table:table-cell table:style-name="ce133"/>
          <table:table-cell table:style-name="ce144"/>
          <table:table-cell table:style-name="ce149"/>
          <table:table-cell table:style-name="ce154"/>
          <table:table-cell table:style-name="ce159"/>
          <table:table-cell table:style-name="ce164"/>
          <table:table-cell table:style-name="ce169"/>
        </table:table-row>
        <table:table-row table:style-name="ro1" table:number-rows-repeated="2">
          <table:table-cell/>
          <table:table-cell table:style-name="ce179" table:number-columns-repeated="7"/>
          <table:table-cell table:number-columns-repeated="3"/>
          <table:table-cell table:style-name="ce133"/>
          <table:table-cell table:style-name="ce144"/>
          <table:table-cell table:style-name="ce149"/>
          <table:table-cell table:style-name="ce154"/>
          <table:table-cell table:style-name="ce159"/>
          <table:table-cell table:style-name="ce164"/>
          <table:table-cell table:style-name="ce169"/>
        </table:table-row>
        <table:table-row table:style-name="ro1">
          <table:table-cell table:style-name="ce238" office:value-type="string" calcext:value-type="string">
            <text:p>Binary+Reduced</text:p>
          </table:table-cell>
          <table:table-cell table:style-name="ce179" table:number-columns-repeated="7"/>
          <table:table-cell table:number-columns-repeated="3"/>
          <table:table-cell table:style-name="ce133"/>
          <table:table-cell table:style-name="ce144"/>
          <table:table-cell table:style-name="ce149"/>
          <table:table-cell table:style-name="ce154"/>
          <table:table-cell table:style-name="ce159"/>
          <table:table-cell table:style-name="ce164"/>
          <table:table-cell table:style-name="ce169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59610636" calcext:value-type="float">
            <text:p>0.59610636</text:p>
          </table:table-cell>
          <table:table-cell office:value-type="float" office:value="0.64148908" calcext:value-type="float">
            <text:p>0.64148908</text:p>
          </table:table-cell>
          <table:table-cell office:value-type="float" office:value="0.56167522" calcext:value-type="float">
            <text:p>0.56167522</text:p>
          </table:table-cell>
          <table:table-cell office:value-type="float" office:value="0.69628111" calcext:value-type="float">
            <text:p>0.69628111</text:p>
          </table:table-cell>
          <table:table-cell office:value-type="float" office:value="0.68004179" calcext:value-type="float">
            <text:p>0.68004179</text:p>
          </table:table-cell>
          <table:table-cell/>
          <table:table-cell table:formula="of:=AVERAGE([.B18:.F18])" office:value-type="float" office:value="0.635118712" calcext:value-type="float">
            <text:p>0.635118712</text:p>
          </table:table-cell>
          <table:table-cell table:formula="of:=STDEV([.B18:.F18])" office:value-type="float" office:value="0.0563813213313724" calcext:value-type="float">
            <text:p>0.0563813213313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679217958001448" calcext:value-type="float">
            <text:p>0.679217958001448</text:p>
          </table:table-cell>
          <table:table-cell office:value-type="float" office:value="0.599203475742216" calcext:value-type="float">
            <text:p>0.599203475742216</text:p>
          </table:table-cell>
          <table:table-cell office:value-type="float" office:value="0.745474293989862" calcext:value-type="float">
            <text:p>0.745474293989862</text:p>
          </table:table-cell>
          <table:table-cell office:value-type="float" office:value="0.712889210716872" calcext:value-type="float">
            <text:p>0.712889210716872</text:p>
          </table:table-cell>
          <table:table-cell office:value-type="float" office:value="0.725561187545257" calcext:value-type="float">
            <text:p>0.725561187545257</text:p>
          </table:table-cell>
          <table:table-cell/>
          <table:table-cell table:formula="of:=AVERAGE([.B19:.F19])" office:value-type="float" office:value="0.692469225199131" calcext:value-type="float">
            <text:p>0.692469225199131</text:p>
          </table:table-cell>
          <table:table-cell table:formula="of:=STDEV([.B19:.F19])" office:value-type="float" office:value="0.057436241176797" calcext:value-type="float">
            <text:p>0.0574362411767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665097755249819" calcext:value-type="float">
            <text:p>0.665097755249819</text:p>
          </table:table-cell>
          <table:table-cell table:number-columns-repeated="2" office:value-type="float" office:value="0.684286748732802" calcext:value-type="float">
            <text:p>0.684286748732802</text:p>
          </table:table-cell>
          <table:table-cell office:value-type="float" office:value="0.578204199855178" calcext:value-type="float">
            <text:p>0.578204199855178</text:p>
          </table:table-cell>
          <table:table-cell office:value-type="float" office:value="0.703475742215786" calcext:value-type="float">
            <text:p>0.703475742215786</text:p>
          </table:table-cell>
          <table:table-cell/>
          <table:table-cell table:formula="of:=AVERAGE([.B20:.F20])" office:value-type="float" office:value="0.663070238957277" calcext:value-type="float">
            <text:p>0.663070238957277</text:p>
          </table:table-cell>
          <table:table-cell table:formula="of:=STDEV([.B20:.F20])" office:value-type="float" office:value="0.0493437956659163" calcext:value-type="float">
            <text:p>0.04934379566591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36"/>
          <table:table-cell table:style-name="ce145"/>
          <table:table-cell table:style-name="ce150"/>
          <table:table-cell table:style-name="ce155"/>
          <table:table-cell table:style-name="ce160"/>
          <table:table-cell table:style-name="ce165"/>
          <table:table-cell table:style-name="ce170"/>
        </table:table-row>
        <table:table-row table:style-name="ro1">
          <table:table-cell table:number-columns-repeated="11"/>
          <table:table-cell table:style-name="ce137"/>
          <table:table-cell table:style-name="ce145"/>
          <table:table-cell table:style-name="ce150"/>
          <table:table-cell table:style-name="ce155"/>
          <table:table-cell table:style-name="ce160"/>
          <table:table-cell table:style-name="ce165"/>
          <table:table-cell table:style-name="ce170"/>
        </table:table-row>
        <table:table-row table:style-name="ro1" table:number-rows-repeated="5">
          <table:table-cell table:number-columns-repeated="11"/>
          <table:table-cell table:style-name="ce136"/>
          <table:table-cell table:style-name="ce145"/>
          <table:table-cell table:style-name="ce150"/>
          <table:table-cell table:style-name="ce155"/>
          <table:table-cell table:style-name="ce160"/>
          <table:table-cell table:style-name="ce165"/>
          <table:table-cell table:style-name="ce170"/>
        </table:table-row>
        <table:table-row table:style-name="ro1">
          <table:table-cell table:number-columns-repeated="18"/>
        </table:table-row>
        <table:table-row table:style-name="ro1">
          <table:table-cell table:style-name="ce73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38"/>
          <table:table-cell table:style-name="ce146"/>
          <table:table-cell table:style-name="ce151"/>
          <table:table-cell table:style-name="ce156"/>
          <table:table-cell table:style-name="ce161"/>
          <table:table-cell table:style-name="ce166"/>
          <table:table-cell table:style-name="ce171"/>
        </table:table-row>
        <table:table-row table:style-name="ro1">
          <table:table-cell table:number-columns-repeated="11"/>
          <table:table-cell table:style-name="ce139"/>
          <table:table-cell table:style-name="ce146"/>
          <table:table-cell table:style-name="ce151"/>
          <table:table-cell table:style-name="ce156"/>
          <table:table-cell table:style-name="ce161"/>
          <table:table-cell table:style-name="ce166"/>
          <table:table-cell table:style-name="ce171"/>
        </table:table-row>
        <table:table-row table:style-name="ro1" table:number-rows-repeated="5">
          <table:table-cell table:number-columns-repeated="11"/>
          <table:table-cell table:style-name="ce138"/>
          <table:table-cell table:style-name="ce146"/>
          <table:table-cell table:style-name="ce151"/>
          <table:table-cell table:style-name="ce156"/>
          <table:table-cell table:style-name="ce161"/>
          <table:table-cell table:style-name="ce166"/>
          <table:table-cell table:style-name="ce171"/>
        </table:table-row>
        <table:table-row table:style-name="ro1">
          <table:table-cell table:number-columns-repeated="18"/>
        </table:table-row>
        <table:table-row table:style-name="ro1">
          <table:table-cell table:style-name="ce73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40"/>
          <table:table-cell table:style-name="ce147"/>
          <table:table-cell table:style-name="ce152"/>
          <table:table-cell table:style-name="ce157"/>
          <table:table-cell table:style-name="ce162"/>
          <table:table-cell table:style-name="ce167"/>
          <table:table-cell table:style-name="ce172"/>
        </table:table-row>
        <table:table-row table:style-name="ro1">
          <table:table-cell table:number-columns-repeated="11"/>
          <table:table-cell table:style-name="ce141"/>
          <table:table-cell table:style-name="ce147"/>
          <table:table-cell table:style-name="ce152"/>
          <table:table-cell table:style-name="ce157"/>
          <table:table-cell table:style-name="ce162"/>
          <table:table-cell table:style-name="ce167"/>
          <table:table-cell table:style-name="ce172"/>
        </table:table-row>
        <table:table-row table:style-name="ro1" table:number-rows-repeated="5">
          <table:table-cell table:number-columns-repeated="11"/>
          <table:table-cell table:style-name="ce140"/>
          <table:table-cell table:style-name="ce147"/>
          <table:table-cell table:style-name="ce152"/>
          <table:table-cell table:style-name="ce157"/>
          <table:table-cell table:style-name="ce162"/>
          <table:table-cell table:style-name="ce167"/>
          <table:table-cell table:style-name="ce172"/>
        </table:table-row>
        <table:table-row table:style-name="ro1">
          <table:table-cell table:number-columns-repeated="18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00" table:number-columns-repeated="2"/>
          <table:table-cell/>
          <table:table-cell table:style-name="ce142"/>
          <table:table-cell table:style-name="ce148"/>
          <table:table-cell table:style-name="ce153"/>
          <table:table-cell table:style-name="ce158"/>
          <table:table-cell table:style-name="ce163"/>
          <table:table-cell table:style-name="ce168"/>
          <table:table-cell table:style-name="ce173"/>
        </table:table-row>
        <table:table-row table:style-name="ro1">
          <table:table-cell table:number-columns-repeated="11"/>
          <table:table-cell table:style-name="ce143"/>
          <table:table-cell table:style-name="ce148"/>
          <table:table-cell table:style-name="ce153"/>
          <table:table-cell table:style-name="ce158"/>
          <table:table-cell table:style-name="ce163"/>
          <table:table-cell table:style-name="ce168"/>
          <table:table-cell table:style-name="ce173"/>
        </table:table-row>
        <table:table-row table:style-name="ro1" table:number-rows-repeated="4">
          <table:table-cell table:number-columns-repeated="11"/>
          <table:table-cell table:style-name="ce142"/>
          <table:table-cell table:style-name="ce148"/>
          <table:table-cell table:style-name="ce153"/>
          <table:table-cell table:style-name="ce158"/>
          <table:table-cell table:style-name="ce163"/>
          <table:table-cell table:style-name="ce168"/>
          <table:table-cell table:style-name="ce173"/>
        </table:table-row>
        <table:table-row table:style-name="ro1">
          <table:table-cell table:number-columns-repeated="11"/>
          <table:table-cell table:style-name="ce142"/>
          <table:table-cell table:style-name="ce148"/>
          <table:table-cell table:style-name="ce153"/>
          <table:table-cell table:style-name="ce158"/>
          <table:table-cell table:style-name="ce163"/>
          <table:table-cell table:style-name="ce168"/>
          <table:table-cell table:style-name="ce173"/>
        </table:table-row>
        <calcext:conditional-formats>
          <calcext:conditional-format calcext:target-range-address="MEG.L13:MEG.L17 MEG.L10:MEG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2:MEG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10:MEG.M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10:MEG.N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10:MEG.O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10:MEG.P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10:MEG.Q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10:MEG.R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24:MEG.L28 MEG.L22:MEG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23:MEG.L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22:MEG.M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22:MEG.N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22:MEG.O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22:MEG.P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22:MEG.Q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22:MEG.R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4:MEG.L38 MEG.L32:MEG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3:MEG.L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32:MEG.M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32:MEG.N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32:MEG.O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32:MEG.P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32:MEG.Q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32:MEG.R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4:MEG.L48 MEG.L42:MEG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3:MEG.L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42:MEG.M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42:MEG.N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42:MEG.O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42:MEG.P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42:MEG.Q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42:MEG.R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52:MEG.Q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52:MEG.R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4:MEG.L58 MEG.L52:MEG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3:MEG.L5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52:MEG.M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52:MEG.N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52:MEG.O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52:MEG.P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Raw" table:style-name="ta1">
        <table:table-column table:style-name="co15" table:default-cell-style-name="Default"/>
        <table:table-column table:style-name="co10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4028777" calcext:value-type="float">
            <text:p>0.24028777</text:p>
          </table:table-cell>
          <table:table-cell office:value-type="float" office:value="0.35935252" calcext:value-type="float">
            <text:p>0.35935252</text:p>
          </table:table-cell>
          <table:table-cell office:value-type="float" office:value="0.29640288" calcext:value-type="float">
            <text:p>0.29640288</text:p>
          </table:table-cell>
          <table:table-cell office:value-type="float" office:value="0.2381295" calcext:value-type="float">
            <text:p>0.2381295</text:p>
          </table:table-cell>
          <table:table-cell office:value-type="float" office:value="0.2705036" calcext:value-type="float">
            <text:p>0.2705036</text:p>
          </table:table-cell>
          <table:table-cell/>
          <table:table-cell table:formula="of:=AVERAGE([.B2:.F2])" office:value-type="float" office:value="0.280935254" calcext:value-type="float">
            <text:p>0.280935254</text:p>
          </table:table-cell>
          <table:table-cell table:formula="of:=STDEV([.B2:.F2])" office:value-type="float" office:value="0.0499546919648323" calcext:value-type="float">
            <text:p>0.049954691964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34540189" calcext:value-type="float">
            <text:p>0.34540189</text:p>
          </table:table-cell>
          <table:table-cell office:value-type="float" office:value="0.27407676" calcext:value-type="float">
            <text:p>0.27407676</text:p>
          </table:table-cell>
          <table:table-cell office:value-type="float" office:value="0.16075308" calcext:value-type="float">
            <text:p>0.16075308</text:p>
          </table:table-cell>
          <table:table-cell office:value-type="float" office:value="0.36097032" calcext:value-type="float">
            <text:p>0.36097032</text:p>
          </table:table-cell>
          <table:table-cell office:value-type="float" office:value="0.29073136" calcext:value-type="float">
            <text:p>0.29073136</text:p>
          </table:table-cell>
          <table:table-cell/>
          <table:table-cell table:formula="of:=AVERAGE([.B3:.F3])" office:value-type="float" office:value="0.286386682" calcext:value-type="float">
            <text:p>0.286386682</text:p>
          </table:table-cell>
          <table:table-cell table:formula="of:=STDEV([.B3:.F3])" office:value-type="float" office:value="0.0790565085724485" calcext:value-type="float">
            <text:p>0.079056508572449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inary LSTM+Att</text:p>
          </table:table-cell>
          <table:table-cell office:value-type="float" office:value="0.95035971" calcext:value-type="float">
            <text:p>0.95035971</text:p>
          </table:table-cell>
          <table:table-cell office:value-type="float" office:value="0.96834532" calcext:value-type="float">
            <text:p>0.96834532</text:p>
          </table:table-cell>
          <table:table-cell office:value-type="float" office:value="0.94172662" calcext:value-type="float">
            <text:p>0.94172662</text:p>
          </table:table-cell>
          <table:table-cell office:value-type="float" office:value="0.94604316" calcext:value-type="float">
            <text:p>0.94604316</text:p>
          </table:table-cell>
          <table:table-cell office:value-type="float" office:value="0.82410072" calcext:value-type="float">
            <text:p>0.82410072</text:p>
          </table:table-cell>
          <table:table-cell/>
          <table:table-cell table:formula="of:=AVERAGE([.B5:.F5])" office:value-type="float" office:value="0.926115106" calcext:value-type="float">
            <text:p>0.926115106</text:p>
          </table:table-cell>
          <table:table-cell table:formula="of:=STDEV([.B5:.F5])" office:value-type="float" office:value="0.0579201464392113" calcext:value-type="float">
            <text:p>0.05792014643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nary SCNN</text:p>
          </table:table-cell>
          <table:table-cell office:value-type="float" office:value="0.95214286" calcext:value-type="float">
            <text:p>0.95214286</text:p>
          </table:table-cell>
          <table:table-cell office:value-type="float" office:value="0.97285715" calcext:value-type="float">
            <text:p>0.97285715</text:p>
          </table:table-cell>
          <table:table-cell office:value-type="float" office:value="0.91392857" calcext:value-type="float">
            <text:p>0.91392857</text:p>
          </table:table-cell>
          <table:table-cell office:value-type="float" office:value="0.96785715" calcext:value-type="float">
            <text:p>0.96785715</text:p>
          </table:table-cell>
          <table:table-cell office:value-type="float" office:value="0.94892857" calcext:value-type="float">
            <text:p>0.94892857</text:p>
          </table:table-cell>
          <table:table-cell/>
          <table:table-cell table:formula="of:=AVERAGE([.B6:.F6])" office:value-type="float" office:value="0.95114286" calcext:value-type="float">
            <text:p>0.95114286</text:p>
          </table:table-cell>
          <table:table-cell table:formula="of:=STDEV([.B6:.F6])" office:value-type="float" office:value="0.0231391677725043" calcext:value-type="float">
            <text:p>0.023139167772504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00" table:number-columns-repeated="2"/>
          <table:table-cell/>
          <table:table-cell table:style-name="ce174"/>
          <table:table-cell table:style-name="ce176"/>
          <table:table-cell table:style-name="ce178"/>
          <table:table-cell table:style-name="ce181"/>
          <table:table-cell table:style-name="ce182"/>
          <table:table-cell table:style-name="ce183"/>
          <table:table-cell table:style-name="ce184"/>
        </table:table-row>
        <table:table-row table:style-name="ro1">
          <table:table-cell table:number-columns-repeated="11"/>
          <table:table-cell table:style-name="ce175"/>
          <table:table-cell table:style-name="ce176"/>
          <table:table-cell table:style-name="ce178"/>
          <table:table-cell table:style-name="ce181"/>
          <table:table-cell table:style-name="ce182"/>
          <table:table-cell table:style-name="ce183"/>
          <table:table-cell table:style-name="ce184"/>
        </table:table-row>
        <table:table-row table:style-name="ro1" table:number-rows-repeated="5">
          <table:table-cell table:number-columns-repeated="11"/>
          <table:table-cell table:style-name="ce174"/>
          <table:table-cell table:style-name="ce176"/>
          <table:table-cell table:style-name="ce178"/>
          <table:table-cell table:style-name="ce181"/>
          <table:table-cell table:style-name="ce182"/>
          <table:table-cell table:style-name="ce183"/>
          <table:table-cell table:style-name="ce184"/>
        </table:table-row>
        <table:table-row table:style-name="ro1">
          <table:table-cell table:number-columns-repeated="18"/>
        </table:table-row>
        <table:table-row table:style-name="ro1">
          <table:table-cell table:style-name="ce73"/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 table:number-rows-repeated="4">
          <table:table-cell table:number-columns-repeated="16"/>
          <table:table-cell table:style-name="ce134"/>
          <table:table-cell/>
        </table:table-row>
        <table:table-row table:style-name="ro1">
          <table:table-cell table:number-columns-repeated="16"/>
          <table:table-cell table:style-name="ce134"/>
          <table:table-cell/>
        </table:table-row>
        <calcext:conditional-formats>
          <calcext:conditional-format calcext:target-range-address="Raw.L12:Raw.L16 Raw.L10:Raw.L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L11:Raw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10:Raw.M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10:Raw.N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10:Raw.O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10:Raw.P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10:Raw.Q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10:Raw.R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Temporal Augmentation Raw" table:style-name="ta1">
        <table:table-column table:style-name="co15" table:default-cell-style-name="Default"/>
        <table:table-column table:style-name="co10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21795799" calcext:value-type="float">
            <text:p>0.21795799</text:p>
          </table:table-cell>
          <table:table-cell office:value-type="float" office:value="0.16944244" calcext:value-type="float">
            <text:p>0.16944244</text:p>
          </table:table-cell>
          <table:table-cell office:value-type="float" office:value="0.16364953" calcext:value-type="float">
            <text:p>0.16364953</text:p>
          </table:table-cell>
          <table:table-cell office:value-type="float" office:value="0.25090514" calcext:value-type="float">
            <text:p>0.25090514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206154958" calcext:value-type="float">
            <text:p>0.206154958</text:p>
          </table:table-cell>
          <table:table-cell table:formula="of:=STDEV([.B2:.F2])" office:value-type="float" office:value="0.0381120086633514" calcext:value-type="float">
            <text:p>0.038112008663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845764" calcext:value-type="float">
            <text:p>0.2845764</text:p>
          </table:table-cell>
          <table:table-cell office:value-type="float" office:value="0.28566257" calcext:value-type="float">
            <text:p>0.28566257</text:p>
          </table:table-cell>
          <table:table-cell office:value-type="float" office:value="0.25054309" calcext:value-type="float">
            <text:p>0.25054309</text:p>
          </table:table-cell>
          <table:table-cell office:value-type="float" office:value="0.24402607" calcext:value-type="float">
            <text:p>0.24402607</text:p>
          </table:table-cell>
          <table:table-cell office:value-type="float" office:value="0.2480087" calcext:value-type="float">
            <text:p>0.2480087</text:p>
          </table:table-cell>
          <table:table-cell/>
          <table:table-cell table:formula="of:=AVERAGE([.B3:.F3])" office:value-type="float" office:value="0.262563366" calcext:value-type="float">
            <text:p>0.262563366</text:p>
          </table:table-cell>
          <table:table-cell table:formula="of:=STDEV([.B3:.F3])" office:value-type="float" office:value="0.0207250064644026" calcext:value-type="float">
            <text:p>0.020725006464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18705035971223" calcext:value-type="float">
            <text:p>0.18705035971223</text:p>
          </table:table-cell>
          <table:table-cell office:value-type="float" office:value="0.280575539568345" calcext:value-type="float">
            <text:p>0.280575539568345</text:p>
          </table:table-cell>
          <table:table-cell office:value-type="float" office:value="0.438848920863309" calcext:value-type="float">
            <text:p>0.438848920863309</text:p>
          </table:table-cell>
          <table:table-cell office:value-type="float" office:value="0.431654676258993" calcext:value-type="float">
            <text:p>0.431654676258993</text:p>
          </table:table-cell>
          <table:table-cell office:value-type="float" office:value="0.280575539568345" calcext:value-type="float">
            <text:p>0.280575539568345</text:p>
          </table:table-cell>
          <table:table-cell/>
          <table:table-cell table:formula="of:=AVERAGE([.B4:.F4])" office:value-type="float" office:value="0.323741007194244" calcext:value-type="float">
            <text:p>0.323741007194244</text:p>
          </table:table-cell>
          <table:table-cell table:formula="of:=STDEV([.B4:.F4])" office:value-type="float" office:value="0.108749758689432" calcext:value-type="float">
            <text:p>0.10874975868943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inary LSTM+At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nary SCNN</text:p>
          </table:table-cell>
          <table:table-cell office:value-type="float" office:value="0.942446043165467" calcext:value-type="float">
            <text:p>0.942446043165467</text:p>
          </table:table-cell>
          <table:table-cell office:value-type="float" office:value="0.978417266187051" calcext:value-type="float">
            <text:p>0.978417266187051</text:p>
          </table:table-cell>
          <table:table-cell office:value-type="float" office:value="0.769784172661871" calcext:value-type="float">
            <text:p>0.769784172661871</text:p>
          </table:table-cell>
          <table:table-cell office:value-type="float" office:value="0.892086330935252" calcext:value-type="float">
            <text:p>0.892086330935252</text:p>
          </table:table-cell>
          <table:table-cell office:value-type="float" office:value="0.877697841726619" calcext:value-type="float">
            <text:p>0.877697841726619</text:p>
          </table:table-cell>
          <table:table-cell/>
          <table:table-cell table:formula="of:=AVERAGE([.B7:.F7])" office:value-type="float" office:value="0.892086330935252" calcext:value-type="float">
            <text:p>0.892086330935252</text:p>
          </table:table-cell>
          <table:table-cell table:formula="of:=STDEV([.B7:.F7])" office:value-type="float" office:value="0.0793000276440596" calcext:value-type="float">
            <text:p>0.0793000276440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style-name="ce73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85"/>
          <table:table-cell table:style-name="ce193"/>
          <table:table-cell table:style-name="ce197"/>
          <table:table-cell table:style-name="ce201"/>
          <table:table-cell table:style-name="ce205"/>
          <table:table-cell table:style-name="ce209"/>
          <table:table-cell table:style-name="ce213"/>
        </table:table-row>
        <table:table-row table:style-name="ro1">
          <table:table-cell table:number-columns-repeated="11"/>
          <table:table-cell table:style-name="ce186"/>
          <table:table-cell table:style-name="ce193"/>
          <table:table-cell table:style-name="ce197"/>
          <table:table-cell table:style-name="ce201"/>
          <table:table-cell table:style-name="ce205"/>
          <table:table-cell table:style-name="ce209"/>
          <table:table-cell table:style-name="ce213"/>
        </table:table-row>
        <table:table-row table:style-name="ro1">
          <table:table-cell table:number-columns-repeated="11"/>
          <table:table-cell table:style-name="ce185"/>
          <table:table-cell table:style-name="ce193"/>
          <table:table-cell table:style-name="ce197"/>
          <table:table-cell table:style-name="ce201"/>
          <table:table-cell table:style-name="ce205"/>
          <table:table-cell table:style-name="ce209"/>
          <table:table-cell table:style-name="ce213"/>
        </table:table-row>
        <table:table-row table:style-name="ro1" table:number-rows-repeated="4">
          <table:table-cell table:number-columns-repeated="8"/>
          <table:table-cell table:style-name="ce100" table:number-columns-repeated="2"/>
          <table:table-cell/>
          <table:table-cell table:style-name="ce185"/>
          <table:table-cell table:style-name="ce193"/>
          <table:table-cell table:style-name="ce197"/>
          <table:table-cell table:style-name="ce201"/>
          <table:table-cell table:style-name="ce205"/>
          <table:table-cell table:style-name="ce209"/>
          <table:table-cell table:style-name="ce213"/>
        </table:table-row>
        <table:table-row table:style-name="ro1">
          <table:table-cell table:number-columns-repeated="18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3"/>
        </table:table-row>
        <table:table-row table:style-name="ro1">
          <table:table-cell table:number-columns-repeated="11"/>
          <table:table-cell table:style-name="ce187"/>
          <table:table-cell table:style-name="ce194"/>
          <table:table-cell table:style-name="ce198"/>
          <table:table-cell table:style-name="ce202"/>
          <table:table-cell table:style-name="ce206"/>
          <table:table-cell table:style-name="ce210"/>
          <table:table-cell table:style-name="ce214"/>
        </table:table-row>
        <table:table-row table:style-name="ro1">
          <table:table-cell table:number-columns-repeated="11"/>
          <table:table-cell table:style-name="ce188"/>
          <table:table-cell table:style-name="ce194"/>
          <table:table-cell table:style-name="ce198"/>
          <table:table-cell table:style-name="ce202"/>
          <table:table-cell table:style-name="ce206"/>
          <table:table-cell table:style-name="ce210"/>
          <table:table-cell table:style-name="ce214"/>
        </table:table-row>
        <table:table-row table:style-name="ro1" table:number-rows-repeated="2">
          <table:table-cell table:number-columns-repeated="11"/>
          <table:table-cell table:style-name="ce187"/>
          <table:table-cell table:style-name="ce194"/>
          <table:table-cell table:style-name="ce198"/>
          <table:table-cell table:style-name="ce202"/>
          <table:table-cell table:style-name="ce206"/>
          <table:table-cell table:style-name="ce210"/>
          <table:table-cell table:style-name="ce214"/>
        </table:table-row>
        <table:table-row table:style-name="ro1" table:number-rows-repeated="3">
          <table:table-cell table:number-columns-repeated="8"/>
          <table:table-cell table:style-name="ce100" table:number-columns-repeated="2"/>
          <table:table-cell/>
          <table:table-cell table:style-name="ce187"/>
          <table:table-cell table:style-name="ce194"/>
          <table:table-cell table:style-name="ce198"/>
          <table:table-cell table:style-name="ce202"/>
          <table:table-cell table:style-name="ce206"/>
          <table:table-cell table:style-name="ce210"/>
          <table:table-cell table:style-name="ce214"/>
        </table:table-row>
        <table:table-row table:style-name="ro1">
          <table:table-cell table:number-columns-repeated="18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00" table:number-columns-repeated="2"/>
          <table:table-cell/>
          <table:table-cell table:style-name="ce189"/>
          <table:table-cell table:style-name="ce195"/>
          <table:table-cell table:style-name="ce199"/>
          <table:table-cell table:style-name="ce203"/>
          <table:table-cell table:style-name="ce207"/>
          <table:table-cell table:style-name="ce211"/>
          <table:table-cell table:style-name="ce215"/>
        </table:table-row>
        <table:table-row table:style-name="ro1">
          <table:table-cell table:number-columns-repeated="11"/>
          <table:table-cell table:style-name="ce190"/>
          <table:table-cell table:style-name="ce195"/>
          <table:table-cell table:style-name="ce199"/>
          <table:table-cell table:style-name="ce203"/>
          <table:table-cell table:style-name="ce207"/>
          <table:table-cell table:style-name="ce211"/>
          <table:table-cell table:style-name="ce215"/>
        </table:table-row>
        <table:table-row table:style-name="ro1" table:number-rows-repeated="5">
          <table:table-cell table:number-columns-repeated="11"/>
          <table:table-cell table:style-name="ce189"/>
          <table:table-cell table:style-name="ce195"/>
          <table:table-cell table:style-name="ce199"/>
          <table:table-cell table:style-name="ce203"/>
          <table:table-cell table:style-name="ce207"/>
          <table:table-cell table:style-name="ce211"/>
          <table:table-cell table:style-name="ce215"/>
        </table:table-row>
        <table:table-row table:style-name="ro1">
          <table:table-cell table:number-columns-repeated="18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00" table:number-columns-repeated="2"/>
          <table:table-cell/>
          <table:table-cell table:style-name="ce191"/>
          <table:table-cell table:style-name="ce196"/>
          <table:table-cell table:style-name="ce200"/>
          <table:table-cell table:style-name="ce204"/>
          <table:table-cell table:style-name="ce208"/>
          <table:table-cell table:style-name="ce212"/>
          <table:table-cell table:style-name="ce216"/>
        </table:table-row>
        <table:table-row table:style-name="ro1">
          <table:table-cell table:number-columns-repeated="11"/>
          <table:table-cell table:style-name="ce192"/>
          <table:table-cell table:style-name="ce196"/>
          <table:table-cell table:style-name="ce200"/>
          <table:table-cell table:style-name="ce204"/>
          <table:table-cell table:style-name="ce208"/>
          <table:table-cell table:style-name="ce212"/>
          <table:table-cell table:style-name="ce216"/>
        </table:table-row>
        <table:table-row table:style-name="ro1" table:number-rows-repeated="4">
          <table:table-cell table:number-columns-repeated="11"/>
          <table:table-cell table:style-name="ce191"/>
          <table:table-cell table:style-name="ce196"/>
          <table:table-cell table:style-name="ce200"/>
          <table:table-cell table:style-name="ce204"/>
          <table:table-cell table:style-name="ce208"/>
          <table:table-cell table:style-name="ce212"/>
          <table:table-cell table:style-name="ce216"/>
        </table:table-row>
        <table:table-row table:style-name="ro1">
          <table:table-cell table:number-columns-repeated="11"/>
          <table:table-cell table:style-name="ce191"/>
          <table:table-cell table:style-name="ce196"/>
          <table:table-cell table:style-name="ce200"/>
          <table:table-cell table:style-name="ce204"/>
          <table:table-cell table:style-name="ce208"/>
          <table:table-cell table:style-name="ce212"/>
          <table:table-cell table:style-name="ce216"/>
        </table:table-row>
        <calcext:conditional-formats>
          <calcext:conditional-format calcext:target-range-address="'Temporal Augmentation Raw'.L23:'Temporal Augmentation Raw'.L27 'Temporal Augmentation Raw'.L21:'Temporal Augmentation Raw'.L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22:'Temporal Augmentation Raw'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21:'Temporal Augmentation Raw'.M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21:'Temporal Augmentation Raw'.N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21:'Temporal Augmentation Raw'.O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21:'Temporal Augmentation Raw'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1:'Temporal Augmentation Raw'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1:'Temporal Augmentation Raw'.R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3:'Temporal Augmentation Raw'.L37 'Temporal Augmentation Raw'.L31:'Temporal Augmentation Raw'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2:'Temporal Augmentation Raw'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31:'Temporal Augmentation Raw'.M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31:'Temporal Augmentation Raw'.N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31:'Temporal Augmentation Raw'.O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31:'Temporal Augmentation Raw'.P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31:'Temporal Augmentation Raw'.Q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31:'Temporal Augmentation Raw'.R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3:'Temporal Augmentation Raw'.L47 'Temporal Augmentation Raw'.L41:'Temporal Augmentation Raw'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2:'Temporal Augmentation Raw'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41:'Temporal Augmentation Raw'.M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41:'Temporal Augmentation Raw'.N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41:'Temporal Augmentation Raw'.O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41:'Temporal Augmentation Raw'.P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41:'Temporal Augmentation Raw'.Q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41:'Temporal Augmentation Raw'.R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3:'Temporal Augmentation Raw'.L17 'Temporal Augmentation Raw'.L11:'Temporal Augmentation Raw'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2:'Temporal Augmentation Raw'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1:'Temporal Augmentation Raw'.M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1:'Temporal Augmentation Raw'.N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1:'Temporal Augmentation Raw'.O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1:'Temporal Augmentation Raw'.P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1:'Temporal Augmentation Raw'.Q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1:'Temporal Augmentation Raw'.R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Transform Raw" table:style-name="ta1">
        <table:table-column table:style-name="co15" table:default-cell-style-name="Default"/>
        <table:table-column table:style-name="co10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1428572" calcext:value-type="float">
            <text:p>0.21428572</text:p>
          </table:table-cell>
          <table:table-cell office:value-type="float" office:value="0.22821429" calcext:value-type="float">
            <text:p>0.22821429</text:p>
          </table:table-cell>
          <table:table-cell office:value-type="float" office:value="0.18892857" calcext:value-type="float">
            <text:p>0.18892857</text:p>
          </table:table-cell>
          <table:table-cell office:value-type="float" office:value="0.21535714" calcext:value-type="float">
            <text:p>0.21535714</text:p>
          </table:table-cell>
          <table:table-cell office:value-type="float" office:value="0.24928572" calcext:value-type="float">
            <text:p>0.24928572</text:p>
          </table:table-cell>
          <table:table-cell/>
          <table:table-cell table:formula="of:=AVERAGE([.B3:.F3])" office:value-type="float" office:value="0.219214288" calcext:value-type="float">
            <text:p>0.219214288</text:p>
          </table:table-cell>
          <table:table-cell table:formula="of:=STDEV([.B3:.F3])" office:value-type="float" office:value="0.0220322726161572" calcext:value-type="float">
            <text:p>0.022032272616157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73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217"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4"/>
        </table:table-row>
        <table:table-row table:style-name="ro1">
          <table:table-cell table:number-columns-repeated="11"/>
          <table:table-cell table:style-name="ce218"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4"/>
        </table:table-row>
        <table:table-row table:style-name="ro1">
          <table:table-cell table:number-columns-repeated="11"/>
          <table:table-cell table:style-name="ce217"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4"/>
        </table:table-row>
        <table:table-row table:style-name="ro1" table:number-rows-repeated="3">
          <table:table-cell table:number-columns-repeated="8"/>
          <table:table-cell table:style-name="ce100" table:number-columns-repeated="2"/>
          <table:table-cell/>
          <table:table-cell table:style-name="ce217"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4"/>
        </table:table-row>
        <table:table-row table:style-name="ro1">
          <table:table-cell table:number-columns-repeated="8"/>
          <table:table-cell table:style-name="ce100" table:number-columns-repeated="2"/>
          <table:table-cell/>
          <table:table-cell table:style-name="ce217"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4"/>
        </table:table-row>
        <calcext:conditional-formats>
          <calcext:conditional-format calcext:target-range-address="'Spatial Transform Raw'.L10:'Spatial Transform Raw'.L14 'Spatial Transform Raw'.L8:'Spatial Transform Raw'.L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L9:'Spatial Transform Raw'.L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M8:'Spatial Transform Raw'.M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N8:'Spatial Transform Raw'.N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O8:'Spatial Transform Raw'.O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P8:'Spatial Transform Raw'.P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Q8:'Spatial Transform Raw'.Q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R8:'Spatial Transform Raw'.R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 Augmentation Raw" table:style-name="ta1">
        <table:table-column table:style-name="co15" table:default-cell-style-name="Default"/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2:.F2])" office:value-type="string" office:string-value="" calcext:value-type="error">
            <text:p>#DIV/0!</text:p>
          </table:table-cell>
          <table:table-cell table:formula="of:=STDEV([.B2:.F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160391020999276" calcext:value-type="float">
            <text:p>0.160391020999276</text:p>
          </table:table-cell>
          <table:table-cell office:value-type="float" office:value="0.0821868211440985" calcext:value-type="float">
            <text:p>0.082186821144099</text:p>
          </table:table-cell>
          <table:table-cell office:value-type="float" office:value="0.195510499637944" calcext:value-type="float">
            <text:p>0.195510499637944</text:p>
          </table:table-cell>
          <table:table-cell office:value-type="float" office:value="0.199131064446054" calcext:value-type="float">
            <text:p>0.199131064446054</text:p>
          </table:table-cell>
          <table:table-cell office:value-type="float" office:value="0.1151339608979" calcext:value-type="float">
            <text:p>0.1151339608979</text:p>
          </table:table-cell>
          <table:table-cell/>
          <table:table-cell table:formula="of:=AVERAGE([.B3:.F3])" office:value-type="float" office:value="0.150470673425055" calcext:value-type="float">
            <text:p>0.150470673425055</text:p>
          </table:table-cell>
          <table:table-cell table:formula="of:=STDEV([.B3:.F3])" office:value-type="float" office:value="0.0510053934161658" calcext:value-type="float">
            <text:p>0.051005393416166</text:p>
          </table:table-cell>
        </table:table-row>
      </table:table>
      <table:table table:name="BCI IV 2A Single Subject" table:style-name="ta1">
        <table:table-column table:style-name="co17" table:default-cell-style-name="Default"/>
        <table:table-column table:style-name="co10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71527782" calcext:value-type="float">
            <text:p>0.71527782</text:p>
          </table:table-cell>
          <table:table-cell office:value-type="float" office:value="0.53819448" calcext:value-type="float">
            <text:p>0.53819448</text:p>
          </table:table-cell>
          <table:table-cell office:value-type="float" office:value="0.7881945" calcext:value-type="float">
            <text:p>0.7881945</text:p>
          </table:table-cell>
          <table:table-cell office:value-type="float" office:value="0.43000004" calcext:value-type="float">
            <text:p>0.43000004</text:p>
          </table:table-cell>
          <table:table-cell office:value-type="float" office:value="0.76388895" calcext:value-type="float">
            <text:p>0.76388895</text:p>
          </table:table-cell>
          <table:table-cell office:value-type="float" office:value="0.47569448" calcext:value-type="float">
            <text:p>0.47569448</text:p>
          </table:table-cell>
          <table:table-cell office:value-type="float" office:value="0.83333338" calcext:value-type="float">
            <text:p>0.83333338</text:p>
          </table:table-cell>
          <table:table-cell office:value-type="float" office:value="0.78472226" calcext:value-type="float">
            <text:p>0.78472226</text:p>
          </table:table-cell>
          <table:table-cell office:value-type="float" office:value="0.77777785" calcext:value-type="float">
            <text:p>0.77777785</text:p>
          </table:table-cell>
          <table:table-cell/>
          <table:table-cell table:formula="of:=AVERAGE([.B2:.J2])" office:value-type="float" office:value="0.678564862222222" calcext:value-type="float">
            <text:p>0.678564862222222</text:p>
          </table:table-cell>
          <table:table-cell table:formula="of:=STDEV([.B2:.J2])" office:value-type="float" office:value="0.153442705056167" calcext:value-type="float">
            <text:p>0.153442705056167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73958339" calcext:value-type="float">
            <text:p>0.73958339</text:p>
          </table:table-cell>
          <table:table-cell office:value-type="float" office:value="0.55208335" calcext:value-type="float">
            <text:p>0.55208335</text:p>
          </table:table-cell>
          <table:table-cell office:value-type="float" office:value="0.75347229" calcext:value-type="float">
            <text:p>0.75347229</text:p>
          </table:table-cell>
          <table:table-cell office:value-type="float" office:value="0.53125005" calcext:value-type="float">
            <text:p>0.53125005</text:p>
          </table:table-cell>
          <table:table-cell office:value-type="float" office:value="0.84027784" calcext:value-type="float">
            <text:p>0.84027784</text:p>
          </table:table-cell>
          <table:table-cell office:value-type="float" office:value="0.56944449" calcext:value-type="float">
            <text:p>0.56944449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7256945" calcext:value-type="float">
            <text:p>0.7256945</text:p>
          </table:table-cell>
          <table:table-cell/>
          <table:table-cell table:formula="of:=AVERAGE([.B3:.J3])" office:value-type="float" office:value="0.695987706666667" calcext:value-type="float">
            <text:p>0.695987706666667</text:p>
          </table:table-cell>
          <table:table-cell table:formula="of:=STDEV([.B3:.J3])" office:value-type="float" office:value="0.114742522996076" calcext:value-type="float">
            <text:p>0.114742522996076</text:p>
          </table:table-cell>
        </table:table-row>
        <table:table-row table:style-name="ro1">
          <table:table-cell office:value-type="string" calcext:value-type="string">
            <text:p>RNN + Attention CNN</text:p>
          </table:table-cell>
          <table:table-cell office:value-type="float" office:value="0.69791672" calcext:value-type="float">
            <text:p>0.69791672</text:p>
          </table:table-cell>
          <table:table-cell office:value-type="float" office:value="0.55902783" calcext:value-type="float">
            <text:p>0.55902783</text:p>
          </table:table-cell>
          <table:table-cell office:value-type="float" office:value="0.75000004" calcext:value-type="float">
            <text:p>0.75000004</text:p>
          </table:table-cell>
          <table:table-cell office:value-type="float" office:value="0.45486114" calcext:value-type="float">
            <text:p>0.45486114</text:p>
          </table:table-cell>
          <table:table-cell office:value-type="float" office:value="0.88541672" calcext:value-type="float">
            <text:p>0.88541672</text:p>
          </table:table-cell>
          <table:table-cell office:value-type="float" office:value="0.6180556" calcext:value-type="float">
            <text:p>0.6180556</text:p>
          </table:table-cell>
          <table:table-cell office:value-type="float" office:value="0.78125007" calcext:value-type="float">
            <text:p>0.78125007</text:p>
          </table:table-cell>
          <table:table-cell office:value-type="float" office:value="0.80902783" calcext:value-type="float">
            <text:p>0.80902783</text:p>
          </table:table-cell>
          <table:table-cell office:value-type="float" office:value="0.77430561" calcext:value-type="float">
            <text:p>0.77430561</text:p>
          </table:table-cell>
          <table:table-cell/>
          <table:table-cell table:formula="of:=AVERAGE([.B4:.J4])" office:value-type="float" office:value="0.703317951111111" calcext:value-type="float">
            <text:p>0.703317951111111</text:p>
          </table:table-cell>
          <table:table-cell table:formula="of:=STDEV([.B4:.J4])" office:value-type="float" office:value="0.135773565298023" calcext:value-type="float">
            <text:p>0.13577356529802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FBCSP – more Filters</text:p>
          </table:table-cell>
          <table:table-cell office:value-type="float" office:value="0.60416671" calcext:value-type="float">
            <text:p>0.60416671</text:p>
          </table:table-cell>
          <table:table-cell office:value-type="float" office:value="0.42361114" calcext:value-type="float">
            <text:p>0.42361114</text:p>
          </table:table-cell>
          <table:table-cell office:value-type="float" office:value="0.72569449" calcext:value-type="float">
            <text:p>0.72569449</text:p>
          </table:table-cell>
          <table:table-cell office:value-type="float" office:value="0.48611115" calcext:value-type="float">
            <text:p>0.48611115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46527782" calcext:value-type="float">
            <text:p>0.46527782</text:p>
          </table:table-cell>
          <table:table-cell office:value-type="float" office:value="0.77430559" calcext:value-type="float">
            <text:p>0.77430559</text:p>
          </table:table-cell>
          <table:table-cell office:value-type="float" office:value="0.69444449" calcext:value-type="float">
            <text:p>0.69444449</text:p>
          </table:table-cell>
          <table:table-cell office:value-type="float" office:value="0.78472227" calcext:value-type="float">
            <text:p>0.78472227</text:p>
          </table:table-cell>
          <table:table-cell/>
          <table:table-cell table:formula="of:=AVERAGE([.B8:.J8])" office:value-type="float" office:value="0.640432141111111" calcext:value-type="float">
            <text:p>0.640432141111111</text:p>
          </table:table-cell>
          <table:table-cell table:formula="of:=STDEV([.B8:.J8])" office:value-type="float" office:value="0.149589035393028" calcext:value-type="float">
            <text:p>0.149589035393028</text:p>
          </table:table-cell>
        </table:table-row>
        <table:table-row table:style-name="ro1">
          <table:table-cell table:style-name="ce73" office:value-type="string" calcext:value-type="string">
            <text:p>FBCSP – EWMA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381945" calcext:value-type="float">
            <text:p>0.5381945</text:p>
          </table:table-cell>
          <table:table-cell office:value-type="float" office:value="0.81250006" calcext:value-type="float">
            <text:p>0.81250006</text:p>
          </table:table-cell>
          <table:table-cell office:value-type="float" office:value="0.56250005" calcext:value-type="float">
            <text:p>0.56250005</text:p>
          </table:table-cell>
          <table:table-cell office:value-type="float" office:value="0.63888895" calcext:value-type="float">
            <text:p>0.63888895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4375003" calcext:value-type="float">
            <text:p>0.84375003</text:p>
          </table:table-cell>
          <table:table-cell office:value-type="float" office:value="0.87847226" calcext:value-type="float">
            <text:p>0.87847226</text:p>
          </table:table-cell>
          <table:table-cell office:value-type="float" office:value="0.79513895" calcext:value-type="float">
            <text:p>0.79513895</text:p>
          </table:table-cell>
          <table:table-cell/>
          <table:table-cell table:formula="of:=AVERAGE([.B9:.J9])" office:value-type="float" office:value="0.709490791111111" calcext:value-type="float">
            <text:p>0.709490791111111</text:p>
          </table:table-cell>
          <table:table-cell table:formula="of:=STDEV([.B9:.J9])" office:value-type="float" office:value="0.126462314000897" calcext:value-type="float">
            <text:p>0.126462314000897</text:p>
          </table:table-cell>
        </table:table-row>
        <table:table-row table:style-name="ro1">
          <table:table-cell table:style-name="ce73" office:value-type="string" calcext:value-type="string">
            <text:p>Attention LSTM – EWMA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56250002" calcext:value-type="float">
            <text:p>0.56250002</text:p>
          </table:table-cell>
          <table:table-cell office:value-type="float" office:value="0.76736118" calcext:value-type="float">
            <text:p>0.76736118</text:p>
          </table:table-cell>
          <table:table-cell office:value-type="float" office:value="0.51388893" calcext:value-type="float">
            <text:p>0.51388893</text:p>
          </table:table-cell>
          <table:table-cell office:value-type="float" office:value="0.89930563" calcext:value-type="float">
            <text:p>0.89930563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506945" calcext:value-type="float">
            <text:p>0.8506945</text:p>
          </table:table-cell>
          <table:table-cell office:value-type="float" office:value="0.85763894" calcext:value-type="float">
            <text:p>0.85763894</text:p>
          </table:table-cell>
          <table:table-cell office:value-type="float" office:value="0.77083339" calcext:value-type="float">
            <text:p>0.77083339</text:p>
          </table:table-cell>
          <table:table-cell/>
          <table:table-cell table:formula="of:=AVERAGE([.B10:.J10])" office:value-type="float" office:value="0.732638942222222" calcext:value-type="float">
            <text:p>0.732638942222222</text:p>
          </table:table-cell>
          <table:table-cell table:formula="of:=STDEV([.B10:.J10])" office:value-type="float" office:value="0.13628196960773" calcext:value-type="float">
            <text:p>0.13628196960773</text:p>
          </table:table-cell>
        </table:table-row>
        <table:table-row table:style-name="ro1">
          <table:table-cell table:style-name="ce73" office:value-type="string" calcext:value-type="string">
            <text:p>SCNN – EWMA</text:p>
          </table:table-cell>
          <table:table-cell office:value-type="float" office:value="0.74666672" calcext:value-type="float">
            <text:p>0.74666672</text:p>
          </table:table-cell>
          <table:table-cell office:value-type="float" office:value="0.61111115" calcext:value-type="float">
            <text:p>0.61111115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5208337" calcext:value-type="float">
            <text:p>0.55208337</text:p>
          </table:table-cell>
          <table:table-cell office:value-type="float" office:value="0.8680556" calcext:value-type="float">
            <text:p>0.8680556</text:p>
          </table:table-cell>
          <table:table-cell office:value-type="float" office:value="0.67361116" calcext:value-type="float">
            <text:p>0.67361116</text:p>
          </table:table-cell>
          <table:table-cell office:value-type="float" office:value="0.82986118" calcext:value-type="float">
            <text:p>0.82986118</text:p>
          </table:table-cell>
          <table:table-cell office:value-type="float" office:value="0.84027783" calcext:value-type="float">
            <text:p>0.84027783</text:p>
          </table:table-cell>
          <table:table-cell office:value-type="float" office:value="0.72569449" calcext:value-type="float">
            <text:p>0.72569449</text:p>
          </table:table-cell>
          <table:table-cell/>
          <table:table-cell table:formula="of:=AVERAGE([.B11:.J11])" office:value-type="float" office:value="0.72648153" calcext:value-type="float">
            <text:p>0.72648153</text:p>
          </table:table-cell>
          <table:table-cell table:formula="of:=STDEV([.B11:.J11])" office:value-type="float" office:value="0.107161942238073" calcext:value-type="float">
            <text:p>0.107161942238073</text:p>
          </table:table-cell>
        </table:table-row>
      </table:table>
      <table:table table:name="BCI IV 2A Single Subject Normal Cropping" table:style-name="ta1">
        <table:table-column table:style-name="co17" table:default-cell-style-name="Default"/>
        <table:table-column table:style-name="co10" table:number-columns-repeated="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9"/>
          <table:table-cell table:formula="of:=AVERAGE([.B3:.J3])" office:value-type="string" office:string-value="" calcext:value-type="error">
            <text:p>#DIV/0!</text:p>
          </table:table-cell>
          <table:table-cell table:formula="of:=STDEV([.B3:.J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NN</text:p>
          </table:table-cell>
          <table:table-cell table:number-columns-repeated="9"/>
          <table:table-cell table:formula="of:=AVERAGE([.B4:.J4])" office:value-type="string" office:string-value="" calcext:value-type="error">
            <text:p>#DIV/0!</text:p>
          </table:table-cell>
          <table:table-cell table:formula="of:=STDEV([.B4:.J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690972222222222" calcext:value-type="float">
            <text:p>0.690972222222222</text:p>
          </table:table-cell>
          <table:table-cell office:value-type="float" office:value="0.409722222222222" calcext:value-type="float">
            <text:p>0.409722222222222</text:p>
          </table:table-cell>
          <table:table-cell office:value-type="float" office:value="0.673611111111111" calcext:value-type="float">
            <text:p>0.673611111111111</text:p>
          </table:table-cell>
          <table:table-cell office:value-type="float" office:value="0.493055555555556" calcext:value-type="float">
            <text:p>0.493055555555556</text:p>
          </table:table-cell>
          <table:table-cell office:value-type="float" office:value="0.753472222222222" calcext:value-type="float">
            <text:p>0.753472222222222</text:p>
          </table:table-cell>
          <table:table-cell office:value-type="float" office:value="0.427083333333333" calcext:value-type="float">
            <text:p>0.427083333333333</text:p>
          </table:table-cell>
          <table:table-cell office:value-type="float" office:value="0.694444444444444" calcext:value-type="float">
            <text:p>0.694444444444444</text:p>
          </table:table-cell>
          <table:table-cell office:value-type="float" office:value="0.746527777777778" calcext:value-type="float">
            <text:p>0.746527777777778</text:p>
          </table:table-cell>
          <table:table-cell office:value-type="float" office:value="0.541666666666667" calcext:value-type="float">
            <text:p>0.541666666666667</text:p>
          </table:table-cell>
          <table:table-cell table:formula="of:=AVERAGE([.B5:.J5])" office:value-type="float" office:value="0.603395061728395" calcext:value-type="float">
            <text:p>0.603395061728395</text:p>
          </table:table-cell>
          <table:table-cell table:formula="of:=STDEV([.B5:.J5])" office:value-type="float" office:value="0.136235259267294" calcext:value-type="float">
            <text:p>0.136235259267294</text:p>
          </table:table-cell>
        </table:table-row>
      </table:table>
      <table:table table:name="BCI IV 2A Single Subject Uniform Cropping" table:style-name="ta1">
        <table:table-column table:style-name="co17" table:default-cell-style-name="Default"/>
        <table:table-column table:style-name="co10" table:number-columns-repeated="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24808128" calcext:value-type="float">
            <text:p>0.24808128</text:p>
          </table:table-cell>
          <table:table-cell office:value-type="float" office:value="0.37450103" calcext:value-type="float">
            <text:p>0.37450103</text:p>
          </table:table-cell>
          <table:table-cell office:value-type="float" office:value="0.25" calcext:value-type="float">
            <text:p>0.25</text:p>
          </table:table-cell>
          <table:table-cell office:value-type="float" office:value="0.63635802" calcext:value-type="float">
            <text:p>0.63635802</text:p>
          </table:table-cell>
          <table:table-cell office:value-type="float" office:value="0.51208333" calcext:value-type="float">
            <text:p>0.51208333</text:p>
          </table:table-cell>
          <table:table-cell office:value-type="float" office:value="0.38537551" calcext:value-type="float">
            <text:p>0.38537551</text:p>
          </table:table-cell>
          <table:table-cell table:formula="of:=AVERAGE([.B3:.J3])" office:value-type="float" office:value="0.350711018888889" calcext:value-type="float">
            <text:p>0.350711018888889</text:p>
          </table:table-cell>
          <table:table-cell table:formula="of:=STDEV([.B3:.J3])" office:value-type="float" office:value="0.141645033541917" calcext:value-type="float">
            <text:p>0.141645033541917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52083333333333" calcext:value-type="float">
            <text:p>0.552083333333333</text:p>
          </table:table-cell>
          <table:table-cell office:value-type="float" office:value="0.795138888888889" calcext:value-type="float">
            <text:p>0.795138888888889</text:p>
          </table:table-cell>
          <table:table-cell office:value-type="float" office:value="0.423611111111111" calcext:value-type="float">
            <text:p>0.423611111111111</text:p>
          </table:table-cell>
          <table:table-cell office:value-type="float" office:value="0.798611111111111" calcext:value-type="float">
            <text:p>0.798611111111111</text:p>
          </table:table-cell>
          <table:table-cell office:value-type="float" office:value="0.461805555555556" calcext:value-type="float">
            <text:p>0.461805555555556</text:p>
          </table:table-cell>
          <table:table-cell office:value-type="float" office:value="0.857638888888889" calcext:value-type="float">
            <text:p>0.85763888888888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39583333333333" calcext:value-type="float">
            <text:p>0.739583333333333</text:p>
          </table:table-cell>
          <table:table-cell table:formula="of:=AVERAGE([.B4:.J4])" office:value-type="float" office:value="0.665895061728395" calcext:value-type="float">
            <text:p>0.665895061728395</text:p>
          </table:table-cell>
          <table:table-cell table:formula="of:=STDEV([.B4:.J4])" office:value-type="float" office:value="0.171750250899336" calcext:value-type="float">
            <text:p>0.171750250899336</text:p>
          </table:table-cell>
        </table:table-row>
      </table:table>
      <table:table table:name="Dataset" table:style-name="ta1">
        <table:table-column table:style-name="co18" table:default-cell-style-name="ce22"/>
        <table:table-column table:style-name="co19" table:default-cell-style-name="ce23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10" table:default-cell-style-name="Default"/>
        <table:table-column table:style-name="co12" table:default-cell-style-name="Default"/>
        <table:table-column table:style-name="co23" table:default-cell-style-name="ce22"/>
        <table:table-column table:style-name="co10" table:default-cell-style-name="ce23"/>
        <table:table-column table:style-name="co10" table:default-cell-style-name="ce22"/>
        <table:table-column table:style-name="co10" table:number-columns-repeated="5" table:default-cell-style-name="Default"/>
        <table:table-column table:style-name="co24" table:default-cell-style-name="Default"/>
        <table:table-column table:style-name="co10" table:number-columns-repeated="2" table:default-cell-style-name="Default"/>
        <table:table-row table:style-name="ro3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age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edinburgh handedness</text:p>
          </table:table-cell>
          <table:table-cell table:style-name="ce21" office:value-type="string" calcext:value-type="string">
            <text:p>hand (self report)</text:p>
          </table:table-cell>
          <table:table-cell table:style-name="ce21" office:value-type="string" calcext:value-type="string">
            <text:p>WNV_FSIQ</text:p>
          </table:table-cell>
          <table:table-cell table:number-columns-repeated="2"/>
          <table:table-cell table:style-name="ce25" office:value-type="string" calcext:value-type="string">
            <text:p>Age Distribution</text:p>
          </table:table-cell>
          <table:table-cell table:style-name="Default" table:number-columns-repeated="2"/>
          <table:table-cell table:number-columns-repeated="8"/>
        </table:table-row>
        <table:table-row table:style-name="ro4">
          <table:table-cell office:value-type="string" calcext:value-type="string">
            <text:p>Cc_06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73" office:value-type="string" calcext:value-type="string">
            <text:p>Age 4_5</text:p>
          </table:table-cell>
          <table:table-cell table:style-name="ce73" office:value-type="string" calcext:value-type="string">
            <text:p>Age 6_7</text:p>
          </table:table-cell>
          <table:table-cell table:style-name="ce73" office:value-type="string" calcext:value-type="string">
            <text:p>Age 8_9</text:p>
          </table:table-cell>
          <table:table-cell table:style-name="ce73" office:value-type="string" calcext:value-type="string">
            <text:p>Age 10_11</text:p>
          </table:table-cell>
          <table:table-cell table:style-name="ce73" office:value-type="string" calcext:value-type="string">
            <text:p>Age 12_13</text:p>
          </table:table-cell>
          <table:table-cell table:style-name="ce73" office:value-type="string" calcext:value-type="string">
            <text:p>Age 14_15</text:p>
          </table:table-cell>
          <table:table-cell table:style-name="ce73" office:value-type="string" calcext:value-type="string">
            <text:p>Age 16_18</text:p>
          </table:table-cell>
          <table:table-cell table:style-name="ce28" office:value-type="string" calcext:value-type="string">
            <text:p>Tota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53</text:p>
          </table:table-cell>
          <table:table-cell office:value-type="float" office:value="4.41729581331503" calcext:value-type="float">
            <text:p>4.42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Whole Dataset</text:p>
          </table:table-cell>
          <table:table-cell table:style-name="ce240" table:formula="of:=COUNTIFS([.B2:.B96];&quot;&gt;=4&quot;;[.B2:.B96]; &quot;&lt;6&quot;)" office:value-type="float" office:value="15" calcext:value-type="float">
            <text:p>15</text:p>
          </table:table-cell>
          <table:table-cell table:style-name="ce240" table:formula="of:=COUNTIFS([.B2:.B96];&quot;&gt;=6&quot;;[.B2:.B96]; &quot;&lt;8&quot;)" office:value-type="float" office:value="14" calcext:value-type="float">
            <text:p>14</text:p>
          </table:table-cell>
          <table:table-cell table:style-name="ce240" table:formula="of:=COUNTIFS([.B2:.B96];&quot;&gt;=8&quot;;[.B2:.B96]; &quot;&lt;10&quot;)" office:value-type="float" office:value="13" calcext:value-type="float">
            <text:p>13</text:p>
          </table:table-cell>
          <table:table-cell table:style-name="ce55" table:formula="of:=COUNTIFS([.B2:.B96];&quot;&gt;=10&quot;;[.B2:.B96]; &quot;&lt;12&quot;)" office:value-type="float" office:value="14" calcext:value-type="float">
            <text:p>14</text:p>
          </table:table-cell>
          <table:table-cell table:style-name="ce62" table:formula="of:=COUNTIFS([.B2:.B96];&quot;&gt;=12&quot;;[.B2:.B96]; &quot;&lt;14&quot;)" office:value-type="float" office:value="16" calcext:value-type="float">
            <text:p>16</text:p>
          </table:table-cell>
          <table:table-cell table:style-name="ce240" table:formula="of:=COUNTIFS([.B2:.B96];&quot;&gt;=14&quot;;[.B2:.B96]; &quot;&lt;16&quot;)" office:value-type="float" office:value="10" calcext:value-type="float">
            <text:p>10</text:p>
          </table:table-cell>
          <table:table-cell table:style-name="ce55" table:formula="of:=COUNTIFS([.B2:.B96];&quot;&gt;=16&quot;;[.B2:.B96]; &quot;&lt;19&quot;)" office:value-type="float" office:value="13" calcext:value-type="float">
            <text:p>13</text:p>
          </table:table-cell>
          <table:table-cell table:style-name="ce100" table:formula="of:=SUM([.I3:.O3])" office:value-type="float" office:value="95" calcext:value-type="float">
            <text:p>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91 </text:p>
          </table:table-cell>
          <table:table-cell office:value-type="float" office:value="4.46671242278655" calcext:value-type="float">
            <text:p>4.47 </text:p>
          </table:table-cell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est Set</text:p>
          </table:table-cell>
          <table:table-cell table:style-name="ce242" table:formula="of:=COUNTIFS([.J19:.J27];&quot;&gt;=4&quot;;[.J19:.J27]; &quot;&lt;6&quot;)" office:value-type="float" office:value="2" calcext:value-type="float">
            <text:p>2</text:p>
          </table:table-cell>
          <table:table-cell table:style-name="ce242" table:formula="of:=COUNTIFS([.J19:.J27];&quot;&gt;=6&quot;;[.J19:.J27]; &quot;&lt;8&quot;)" office:value-type="float" office:value="1" calcext:value-type="float">
            <text:p>1</text:p>
          </table:table-cell>
          <table:table-cell table:style-name="ce242" table:formula="of:=COUNTIFS([.J19:.J27];&quot;&gt;=8&quot;;[.J19:.J27]; &quot;&lt;10&quot;)" office:value-type="float" office:value="1" calcext:value-type="float">
            <text:p>1</text:p>
          </table:table-cell>
          <table:table-cell table:style-name="ce242" table:formula="of:=COUNTIFS([.J19:.J27];&quot;&gt;=10&quot;;[.J19:.J27]; &quot;&lt;12&quot;)" office:value-type="float" office:value="1" calcext:value-type="float">
            <text:p>1</text:p>
          </table:table-cell>
          <table:table-cell table:style-name="ce242" table:formula="of:=COUNTIFS([.J19:.J27];&quot;&gt;=12&quot;;[.J19:.J27]; &quot;&lt;14&quot;)" office:value-type="float" office:value="2" calcext:value-type="float">
            <text:p>2</text:p>
          </table:table-cell>
          <table:table-cell table:style-name="ce242" table:formula="of:=COUNTIFS([.J19:.J27];&quot;&gt;=14&quot;;[.J19:.J27]; &quot;&lt;16&quot;)" office:value-type="float" office:value="1" calcext:value-type="float">
            <text:p>1</text:p>
          </table:table-cell>
          <table:table-cell table:style-name="ce242" table:formula="of:=COUNTIFS([.J19:.J27];&quot;&gt;=16&quot;;[.J19:.J27]; &quot;&lt;19&quot;)" office:value-type="float" office:value="1" calcext:value-type="float">
            <text:p>1</text:p>
          </table:table-cell>
          <table:table-cell table:style-name="ce100" table:formula="of:=SUM([.I4:.O4])" office:value-type="float" office:value="9" calcext:value-type="float">
            <text:p>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Fold 1</text:p>
          </table:table-cell>
          <table:table-cell table:style-name="ce242" table:formula="of:=COUNTIFS([.J32:.J40];&quot;&gt;=4&quot;;[.J32:.J40]; &quot;&lt;6&quot;)" office:value-type="float" office:value="1" calcext:value-type="float">
            <text:p>1</text:p>
          </table:table-cell>
          <table:table-cell table:style-name="ce242" table:formula="of:=COUNTIFS([.J32:.J40];&quot;&gt;=6&quot;;[.J32:.J40]; &quot;&lt;8&quot;)" office:value-type="float" office:value="1" calcext:value-type="float">
            <text:p>1</text:p>
          </table:table-cell>
          <table:table-cell table:style-name="ce242" table:formula="of:=COUNTIFS([.J32:.J40];&quot;&gt;=8&quot;;[.J32:.J40]; &quot;&lt;10&quot;)" office:value-type="float" office:value="1" calcext:value-type="float">
            <text:p>1</text:p>
          </table:table-cell>
          <table:table-cell table:style-name="ce242" table:formula="of:=COUNTIFS([.J32:.J40];&quot;&gt;=10&quot;;[.J32:.J40]; &quot;&lt;12&quot;)" office:value-type="float" office:value="2" calcext:value-type="float">
            <text:p>2</text:p>
          </table:table-cell>
          <table:table-cell table:style-name="ce242" table:formula="of:=COUNTIFS([.J32:.J40];&quot;&gt;=12&quot;;[.J32:.J40]; &quot;&lt;14&quot;)" office:value-type="float" office:value="1" calcext:value-type="float">
            <text:p>1</text:p>
          </table:table-cell>
          <table:table-cell table:style-name="ce242" table:formula="of:=COUNTIFS([.J32:.J40];&quot;&gt;=14&quot;;[.J32:.J40]; &quot;&lt;16&quot;)" office:value-type="float" office:value="0" calcext:value-type="float">
            <text:p>0</text:p>
          </table:table-cell>
          <table:table-cell table:style-name="ce242" table:formula="of:=COUNTIFS([.J32:.J40];&quot;&gt;=16&quot;;[.J32:.J40]; &quot;&lt;19&quot;)" office:value-type="float" office:value="3" calcext:value-type="float">
            <text:p>3</text:p>
          </table:table-cell>
          <table:table-cell table:style-name="ce100" table:formula="of:=SUM([.I5:.O5])" office:value-type="float" office:value="9" calcext:value-type="float">
            <text:p>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52*4.9yrsold</text:p>
          </table:table-cell>
          <table:table-cell office:value-type="float" office:value="4.84008236101579" calcext:value-type="float">
            <text:p>4.8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2</text:p>
          </table:table-cell>
          <table:table-cell table:style-name="ce242" table:formula="of:=COUNTIFS([.J45:.J53];&quot;&gt;=4&quot;;[.J45:.J53]; &quot;&lt;6&quot;)" office:value-type="float" office:value="0" calcext:value-type="float">
            <text:p>0</text:p>
          </table:table-cell>
          <table:table-cell table:style-name="ce242" table:formula="of:=COUNTIFS([.J45:.J53];&quot;&gt;=6&quot;;[.J45:.J53]; &quot;&lt;8&quot;)" office:value-type="float" office:value="2" calcext:value-type="float">
            <text:p>2</text:p>
          </table:table-cell>
          <table:table-cell table:style-name="ce242" table:formula="of:=COUNTIFS([.J45:.J53];&quot;&gt;=8&quot;;[.J45:.J53]; &quot;&lt;10&quot;)" office:value-type="float" office:value="3" calcext:value-type="float">
            <text:p>3</text:p>
          </table:table-cell>
          <table:table-cell table:style-name="ce242" table:formula="of:=COUNTIFS([.J45:.J53];&quot;&gt;=10&quot;;[.J45:.J53]; &quot;&lt;12&quot;)" office:value-type="float" office:value="2" calcext:value-type="float">
            <text:p>2</text:p>
          </table:table-cell>
          <table:table-cell table:style-name="ce242" table:formula="of:=COUNTIFS([.J45:.J53];&quot;&gt;=12&quot;;[.J45:.J53]; &quot;&lt;14&quot;)" office:value-type="float" office:value="0" calcext:value-type="float">
            <text:p>0</text:p>
          </table:table-cell>
          <table:table-cell table:style-name="ce242" table:formula="of:=COUNTIFS([.J45:.J53];&quot;&gt;=14&quot;;[.J45:.J53]; &quot;&lt;16&quot;)" office:value-type="float" office:value="1" calcext:value-type="float">
            <text:p>1</text:p>
          </table:table-cell>
          <table:table-cell table:style-name="ce242" table:formula="of:=COUNTIFS([.J45:.J53];&quot;&gt;=16&quot;;[.J45:.J53]; &quot;&lt;19&quot;)" office:value-type="float" office:value="1" calcext:value-type="float">
            <text:p>1</text:p>
          </table:table-cell>
          <table:table-cell table:style-name="ce100" table:formula="of:=SUM([.I6:.O6])" office:value-type="float" office:value="9" calcext:value-type="float">
            <text:p>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90</text:p>
          </table:table-cell>
          <table:table-cell office:value-type="float" office:value="5.72958133150309" calcext:value-type="float">
            <text:p>5.7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3</text:p>
          </table:table-cell>
          <table:table-cell table:style-name="ce242" table:formula="of:=COUNTIFS([.J58:.J66];&quot;&gt;=4&quot;;[.J58:.J66]; &quot;&lt;6&quot;)" office:value-type="float" office:value="1" calcext:value-type="float">
            <text:p>1</text:p>
          </table:table-cell>
          <table:table-cell table:style-name="ce242" table:formula="of:=COUNTIFS([.J58:.J66];&quot;&gt;=6&quot;;[.J58:.J66]; &quot;&lt;8&quot;)" office:value-type="float" office:value="1" calcext:value-type="float">
            <text:p>1</text:p>
          </table:table-cell>
          <table:table-cell table:style-name="ce242" table:formula="of:=COUNTIFS([.J58:.J66];&quot;&gt;=8&quot;;[.J58:.J66]; &quot;&lt;10&quot;)" office:value-type="float" office:value="0" calcext:value-type="float">
            <text:p>0</text:p>
          </table:table-cell>
          <table:table-cell table:style-name="ce242" table:formula="of:=COUNTIFS([.J58:.J66];&quot;&gt;=10&quot;;[.J58:.J66]; &quot;&lt;12&quot;)" office:value-type="float" office:value="1" calcext:value-type="float">
            <text:p>1</text:p>
          </table:table-cell>
          <table:table-cell table:style-name="ce242" table:formula="of:=COUNTIFS([.J58:.J66];&quot;&gt;=12&quot;;[.J58:.J66]; &quot;&lt;14&quot;)" office:value-type="float" office:value="3" calcext:value-type="float">
            <text:p>3</text:p>
          </table:table-cell>
          <table:table-cell table:style-name="ce242" table:formula="of:=COUNTIFS([.J58:.J66];&quot;&gt;=14&quot;;[.J58:.J66]; &quot;&lt;16&quot;)" office:value-type="float" office:value="0" calcext:value-type="float">
            <text:p>0</text:p>
          </table:table-cell>
          <table:table-cell table:style-name="ce242" table:formula="of:=COUNTIFS([.J58:.J66];&quot;&gt;=16&quot;;[.J58:.J66]; &quot;&lt;19&quot;)" office:value-type="float" office:value="3" calcext:value-type="float">
            <text:p>3</text:p>
          </table:table-cell>
          <table:table-cell table:style-name="ce100" table:formula="of:=SUM([.I7:.O7])" office:value-type="float" office:value="9" calcext:value-type="float">
            <text:p>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38</text:p>
          </table:table-cell>
          <table:table-cell office:value-type="float" office:value="6.08098833218943" calcext:value-type="float">
            <text:p>6.0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8" office:value-type="string" calcext:value-type="string">
            <text:p>Fold 4</text:p>
          </table:table-cell>
          <table:table-cell table:style-name="ce242" table:formula="of:=COUNTIFS([.J71:.J78];&quot;&gt;=4&quot;;[.J71:.J78]; &quot;&lt;6&quot;)" office:value-type="float" office:value="3" calcext:value-type="float">
            <text:p>3</text:p>
          </table:table-cell>
          <table:table-cell table:style-name="ce242" table:formula="of:=COUNTIFS([.J71:.J78];&quot;&gt;=6&quot;;[.J71:.J78]; &quot;&lt;8&quot;)" office:value-type="float" office:value="0" calcext:value-type="float">
            <text:p>0</text:p>
          </table:table-cell>
          <table:table-cell table:style-name="ce242" table:formula="of:=COUNTIFS([.J71:.J78];&quot;&gt;=8&quot;;[.J71:.J78]; &quot;&lt;10&quot;)" office:value-type="float" office:value="1" calcext:value-type="float">
            <text:p>1</text:p>
          </table:table-cell>
          <table:table-cell table:style-name="ce242" table:formula="of:=COUNTIFS([.J71:.J78];&quot;&gt;=10&quot;;[.J71:.J78]; &quot;&lt;12&quot;)" office:value-type="float" office:value="1" calcext:value-type="float">
            <text:p>1</text:p>
          </table:table-cell>
          <table:table-cell table:style-name="ce242" table:formula="of:=COUNTIFS([.J71:.J78];&quot;&gt;=12&quot;;[.J71:.J78]; &quot;&lt;14&quot;)" office:value-type="float" office:value="1" calcext:value-type="float">
            <text:p>1</text:p>
          </table:table-cell>
          <table:table-cell table:style-name="ce242" table:formula="of:=COUNTIFS([.J71:.J78];&quot;&gt;=14&quot;;[.J71:.J78]; &quot;&lt;16&quot;)" office:value-type="float" office:value="2" calcext:value-type="float">
            <text:p>2</text:p>
          </table:table-cell>
          <table:table-cell table:style-name="ce242" table:formula="of:=COUNTIFS([.J71:.J78];&quot;&gt;=16&quot;;[.J71:.J78]; &quot;&lt;19&quot;)" office:value-type="float" office:value="0" calcext:value-type="float">
            <text:p>0</text:p>
          </table:table-cell>
          <table:table-cell table:style-name="ce100" table:formula="of:=SUM([.I8:.O8])"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78</text:p>
          </table:table-cell>
          <table:table-cell office:value-type="float" office:value="6.30336307481126" calcext:value-type="float">
            <text:p>6.30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48" office:value-type="string" calcext:value-type="string">
            <text:p>Fold 5</text:p>
          </table:table-cell>
          <table:table-cell table:style-name="ce242" table:formula="of:=COUNTIFS([.J83:.J90];&quot;&gt;=4&quot;;[.J83:.J90]; &quot;&lt;6&quot;)" office:value-type="float" office:value="0" calcext:value-type="float">
            <text:p>0</text:p>
          </table:table-cell>
          <table:table-cell table:style-name="ce242" table:formula="of:=COUNTIFS([.J83:.J90];&quot;&gt;=6&quot;;[.J83:.J90]; &quot;&lt;8&quot;)" office:value-type="float" office:value="1" calcext:value-type="float">
            <text:p>1</text:p>
          </table:table-cell>
          <table:table-cell table:style-name="ce242" table:formula="of:=COUNTIFS([.J83:.J90];&quot;&gt;=8&quot;;[.J83:.J90]; &quot;&lt;10&quot;)" office:value-type="float" office:value="0" calcext:value-type="float">
            <text:p>0</text:p>
          </table:table-cell>
          <table:table-cell table:style-name="ce242" table:formula="of:=COUNTIFS([.J83:.J90];&quot;&gt;=10&quot;;[.J83:.J90]; &quot;&lt;12&quot;)" office:value-type="float" office:value="2" calcext:value-type="float">
            <text:p>2</text:p>
          </table:table-cell>
          <table:table-cell table:style-name="ce242" table:formula="of:=COUNTIFS([.J83:.J90];&quot;&gt;=12&quot;;[.J83:.J90]; &quot;&lt;14&quot;)" office:value-type="float" office:value="1" calcext:value-type="float">
            <text:p>1</text:p>
          </table:table-cell>
          <table:table-cell table:style-name="ce242" table:formula="of:=COUNTIFS([.J83:.J90];&quot;&gt;=14&quot;;[.J83:.J90]; &quot;&lt;16&quot;)" office:value-type="float" office:value="1" calcext:value-type="float">
            <text:p>1</text:p>
          </table:table-cell>
          <table:table-cell table:style-name="ce242" table:formula="of:=COUNTIFS([.J83:.J90];&quot;&gt;=16&quot;;[.J83:.J90]; &quot;&lt;19&quot;)" office:value-type="float" office:value="3" calcext:value-type="float">
            <text:p>3</text:p>
          </table:table-cell>
          <table:table-cell table:style-name="ce100" table:formula="of:=SUM([.I9:.O9])"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50</text:p>
          </table:table-cell>
          <table:table-cell office:value-type="float" office:value="6.41866849691146" calcext:value-type="float">
            <text:p>6.42 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Fold 6</text:p>
          </table:table-cell>
          <table:table-cell table:style-name="ce243" table:formula="of:=COUNTIFS([.P32:.P39];&quot;&gt;=4&quot;;[.P32:.P39]; &quot;&lt;6&quot;)" office:value-type="float" office:value="1" calcext:value-type="float">
            <text:p>1</text:p>
          </table:table-cell>
          <table:table-cell table:style-name="ce243" table:formula="of:=COUNTIFS([.P32:.P39];&quot;&gt;=6&quot;;[.P32:.P39]; &quot;&lt;8&quot;)" office:value-type="float" office:value="1" calcext:value-type="float">
            <text:p>1</text:p>
          </table:table-cell>
          <table:table-cell table:style-name="ce243" table:formula="of:=COUNTIFS([.P32:.P39];&quot;&gt;=8&quot;;[.P32:.P39]; &quot;&lt;10&quot;)" office:value-type="float" office:value="1" calcext:value-type="float">
            <text:p>1</text:p>
          </table:table-cell>
          <table:table-cell table:style-name="ce243" table:formula="of:=COUNTIFS([.P32:.P39];&quot;&gt;=10&quot;;[.P32:.P39]; &quot;&lt;12&quot;)" office:value-type="float" office:value="2" calcext:value-type="float">
            <text:p>2</text:p>
          </table:table-cell>
          <table:table-cell table:style-name="ce243" table:formula="of:=COUNTIFS([.P32:.P39];&quot;&gt;=12&quot;;[.P32:.P39]; &quot;&lt;14&quot;)" office:value-type="float" office:value="2" calcext:value-type="float">
            <text:p>2</text:p>
          </table:table-cell>
          <table:table-cell table:style-name="ce243" table:formula="of:=COUNTIFS([.P32:.P39];&quot;&gt;=14&quot;;[.P32:.P39]; &quot;&lt;16&quot;)" office:value-type="float" office:value="1" calcext:value-type="float">
            <text:p>1</text:p>
          </table:table-cell>
          <table:table-cell table:style-name="ce243" table:formula="of:=COUNTIFS([.P32:.P39];&quot;&gt;=16&quot;;[.P32:.P39]; &quot;&lt;19&quot;)" office:value-type="float" office:value="0" calcext:value-type="float">
            <text:p>0</text:p>
          </table:table-cell>
          <table:table-cell table:style-name="ce100" table:formula="of:=SUM([.I10:.O10])"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7</text:p>
          </table:table-cell>
          <table:table-cell table:style-name="ce246" table:formula="of:=COUNTIFS([.P45:.P52];&quot;&gt;=4&quot;;[.P45:.P52]; &quot;&lt;6&quot;)" office:value-type="float" office:value="2" calcext:value-type="float">
            <text:p>2</text:p>
          </table:table-cell>
          <table:table-cell table:style-name="ce246" table:formula="of:=COUNTIFS([.P45:.P52];&quot;&gt;=6&quot;;[.P45:.P52]; &quot;&lt;8&quot;)" office:value-type="float" office:value="1" calcext:value-type="float">
            <text:p>1</text:p>
          </table:table-cell>
          <table:table-cell table:style-name="ce246" table:formula="of:=COUNTIFS([.P45:.P52];&quot;&gt;=8&quot;;[.P45:.P52]; &quot;&lt;10&quot;)" office:value-type="float" office:value="2" calcext:value-type="float">
            <text:p>2</text:p>
          </table:table-cell>
          <table:table-cell table:style-name="ce246" table:formula="of:=COUNTIFS([.P45:.P52];&quot;&gt;=10&quot;;[.P45:.P52]; &quot;&lt;12&quot;)" office:value-type="float" office:value="1" calcext:value-type="float">
            <text:p>1</text:p>
          </table:table-cell>
          <table:table-cell table:style-name="ce246" table:formula="of:=COUNTIFS([.P45:.P52];&quot;&gt;=12&quot;;[.P45:.P52]; &quot;&lt;14&quot;)" office:value-type="float" office:value="1" calcext:value-type="float">
            <text:p>1</text:p>
          </table:table-cell>
          <table:table-cell table:style-name="ce246" table:formula="of:=COUNTIFS([.P45:.P52];&quot;&gt;=14&quot;;[.P45:.P52]; &quot;&lt;16&quot;)" office:value-type="float" office:value="1" calcext:value-type="float">
            <text:p>1</text:p>
          </table:table-cell>
          <table:table-cell table:style-name="ce246" table:formula="of:=COUNTIFS([.P45:.P52];&quot;&gt;=16&quot;;[.P45:.P52]; &quot;&lt;19&quot;)" office:value-type="float" office:value="0" calcext:value-type="float">
            <text:p>0</text:p>
          </table:table-cell>
          <table:table-cell table:style-name="ce100" table:formula="of:=SUM([.I11:.O11])"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40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48" office:value-type="string" calcext:value-type="string">
            <text:p>Fold 8</text:p>
          </table:table-cell>
          <table:table-cell table:style-name="ce247" table:formula="of:=COUNTIFS([.P58:.P65];&quot;&gt;=4&quot;;[.P58:.P65]; &quot;&lt;6&quot;)" office:value-type="float" office:value="0" calcext:value-type="float">
            <text:p>0</text:p>
          </table:table-cell>
          <table:table-cell table:style-name="ce247" table:formula="of:=COUNTIFS([.P58:.P65];&quot;&gt;=6&quot;;[.P58:.P65]; &quot;&lt;8&quot;)" office:value-type="float" office:value="2" calcext:value-type="float">
            <text:p>2</text:p>
          </table:table-cell>
          <table:table-cell table:style-name="ce247" table:formula="of:=COUNTIFS([.P58:.P65];&quot;&gt;=8&quot;;[.P58:.P65]; &quot;&lt;10&quot;)" office:value-type="float" office:value="3" calcext:value-type="float">
            <text:p>3</text:p>
          </table:table-cell>
          <table:table-cell table:style-name="ce247" table:formula="of:=COUNTIFS([.P58:.P65];&quot;&gt;=10&quot;;[.P58:.P65]; &quot;&lt;12&quot;)" office:value-type="float" office:value="1" calcext:value-type="float">
            <text:p>1</text:p>
          </table:table-cell>
          <table:table-cell table:style-name="ce247" table:formula="of:=COUNTIFS([.P58:.P65];&quot;&gt;=12&quot;;[.P58:.P65]; &quot;&lt;14&quot;)" office:value-type="float" office:value="1" calcext:value-type="float">
            <text:p>1</text:p>
          </table:table-cell>
          <table:table-cell table:style-name="ce247" table:formula="of:=COUNTIFS([.P58:.P65];&quot;&gt;=14&quot;;[.P58:.P65]; &quot;&lt;16&quot;)" office:value-type="float" office:value="0" calcext:value-type="float">
            <text:p>0</text:p>
          </table:table-cell>
          <table:table-cell table:style-name="ce247" table:formula="of:=COUNTIFS([.P58:.P65];&quot;&gt;=16&quot;;[.P58:.P65]; &quot;&lt;19&quot;)" office:value-type="float" office:value="1" calcext:value-type="float">
            <text:p>1</text:p>
          </table:table-cell>
          <table:table-cell table:style-name="ce100" table:formula="of:=SUM([.I12:.O12])"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76</text:p>
          </table:table-cell>
          <table:table-cell office:value-type="float" office:value="7.31640356897735" calcext:value-type="float">
            <text:p>7.32 </text:p>
          </table:table-cell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9</text:p>
          </table:table-cell>
          <table:table-cell table:style-name="ce72" table:formula="of:=COUNTIFS([.P71:.P78];&quot;&gt;=4&quot;;[.P71:.P78]; &quot;&lt;6&quot;)" office:value-type="float" office:value="3" calcext:value-type="float">
            <text:p>3</text:p>
          </table:table-cell>
          <table:table-cell table:style-name="ce72" table:formula="of:=COUNTIFS([.P71:.P78];&quot;&gt;=6&quot;;[.P71:.P78]; &quot;&lt;8&quot;)" office:value-type="float" office:value="0" calcext:value-type="float">
            <text:p>0</text:p>
          </table:table-cell>
          <table:table-cell table:style-name="ce72" table:formula="of:=COUNTIFS([.P71:.P78];&quot;&gt;=8&quot;;[.P71:.P78]; &quot;&lt;10&quot;)" office:value-type="float" office:value="0" calcext:value-type="float">
            <text:p>0</text:p>
          </table:table-cell>
          <table:table-cell table:style-name="ce72" table:formula="of:=COUNTIFS([.P71:.P78];&quot;&gt;=10&quot;;[.P71:.P78]; &quot;&lt;12&quot;)" office:value-type="float" office:value="0" calcext:value-type="float">
            <text:p>0</text:p>
          </table:table-cell>
          <table:table-cell table:style-name="ce72" table:formula="of:=COUNTIFS([.P71:.P78];&quot;&gt;=12&quot;;[.P71:.P78]; &quot;&lt;14&quot;)" office:value-type="float" office:value="3" calcext:value-type="float">
            <text:p>3</text:p>
          </table:table-cell>
          <table:table-cell table:style-name="ce72" table:formula="of:=COUNTIFS([.P71:.P78];&quot;&gt;=14&quot;;[.P71:.P78]; &quot;&lt;16&quot;)" office:value-type="float" office:value="2" calcext:value-type="float">
            <text:p>2</text:p>
          </table:table-cell>
          <table:table-cell table:style-name="ce72" table:formula="of:=COUNTIFS([.P71:.P78];&quot;&gt;=16&quot;;[.P71:.P78]; &quot;&lt;19&quot;)" office:value-type="float" office:value="0" calcext:value-type="float">
            <text:p>0</text:p>
          </table:table-cell>
          <table:table-cell table:style-name="ce100" table:formula="of:=SUM([.I13:.O13])"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42*7.6yrs</text:p>
          </table:table-cell>
          <table:table-cell office:value-type="float" office:value="7.53054221002059" calcext:value-type="float">
            <text:p>7.5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Fold 10</text:p>
          </table:table-cell>
          <table:table-cell table:style-name="ce249" table:formula="of:=COUNTIFS([.P83:.P90];&quot;&gt;=4&quot;;[.P83:.P90]; &quot;&lt;6&quot;)" office:value-type="float" office:value="1" calcext:value-type="float">
            <text:p>1</text:p>
          </table:table-cell>
          <table:table-cell table:style-name="ce249" table:formula="of:=COUNTIFS([.P83:.P90];&quot;&gt;=6&quot;;[.P83:.P90]; &quot;&lt;8&quot;)" office:value-type="float" office:value="2" calcext:value-type="float">
            <text:p>2</text:p>
          </table:table-cell>
          <table:table-cell table:style-name="ce249" table:formula="of:=COUNTIFS([.P83:.P90];&quot;&gt;=8&quot;;[.P83:.P90]; &quot;&lt;10&quot;)" office:value-type="float" office:value="1" calcext:value-type="float">
            <text:p>1</text:p>
          </table:table-cell>
          <table:table-cell table:style-name="ce249" table:formula="of:=COUNTIFS([.P83:.P90];&quot;&gt;=10&quot;;[.P83:.P90]; &quot;&lt;12&quot;)" office:value-type="float" office:value="1" calcext:value-type="float">
            <text:p>1</text:p>
          </table:table-cell>
          <table:table-cell table:style-name="ce249" table:formula="of:=COUNTIFS([.P83:.P90];&quot;&gt;=12&quot;;[.P83:.P90]; &quot;&lt;14&quot;)" office:value-type="float" office:value="1" calcext:value-type="float">
            <text:p>1</text:p>
          </table:table-cell>
          <table:table-cell table:style-name="ce249" table:formula="of:=COUNTIFS([.P83:.P90];&quot;&gt;=14&quot;;[.P83:.P90]; &quot;&lt;16&quot;)" office:value-type="float" office:value="1" calcext:value-type="float">
            <text:p>1</text:p>
          </table:table-cell>
          <table:table-cell table:style-name="ce249" table:formula="of:=COUNTIFS([.P83:.P90];&quot;&gt;=16&quot;;[.P83:.P90]; &quot;&lt;19&quot;)" office:value-type="float" office:value="1" calcext:value-type="float">
            <text:p>1</text:p>
          </table:table-cell>
          <table:table-cell table:style-name="ce100" table:formula="of:=SUM([.I14:.O14])"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71 *7.7 yrs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40" office:value-type="string" calcext:value-type="string">
            <text:p>Check</text:p>
          </table:table-cell>
          <table:table-cell table:style-name="ce100" table:formula="of:=SUM([.I4:.I14])" office:value-type="float" office:value="14" calcext:value-type="float">
            <text:p>14</text:p>
          </table:table-cell>
          <table:table-cell table:style-name="ce100" table:formula="of:=SUM([.J4:.J14])" office:value-type="float" office:value="12" calcext:value-type="float">
            <text:p>12</text:p>
          </table:table-cell>
          <table:table-cell table:style-name="ce100" table:formula="of:=SUM([.K4:.K14])" office:value-type="float" office:value="13" calcext:value-type="float">
            <text:p>13</text:p>
          </table:table-cell>
          <table:table-cell table:style-name="ce100" table:formula="of:=SUM([.L4:.L14])" office:value-type="float" office:value="14" calcext:value-type="float">
            <text:p>14</text:p>
          </table:table-cell>
          <table:table-cell table:style-name="ce100" table:formula="of:=SUM([.M4:.M14])" office:value-type="float" office:value="16" calcext:value-type="float">
            <text:p>16</text:p>
          </table:table-cell>
          <table:table-cell table:style-name="ce100" table:formula="of:=SUM([.N4:.N14])" office:value-type="float" office:value="10" calcext:value-type="float">
            <text:p>10</text:p>
          </table:table-cell>
          <table:table-cell table:style-name="ce100" table:formula="of:=SUM([.O4:.O14])" office:value-type="float" office:value="13" calcext:value-type="float">
            <text:p>13</text:p>
          </table:table-cell>
          <table:table-cell table:style-name="ce100" table:formula="of:=SUM([.I15:.O15])" office:value-type="float" office:value="92" calcext:value-type="float">
            <text:p>9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95</text:p>
          </table:table-cell>
          <table:table-cell office:value-type="float" office:value="8.11530542210021" calcext:value-type="float">
            <text:p>8.1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4">
          <table:table-cell office:value-type="string" calcext:value-type="string">
            <text:p>Cc_097 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4">
          <table:table-cell office:value-type="string" calcext:value-type="string">
            <text:p>Cc_022</text:p>
          </table:table-cell>
          <table:table-cell office:value-type="float" office:value="9.00754975978037" calcext:value-type="float">
            <text:p>9.01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73" office:value-type="string" calcext:value-type="string">
            <text:p>Test Subject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style-name="ce73" office:value-type="string" calcext:value-type="string">
            <text:p>MO</text:p>
          </table:table-cell>
          <table:table-cell table:style-name="ce73" office:value-type="string" calcext:value-type="string">
            <text:p>PA</text:p>
          </table:table-cell>
          <table:table-cell table:style-name="ce73" office:value-type="string" calcext:value-type="string">
            <text:p>PDK</text:p>
          </table:table-cell>
          <table:table-cell table:style-name="ce73" office:value-type="string" calcext:value-type="string">
            <text:p>VG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73 *9.5 yrs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11</text:p>
          </table:table-cell>
          <table:table-cell table:formula="of:=VLOOKUP([.$I19];[.$A$2:.$D$96];2;0)" office:value-type="float" office:value="13.7076183939602" calcext:value-type="float">
            <text:p>13.71 </text:p>
          </table:table-cell>
          <table:table-cell table:style-name="ce23" table:formula="of:=VLOOKUP([.$I19];[.$A$2:.$D$96];3;0)" office:value-type="string" office:string-value="M" calcext:value-type="string">
            <text:p>M</text:p>
          </table:table-cell>
          <table:table-cell table:style-name="ce23" table:formula="of:=VLOOKUP([.$I19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55*9.5yrs</text:p>
          </table:table-cell>
          <table:table-cell office:value-type="float" office:value="9.47426218256692" calcext:value-type="float">
            <text:p>9.47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1</text:p>
          </table:table-cell>
          <table:table-cell table:formula="of:=VLOOKUP([.I20];[.$A$2:.$D$96];2;0)" office:value-type="float" office:value="4.11530542210021" calcext:value-type="float">
            <text:p>4.12 </text:p>
          </table:table-cell>
          <table:table-cell table:style-name="ce23" table:formula="of:=VLOOKUP([.$I20];[.$A$2:.$D$96];3;0)" office:value-type="string" office:string-value="F" calcext:value-type="string">
            <text:p>F</text:p>
          </table:table-cell>
          <table:table-cell table:style-name="ce23" table:formula="of:=VLOOKUP([.$I20];[.$A$2:.$D$96];4;0)" office:value-type="float" office:value="9" calcext:value-type="float">
            <text:p>9.00 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Less example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Cc_017</text:p>
          </table:table-cell>
          <table:table-cell table:formula="of:=VLOOKUP([.I21];[.$A$2:.$D$96];2;0)" office:value-type="float" office:value="12.9334248455731" calcext:value-type="float">
            <text:p>12.93 </text:p>
          </table:table-cell>
          <table:table-cell table:style-name="ce23" table:formula="of:=VLOOKUP([.$I21];[.$A$2:.$D$96];3;0)" office:value-type="string" office:string-value="F" calcext:value-type="string">
            <text:p>F</text:p>
          </table:table-cell>
          <table:table-cell table:style-name="ce23" table:formula="of:=VLOOKUP([.$I21];[.$A$2:.$D$96];4;0)" office:value-type="float" office:value="-80" calcext:value-type="float">
            <text:p>-8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63</text:p>
          </table:table-cell>
          <table:table-cell office:value-type="float" office:value="10.0315717227179" calcext:value-type="float">
            <text:p>10.0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Cc_092</text:p>
          </table:table-cell>
          <table:table-cell table:formula="of:=VLOOKUP([.I22];[.$A$2:.$D$96];2;0)" office:value-type="float" office:value="6.66026080988332" calcext:value-type="float">
            <text:p>6.66 </text:p>
          </table:table-cell>
          <table:table-cell table:style-name="ce23" table:formula="of:=VLOOKUP([.$I22];[.$A$2:.$D$96];3;0)" office:value-type="string" office:string-value="M" calcext:value-type="string">
            <text:p>M</text:p>
          </table:table-cell>
          <table:table-cell table:style-name="ce23" table:formula="of:=VLOOKUP([.$I22];[.$A$2:.$D$96];4;0)" office:value-type="float" office:value="67" calcext:value-type="float">
            <text:p>67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97 </text:p>
          </table:table-cell>
          <table:table-cell table:formula="of:=VLOOKUP([.I23];[.$A$2:.$D$96];2;0)" office:value-type="float" office:value="8.34317089910776" calcext:value-type="float">
            <text:p>8.34 </text:p>
          </table:table-cell>
          <table:table-cell table:style-name="ce23" table:formula="of:=VLOOKUP([.$I23];[.$A$2:.$D$96];3;0)" office:value-type="string" office:string-value="F" calcext:value-type="string">
            <text:p>F</text:p>
          </table:table-cell>
          <table:table-cell table:style-name="ce23" table:formula="of:=VLOOKUP([.$I23];[.$A$2:.$D$96];4;0)" office:value-type="float" office:value="67" calcext:value-type="float">
            <text:p>67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Cc_099 </text:p>
          </table:table-cell>
          <table:table-cell table:formula="of:=VLOOKUP([.I24];[.$A$2:.$D$96];2;0)" office:value-type="float" office:value="10.7975291695264" calcext:value-type="float">
            <text:p>10.80 </text:p>
          </table:table-cell>
          <table:table-cell table:style-name="ce23" table:formula="of:=VLOOKUP([.$I24];[.$A$2:.$D$96];3;0)" office:value-type="string" office:string-value="M" calcext:value-type="string">
            <text:p>M</text:p>
          </table:table-cell>
          <table:table-cell table:style-name="ce23" table:formula="of:=VLOOKUP([.$I24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85 </text:p>
          </table:table-cell>
          <table:table-cell office:value-type="float" office:value="10.4625943719973" calcext:value-type="float">
            <text:p>10.46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cc_005</text:p>
          </table:table-cell>
          <table:table-cell table:formula="of:=VLOOKUP([.I25];[.$A$2:.$D$96];2;0)" office:value-type="float" office:value="16.538091969801" calcext:value-type="float">
            <text:p>16.54 </text:p>
          </table:table-cell>
          <table:table-cell table:style-name="ce23" table:formula="of:=VLOOKUP([.$I25];[.$A$2:.$D$96];3;0)" office:value-type="string" office:string-value="F" calcext:value-type="string">
            <text:p>F</text:p>
          </table:table-cell>
          <table:table-cell table:style-name="ce23" table:formula="of:=VLOOKUP([.$I25];[.$A$2:.$D$96];4;0)" office:value-type="float" office:value="-40" calcext:value-type="float">
            <text:p>-4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27</text:p>
          </table:table-cell>
          <table:table-cell office:value-type="float" office:value="10.6218256691833" calcext:value-type="float">
            <text:p>10.6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6</text:p>
          </table:table-cell>
          <table:table-cell table:formula="of:=VLOOKUP([.I26];[.$A$2:.$D$96];2;0)" office:value-type="float" office:value="15.3603294440631" calcext:value-type="float">
            <text:p>15.36 </text:p>
          </table:table-cell>
          <table:table-cell table:style-name="ce23" table:formula="of:=VLOOKUP([.$I26];[.$A$2:.$D$96];3;0)" office:value-type="string" office:string-value="M" calcext:value-type="string">
            <text:p>M</text:p>
          </table:table-cell>
          <table:table-cell table:style-name="ce23" table:formula="of:=VLOOKUP([.$I26];[.$A$2:.$D$96];4;0)" office:value-type="float" office:value="60" calcext:value-type="float">
            <text:p>6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72*10.10 yrs</text:p>
          </table:table-cell>
          <table:table-cell office:value-type="float" office:value="10.8689087165408" calcext:value-type="float">
            <text:p>10.87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Cc_090</text:p>
          </table:table-cell>
          <table:table-cell table:formula="of:=VLOOKUP([.I27];[.$A$2:.$D$96];2;0)" office:value-type="float" office:value="5.72958133150309" calcext:value-type="float">
            <text:p>5.73 </text:p>
          </table:table-cell>
          <table:table-cell table:style-name="ce23" table:formula="of:=VLOOKUP([.$I27];[.$A$2:.$D$96];3;0)" office:value-type="string" office:string-value="F" calcext:value-type="string">
            <text:p>F</text:p>
          </table:table-cell>
          <table:table-cell table:style-name="ce23" table:formula="of:=VLOOKUP([.$I27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57*10.10yrs</text:p>
          </table:table-cell>
          <table:table-cell office:value-type="float" office:value="10.9183253260124" calcext:value-type="float">
            <text:p>10.9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19:.J27])" office:value-type="float" office:value="10.4650346983909" calcext:value-type="float">
            <text:p>10.4650346983909</text:p>
          </table:table-cell>
          <table:table-cell table:style-name="Default"/>
          <table:table-cell table:formula="of:=AVERAGE([.L19:.L27])" office:value-type="float" office:value="42.5555555555556" calcext:value-type="float">
            <text:p>42.5555555555556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Cc_018</text:p>
          </table:table-cell>
          <table:table-cell office:value-type="float" office:value="11.1571722717914" calcext:value-type="float">
            <text:p>11.16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19:.J27])" office:value-type="float" office:value="4.4621460305157" calcext:value-type="float">
            <text:p>4.4621460305157</text:p>
          </table:table-cell>
          <table:table-cell table:style-name="Default"/>
          <table:table-cell table:formula="of:=STDEV([.L19:.L27])" office:value-type="float" office:value="65.5364614377201" calcext:value-type="float">
            <text:p>65.5364614377201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4">
          <table:table-cell office:value-type="string" calcext:value-type="string">
            <text:p>Cc_068</text:p>
          </table:table-cell>
          <table:table-cell office:value-type="float" office:value="11.363074811256" calcext:value-type="float">
            <text:p>11.3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3"/>
          <table:table-cell table:style-name="ce50" office:value-type="string" calcext:value-type="string">
            <text:p>Fold 1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6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4"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44"/>
          <table:table-cell office:value-type="string" calcext:value-type="string">
            <text:p>Cc_013</text:p>
          </table:table-cell>
          <table:table-cell table:style-name="ce241" table:formula="of:=VLOOKUP([.$I32];[.$A$2:.$D$96];2;0)" office:value-type="float" office:value="16.4557309540151" calcext:value-type="float">
            <text:p>16.46 </text:p>
          </table:table-cell>
          <table:table-cell table:formula="of:=VLOOKUP([.$I32];[.$A$2:.$D$96];3;0)" office:value-type="string" office:string-value="M" calcext:value-type="string">
            <text:p>M</text:p>
          </table:table-cell>
          <table:table-cell table:style-name="ce58" table:formula="of:=VLOOKUP([.$I32];[.$A$2:.$D$96];4;0)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43</text:p>
          </table:table-cell>
          <table:table-cell table:style-name="ce23" office:value-type="float" office:value="9.08167467398765" calcext:value-type="float">
            <text:p>9.0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75*11.9yrs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27</text:p>
          </table:table-cell>
          <table:table-cell table:style-name="ce241" table:formula="of:=VLOOKUP([.$I33];[.$A$2:.$D$96];2;0)" office:value-type="float" office:value="10.6218256691833" calcext:value-type="float">
            <text:p>10.62 </text:p>
          </table:table-cell>
          <table:table-cell table:formula="of:=VLOOKUP([.$I33];[.$A$2:.$D$96];3;0)" office:value-type="string" office:string-value="F" calcext:value-type="string">
            <text:p>F</text:p>
          </table:table-cell>
          <table:table-cell table:style-name="ce58" table:formula="of:=VLOOKUP([.$I33];[.$A$2:.$D$96];4;0)" office:value-type="float" office:value="60" calcext:value-type="float">
            <text:p>60</text:p>
          </table:table-cell>
          <table:table-cell table:number-columns-repeated="2"/>
          <table:table-cell table:style-name="ce22" office:value-type="string" calcext:value-type="string">
            <text:p>Cc_053</text:p>
          </table:table-cell>
          <table:table-cell table:style-name="ce23" office:value-type="float" office:value="4.41729581331503" calcext:value-type="float">
            <text:p>4.4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4"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44"/>
          <table:table-cell office:value-type="string" calcext:value-type="string">
            <text:p>Cc_028</text:p>
          </table:table-cell>
          <table:table-cell table:style-name="ce241" table:formula="of:=VLOOKUP([.$I34];[.$A$2:.$D$96];2;0)" office:value-type="float" office:value="13.9547014413178" calcext:value-type="float">
            <text:p>13.95 </text:p>
          </table:table-cell>
          <table:table-cell table:formula="of:=VLOOKUP([.$I34];[.$A$2:.$D$96];3;0)" office:value-type="string" office:string-value="F" calcext:value-type="string">
            <text:p>F</text:p>
          </table:table-cell>
          <table:table-cell table:style-name="ce58" table:formula="of:=VLOOKUP([.$I34];[.$A$2:.$D$96];4;0)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7*10.10yrs</text:p>
          </table:table-cell>
          <table:table-cell table:style-name="ce23" office:value-type="float" office:value="10.9183253260124" calcext:value-type="float">
            <text:p>10.9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15</text:p>
          </table:table-cell>
          <table:table-cell office:value-type="float" office:value="12.576527110501" calcext:value-type="float">
            <text:p>12.5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29</text:p>
          </table:table-cell>
          <table:table-cell table:style-name="ce241" table:formula="of:=VLOOKUP([.$I35];[.$A$2:.$D$96];2;0)" office:value-type="float" office:value="16.6067261496225" calcext:value-type="float">
            <text:p>16.61 </text:p>
          </table:table-cell>
          <table:table-cell table:formula="of:=VLOOKUP([.$I35];[.$A$2:.$D$96];3;0)" office:value-type="string" office:string-value="M" calcext:value-type="string">
            <text:p>M</text:p>
          </table:table-cell>
          <table:table-cell table:style-name="ce58" table:formula="of:=VLOOKUP([.$I35];[.$A$2:.$D$96];4;0)"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64*12.9yrs</text:p>
          </table:table-cell>
          <table:table-cell table:style-name="ce23" office:value-type="float" office:value="12.8208647906658" calcext:value-type="float">
            <text:p>12.8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34</text:p>
          </table:table-cell>
          <table:table-cell office:value-type="float" office:value="12.6122168840082" calcext:value-type="float">
            <text:p>12.61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44"/>
          <table:table-cell office:value-type="string" calcext:value-type="string">
            <text:p>Cc_036</text:p>
          </table:table-cell>
          <table:table-cell table:style-name="ce241" table:formula="of:=VLOOKUP([.$I36];[.$A$2:.$D$96];2;0)" office:value-type="float" office:value="18.4296499656829" calcext:value-type="float">
            <text:p>18.43 </text:p>
          </table:table-cell>
          <table:table-cell table:formula="of:=VLOOKUP([.$I36];[.$A$2:.$D$96];3;0)" office:value-type="string" office:string-value="F" calcext:value-type="string">
            <text:p>F</text:p>
          </table:table-cell>
          <table:table-cell table:style-name="ce58" table:formula="of:=VLOOKUP([.$I36];[.$A$2:.$D$96];4;0)" office:value-type="float" office:value="82" calcext:value-type="float">
            <text:p>82</text:p>
          </table:table-cell>
          <table:table-cell table:number-columns-repeated="2"/>
          <table:table-cell table:style-name="ce22" office:value-type="string" calcext:value-type="string">
            <text:p>Cc_066*6.8 yrs</text:p>
          </table:table-cell>
          <table:table-cell table:style-name="ce23" office:value-type="float" office:value="6.74536719286205" calcext:value-type="float">
            <text:p>6.7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4">
          <table:table-cell office:value-type="string" calcext:value-type="string">
            <text:p>Cc_080 </text:p>
          </table:table-cell>
          <table:table-cell office:value-type="float" office:value="12.6424159231297" calcext:value-type="float">
            <text:p>12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59</text:p>
          </table:table-cell>
          <table:table-cell table:style-name="ce241" table:formula="of:=VLOOKUP([.$I37];[.$A$2:.$D$96];2;0)" office:value-type="float" office:value="4.15648592999314" calcext:value-type="float">
            <text:p>4.16 </text:p>
          </table:table-cell>
          <table:table-cell table:formula="of:=VLOOKUP([.$I37];[.$A$2:.$D$96];3;0)" office:value-type="string" office:string-value="M" calcext:value-type="string">
            <text:p>M</text:p>
          </table:table-cell>
          <table:table-cell table:style-name="ce58" table:formula="of:=VLOOKUP([.$I37];[.$A$2:.$D$96];4;0)" office:value-type="float" office:value="85" calcext:value-type="float">
            <text:p>85</text:p>
          </table:table-cell>
          <table:table-cell table:number-columns-repeated="2"/>
          <table:table-cell table:style-name="ce22" office:value-type="string" calcext:value-type="string">
            <text:p>Cc_072*10.10 yrs</text:p>
          </table:table-cell>
          <table:table-cell table:style-name="ce23" office:value-type="float" office:value="10.8689087165408" calcext:value-type="float">
            <text:p>10.8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4">
          <table:table-cell office:value-type="string" calcext:value-type="string">
            <text:p>Cc_017</text:p>
          </table:table-cell>
          <table:table-cell office:value-type="float" office:value="12.9334248455731" calcext:value-type="float">
            <text:p>12.93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44"/>
          <table:table-cell office:value-type="string" calcext:value-type="string">
            <text:p>Cc_068</text:p>
          </table:table-cell>
          <table:table-cell table:style-name="ce241" table:formula="of:=VLOOKUP([.$I38];[.$A$2:.$D$96];2;0)" office:value-type="float" office:value="11.363074811256" calcext:value-type="float">
            <text:p>11.36 </text:p>
          </table:table-cell>
          <table:table-cell table:formula="of:=VLOOKUP([.$I38];[.$A$2:.$D$96];3;0)" office:value-type="string" office:string-value="F" calcext:value-type="string">
            <text:p>F</text:p>
          </table:table-cell>
          <table:table-cell table:style-name="ce58" table:formula="of:=VLOOKUP([.$I38];[.$A$2:.$D$96];4;0)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CC084</text:p>
          </table:table-cell>
          <table:table-cell table:style-name="ce38" office:value-type="float" office:value="15.6" calcext:value-type="float">
            <text:p>15.6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float" office:value="70" calcext:value-type="float">
            <text:p>70</text:p>
          </table:table-cell>
          <table:table-cell/>
        </table:table-row>
        <table:table-row table:style-name="ro4"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8</text:p>
          </table:table-cell>
          <table:table-cell table:style-name="ce241" table:formula="of:=VLOOKUP([.$I39];[.$A$2:.$D$96];2;0)" office:value-type="float" office:value="6.30336307481126" calcext:value-type="float">
            <text:p>6.30 </text:p>
          </table:table-cell>
          <table:table-cell table:formula="of:=VLOOKUP([.$I39];[.$A$2:.$D$96];3;0)" office:value-type="string" office:string-value="F" calcext:value-type="string">
            <text:p>F</text:p>
          </table:table-cell>
          <table:table-cell table:style-name="ce58" table:formula="of:=VLOOKUP([.$I39];[.$A$2:.$D$96];4;0)" office:value-type="float" office:value="56" calcext:value-type="float">
            <text:p>56</text:p>
          </table:table-cell>
          <table:table-cell table:number-columns-repeated="2"/>
          <table:table-cell table:style-name="ce22" office:value-type="string" calcext:value-type="string">
            <text:p>Cc_094</text:p>
          </table:table-cell>
          <table:table-cell table:style-name="ce23" office:value-type="float" office:value="13.3836650652025" calcext:value-type="float">
            <text:p>13.3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0" calcext:value-type="float">
            <text:p>90</text:p>
          </table:table-cell>
          <table:table-cell/>
        </table:table-row>
        <table:table-row table:style-name="ro4"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4"/>
          <table:table-cell office:value-type="string" calcext:value-type="string">
            <text:p>Cc_082</text:p>
          </table:table-cell>
          <table:table-cell table:style-name="ce241" table:formula="of:=VLOOKUP([.$I40];[.$A$2:.$D$96];2;0)" office:value-type="float" office:value="9.67467398764585" calcext:value-type="float">
            <text:p>9.67 </text:p>
          </table:table-cell>
          <table:table-cell table:formula="of:=VLOOKUP([.$I40];[.$A$2:.$D$96];3;0)" office:value-type="string" office:string-value="M" calcext:value-type="string">
            <text:p>M</text:p>
          </table:table-cell>
          <table:table-cell table:style-name="ce58" table:formula="of:=VLOOKUP([.$I40];[.$A$2:.$D$96];4;0)" office:value-type="float" office:value="76" calcext:value-type="float">
            <text:p>76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32:.P39])" office:value-type="float" office:value="10.4795126973233" calcext:value-type="float">
            <text:p>10.4795126973233</text:p>
          </table:table-cell>
          <table:table-cell/>
          <table:table-cell table:formula="of:=AVERAGE([.R32:.R39])" office:value-type="float" office:value="75.625" calcext:value-type="float">
            <text:p>75.625</text:p>
          </table:table-cell>
          <table:table-cell/>
        </table:table-row>
        <table:table-row table:style-name="ro4">
          <table:table-cell office:value-type="string" calcext:value-type="string">
            <text:p>Cc_044*13.6yrs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style-name="Default" table:formula="of:=AVERAGE([.J32:.J40])" office:value-type="float" office:value="11.9518035537253" calcext:value-type="float">
            <text:p>11.9518035537253</text:p>
          </table:table-cell>
          <table:table-cell table:style-name="Default"/>
          <table:table-cell table:style-name="ce59" table:formula="of:=AVERAGE([.L32:.L40])" office:value-type="float" office:value="77.3333333333333" calcext:value-type="float">
            <text:p>77.3333333333333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32:.P39])" office:value-type="float" office:value="3.64746240433648" calcext:value-type="float">
            <text:p>3.64746240433648</text:p>
          </table:table-cell>
          <table:table-cell/>
          <table:table-cell table:formula="of:=STDEV([.R32:.R39])" office:value-type="float" office:value="25.656731224824" calcext:value-type="float">
            <text:p>25.656731224824</text:p>
          </table:table-cell>
          <table:table-cell/>
        </table:table-row>
        <table:table-row table:style-name="ro4">
          <table:table-cell office:value-type="string" calcext:value-type="string">
            <text:p>Cc_062*13.8yrs</text:p>
          </table:table-cell>
          <table:table-cell office:value-type="float" office:value="13.7213452299245" calcext:value-type="float">
            <text:p>13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32:.J40])" office:value-type="float" office:value="4.84639529638921" calcext:value-type="float">
            <text:p>4.84639529638921</text:p>
          </table:table-cell>
          <table:table-cell table:style-name="ce52"/>
          <table:table-cell table:style-name="ce60" table:formula="of:=STDEV([.L32:.L40])" office:value-type="float" office:value="15.9138304628396" calcext:value-type="float">
            <text:p>15.9138304628396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Cc_028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4"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43"/>
          <table:table-cell table:style-name="ce50" office:value-type="string" calcext:value-type="string">
            <text:p>Fold 2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7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4"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44"/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table:style-name="ce58"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08</text:p>
          </table:table-cell>
          <table:table-cell table:style-name="ce23" office:value-type="float" office:value="9.63349347975292" calcext:value-type="float">
            <text:p>9.6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49*14.8yrs</text:p>
          </table:table-cell>
          <table:table-cell office:value-type="float" office:value="14.7151681537406" calcext:value-type="float">
            <text:p>14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44"/>
          <table:table-cell table:style-name="Default" office:value-type="string" calcext:value-type="string">
            <text:p>CC012</text:p>
          </table:table-cell>
          <table:table-cell table:style-name="ce38" office:value-type="float" office:value="11.5360329444063" calcext:value-type="float">
            <text:p>11.5360329444063</text:p>
          </table:table-cell>
          <table:table-cell table:style-name="ce38" office:value-type="string" calcext:value-type="string">
            <text:p>M</text:p>
          </table:table-cell>
          <table:table-cell table:style-name="ce61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0</text:p>
          </table:table-cell>
          <table:table-cell table:style-name="ce23" office:value-type="float" office:value="13.9547014413178" calcext:value-type="float">
            <text:p>13.9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5" calcext:value-type="float">
            <text:p>45</text:p>
          </table:table-cell>
          <table:table-cell/>
        </table:table-row>
        <table:table-row table:style-name="ro4">
          <table:table-cell office:value-type="string" calcext:value-type="string">
            <text:p>Cc_045*15.9yrs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0</text:p>
          </table:table-cell>
          <table:table-cell table:style-name="ce23" office:value-type="float" office:value="14.8414550446122" calcext:value-type="float">
            <text:p>14.8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4">
          <table:table-cell office:value-type="string" calcext:value-type="string">
            <text:p>Cc_087</text:p>
          </table:table-cell>
          <table:table-cell office:value-type="float" office:value="16.0247083047358" calcext:value-type="float">
            <text:p>16.0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44"/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2*4.9yrsold</text:p>
          </table:table-cell>
          <table:table-cell table:style-name="ce23" office:value-type="float" office:value="4.84008236101579" calcext:value-type="float">
            <text:p>4.8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4">
          <table:table-cell office:value-type="string" calcext:value-type="string">
            <text:p>cc_005</text:p>
          </table:table-cell>
          <table:table-cell office:value-type="float" office:value="16.538091969801" calcext:value-type="float">
            <text:p>16.54 </text:p>
          </table:table-cell>
          <table:table-cell office:value-type="string" calcext:value-type="string">
            <text:p>F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L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table:style-name="ce58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63</text:p>
          </table:table-cell>
          <table:table-cell table:style-name="ce23" office:value-type="float" office:value="10.0315717227179" calcext:value-type="float">
            <text:p>10.0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06</text:p>
          </table:table-cell>
          <table:table-cell office:value-type="float" office:value="17.2354152367879" calcext:value-type="float">
            <text:p>17.24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1 *7.7 yrs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table:style-name="ce58" office:value-type="float" office:value="44" calcext:value-type="float">
            <text:p>44</text:p>
          </table:table-cell>
          <table:table-cell table:number-columns-repeated="2"/>
          <table:table-cell table:style-name="ce22" office:value-type="string" calcext:value-type="string">
            <text:p>Cc_083</text:p>
          </table:table-cell>
          <table:table-cell table:style-name="ce23" office:value-type="float" office:value="6.70693205216198" calcext:value-type="float">
            <text:p>6.71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4"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4"/>
          <table:table-cell office:value-type="string" calcext:value-type="string">
            <text:p>Cc_073 *9.5 yrs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table:style-name="ce58"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89</text:p>
          </table:table-cell>
          <table:table-cell table:style-name="ce23" office:value-type="float" office:value="4.49142072752231" calcext:value-type="float">
            <text:p>4.4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44"/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table:style-name="ce58" office:value-type="float" office:value="-14" calcext:value-type="float">
            <text:p>-14</text:p>
          </table:table-cell>
          <table:table-cell table:number-columns-repeated="2"/>
          <table:table-cell table:style-name="ce22" office:value-type="string" calcext:value-type="string">
            <text:p>Cc_095</text:p>
          </table:table-cell>
          <table:table-cell table:style-name="ce23" office:value-type="float" office:value="8.11530542210021" calcext:value-type="float">
            <text:p>8.1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44"/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table:style-name="ce58" office:value-type="float" office:value="95" calcext:value-type="float">
            <text:p>9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45:.P52])" office:value-type="float" office:value="9.07687028140014" calcext:value-type="float">
            <text:p>9.07687028140014</text:p>
          </table:table-cell>
          <table:table-cell/>
          <table:table-cell table:formula="of:=AVERAGE([.R45:.R52])" office:value-type="float" office:value="80.375" calcext:value-type="float">
            <text:p>80.375</text:p>
          </table:table-cell>
          <table:table-cell/>
        </table:table-row>
        <table:table-row table:style-name="ro4">
          <table:table-cell office:value-type="string" calcext:value-type="string">
            <text:p>Cc_036</text:p>
          </table:table-cell>
          <table:table-cell office:value-type="float" office:value="18.4296499656829" calcext:value-type="float">
            <text:p>18.43 </text:p>
          </table:table-cell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style-name="Default" table:formula="of:=AVERAGE([.J45:.J53])" office:value-type="float" office:value="10.7200488065279" calcext:value-type="float">
            <text:p>10.7200488065279</text:p>
          </table:table-cell>
          <table:table-cell table:style-name="Default"/>
          <table:table-cell table:style-name="ce59" table:formula="of:=AVERAGE([.L45:.L53])" office:value-type="float" office:value="72.2222222222222" calcext:value-type="float">
            <text:p>72.2222222222222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45:.P52])" office:value-type="float" office:value="3.85010004000707" calcext:value-type="float">
            <text:p>3.85010004000707</text:p>
          </table:table-cell>
          <table:table-cell/>
          <table:table-cell table:formula="of:=STDEV([.R45:.R52])" office:value-type="float" office:value="26.880356609029" calcext:value-type="float">
            <text:p>26.880356609029</text:p>
          </table:table-cell>
          <table:table-cell/>
        </table:table-row>
        <table:table-row table:style-name="ro4"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45:.J53])" office:value-type="float" office:value="3.06153613435314" calcext:value-type="float">
            <text:p>3.06153613435314</text:p>
          </table:table-cell>
          <table:table-cell table:style-name="ce52"/>
          <table:table-cell table:style-name="ce60" table:formula="of:=STDEV([.L45:.L53])" office:value-type="float" office:value="37.3924383324282" calcext:value-type="float">
            <text:p>37.3924383324282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Cc_059</text:p>
          </table:table-cell>
          <table:table-cell office:value-type="float" office:value="4.15648592999314" calcext:value-type="float">
            <text:p>4.16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4">
          <table:table-cell office:value-type="string" calcext:value-type="string">
            <text:p>Cc_098 </text:p>
          </table:table-cell>
          <table:table-cell office:value-type="float" office:value="4.17021276595745" calcext:value-type="float">
            <text:p>4.17 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3" office:value-type="string" calcext:value-type="string">
            <text:p>Fold 3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8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4">
          <table:table-cell office:value-type="string" calcext:value-type="string">
            <text:p>Cc_089</text:p>
          </table:table-cell>
          <table:table-cell office:value-type="float" office:value="4.49142072752231" calcext:value-type="float">
            <text:p>4.49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06</text:p>
          </table:table-cell>
          <table:table-cell table:style-name="ce23" office:value-type="float" office:value="17.2354152367879" calcext:value-type="float">
            <text:p>17.2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/>
        </table:table-row>
        <table:table-row table:style-name="ro4">
          <table:table-cell office:value-type="string" calcext:value-type="string">
            <text:p>Cc_056*4.9yrs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A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15</text:p>
          </table:table-cell>
          <table:table-cell table:style-name="ce23" office:value-type="float" office:value="12.576527110501" calcext:value-type="float">
            <text:p>12.5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37</text:p>
          </table:table-cell>
          <table:table-cell office:value-type="float" office:value="5.27110501029513" calcext:value-type="float">
            <text:p>5.27 </text:p>
          </table:table-cell>
          <table:table-cell office:value-type="string" calcext:value-type="string">
            <text:p>M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8</text:p>
          </table:table-cell>
          <table:table-cell table:style-name="ce23" office:value-type="float" office:value="6.08098833218943" calcext:value-type="float">
            <text:p>6.0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48*5.6yrs</text:p>
          </table:table-cell>
          <table:table-cell office:value-type="float" office:value="5.52093342484557" calcext:value-type="float">
            <text:p>5.5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 table:number-columns-repeated="2"/>
          <table:table-cell table:style-name="ce22" office:value-type="string" calcext:value-type="string">
            <text:p>Cc_055*9.5yrs</text:p>
          </table:table-cell>
          <table:table-cell table:style-name="ce23" office:value-type="float" office:value="9.47426218256692" calcext:value-type="float">
            <text:p>9.4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Cc_056*4.9yrs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table:style-name="ce22" office:value-type="float" office:value="-38" calcext:value-type="float">
            <text:p>-38</text:p>
          </table:table-cell>
          <table:table-cell table:number-columns-repeated="2"/>
          <table:table-cell table:style-name="ce22" office:value-type="string" calcext:value-type="string">
            <text:p>Cc_067</text:p>
          </table:table-cell>
          <table:table-cell table:style-name="ce23" office:value-type="float" office:value="9.50171585449554" calcext:value-type="float">
            <text:p>9.50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4">
          <table:table-cell office:value-type="string" calcext:value-type="string">
            <text:p>Cc_054*5.11yrs</text:p>
          </table:table-cell>
          <table:table-cell office:value-type="float" office:value="5.99313658201785" calcext:value-type="float">
            <text:p>5.99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76</text:p>
          </table:table-cell>
          <table:table-cell table:style-name="ce23" office:value-type="float" office:value="7.31640356897735" calcext:value-type="float">
            <text:p>7.3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6" calcext:value-type="float">
            <text:p>86</text:p>
          </table:table-cell>
          <table:table-cell/>
        </table:table-row>
        <table:table-row table:style-name="ro4">
          <table:table-cell office:value-type="string" calcext:value-type="string">
            <text:p>Cc_058</text:p>
          </table:table-cell>
          <table:table-cell office:value-type="float" office:value="6.25120109814688" calcext:value-type="float">
            <text:p>6.25 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85 </text:p>
          </table:table-cell>
          <table:table-cell table:style-name="ce23" office:value-type="float" office:value="10.4625943719973" calcext:value-type="float">
            <text:p>10.4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4">
          <table:table-cell office:value-type="string" calcext:value-type="string">
            <text:p>Cc_092</text:p>
          </table:table-cell>
          <table:table-cell office:value-type="float" office:value="6.66026080988332" calcext:value-type="float">
            <text:p>6.6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table:style-name="ce22"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96</text:p>
          </table:table-cell>
          <table:table-cell table:style-name="ce23" office:value-type="float" office:value="8.34317089910776" calcext:value-type="float">
            <text:p>8.3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9" calcext:value-type="float">
            <text:p>69</text:p>
          </table:table-cell>
          <table:table-cell/>
        </table:table-row>
        <table:table-row table:style-name="ro4"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table:style-name="ce22" office:value-type="float" office:value="50" calcext:value-type="float">
            <text:p>50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58:.P65])" office:value-type="float" office:value="10.1238846945779" calcext:value-type="float">
            <text:p>10.1238846945779</text:p>
          </table:table-cell>
          <table:table-cell/>
          <table:table-cell table:formula="of:=AVERAGE([.R58:.R65])" office:value-type="float" office:value="82.375" calcext:value-type="float">
            <text:p>82.375</text:p>
          </table:table-cell>
          <table:table-cell/>
        </table:table-row>
        <table:table-row table:style-name="ro4">
          <table:table-cell office:value-type="string" calcext:value-type="string">
            <text:p>Cc_083</text:p>
          </table:table-cell>
          <table:table-cell office:value-type="float" office:value="6.70693205216198" calcext:value-type="float">
            <text:p>6.71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58:.J66])" office:value-type="float" office:value="12.6482116983147" calcext:value-type="float">
            <text:p>12.6482116983147</text:p>
          </table:table-cell>
          <table:table-cell table:style-name="Default"/>
          <table:table-cell table:formula="of:=AVERAGE([.L58:.L66])" office:value-type="float" office:value="49.1111111111111" calcext:value-type="float">
            <text:p>49.1111111111111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58:.P65])" office:value-type="float" office:value="3.48283653037956" calcext:value-type="float">
            <text:p>3.48283653037956</text:p>
          </table:table-cell>
          <table:table-cell/>
          <table:table-cell table:formula="of:=STDEV([.R58:.R65])" office:value-type="float" office:value="15.8108235983184" calcext:value-type="float">
            <text:p>15.8108235983184</text:p>
          </table:table-cell>
          <table:table-cell/>
        </table:table-row>
        <table:table-row table:style-name="ro4">
          <table:table-cell office:value-type="string" calcext:value-type="string">
            <text:p>Cc_066*6.8 yrs</text:p>
          </table:table-cell>
          <table:table-cell office:value-type="float" office:value="6.74536719286205" calcext:value-type="float">
            <text:p>6.75 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58:.J66])" office:value-type="float" office:value="4.55739893827947" calcext:value-type="float">
            <text:p>4.55739893827947</text:p>
          </table:table-cell>
          <table:table-cell table:style-name="Default"/>
          <table:table-cell table:formula="of:=STDEV([.L58:.L66])" office:value-type="float" office:value="64.5124880244989" calcext:value-type="float">
            <text:p>64.5124880244989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4"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53" office:value-type="string" calcext:value-type="string">
            <text:p>Fold 4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4">
          <table:table-cell office:value-type="string" calcext:value-type="string">
            <text:p>Cc_096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14</text:p>
          </table:table-cell>
          <table:table-cell table:style-name="ce23" office:value-type="float" office:value="13.6499656829101" calcext:value-type="float">
            <text:p>13.6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4">
          <table:table-cell office:value-type="string" calcext:value-type="string">
            <text:p>Cc_043</text:p>
          </table:table-cell>
          <table:table-cell office:value-type="float" office:value="9.08167467398765" calcext:value-type="float">
            <text:p>9.08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2"/>
          <table:table-cell table:style-name="ce22" office:value-type="string" calcext:value-type="string">
            <text:p>Cc_034</text:p>
          </table:table-cell>
          <table:table-cell table:style-name="ce23" office:value-type="float" office:value="12.6122168840082" calcext:value-type="float">
            <text:p>12.6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67</text:p>
          </table:table-cell>
          <table:table-cell office:value-type="float" office:value="9.50171585449554" calcext:value-type="float">
            <text:p>9.50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38" office:value-type="string" calcext:value-type="string">
            <text:p>R</text:p>
          </table:table-cell>
        </table:table-row>
        <table:table-row table:style-name="ro4"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L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2"/>
          <table:table-cell table:style-name="ce22" office:value-type="string" calcext:value-type="string">
            <text:p>Cc_037</text:p>
          </table:table-cell>
          <table:table-cell table:style-name="ce23" office:value-type="float" office:value="5.27110501029513" calcext:value-type="float">
            <text:p>5.2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-33" calcext:value-type="float">
            <text:p>-33</text:p>
          </table:table-cell>
          <table:table-cell/>
        </table:table-row>
        <table:table-row table:style-name="ro4">
          <table:table-cell office:value-type="string" calcext:value-type="string">
            <text:p>cc_008</text:p>
          </table:table-cell>
          <table:table-cell office:value-type="float" office:value="9.63349347975292" calcext:value-type="float">
            <text:p>9.6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table:style-name="ce22" office:value-type="float" office:value="75" calcext:value-type="float">
            <text:p>75</text:p>
          </table:table-cell>
          <table:table-cell table:number-columns-repeated="2"/>
          <table:table-cell table:style-name="ce22" office:value-type="string" calcext:value-type="string">
            <text:p>Cc_049*14.8yrs</text:p>
          </table:table-cell>
          <table:table-cell table:style-name="ce23" office:value-type="float" office:value="14.7151681537406" calcext:value-type="float">
            <text:p>14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4">
          <table:table-cell office:value-type="string" calcext:value-type="string">
            <text:p>Cc_082</text:p>
          </table:table-cell>
          <table:table-cell office:value-type="float" office:value="9.67467398764585" calcext:value-type="float">
            <text:p>9.67 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Cc_044*13.6yrs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54*5.11yrs</text:p>
          </table:table-cell>
          <table:table-cell table:style-name="ce23" office:value-type="float" office:value="5.99313658201785" calcext:value-type="float">
            <text:p>5.9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4">
          <table:table-cell office:value-type="string" calcext:value-type="string">
            <text:p>Cc_099 </text:p>
          </table:table-cell>
          <table:table-cell office:value-type="float" office:value="10.7975291695264" calcext:value-type="float">
            <text:p>10.80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45*15.9yrs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62*13.8yrs</text:p>
          </table:table-cell>
          <table:table-cell table:style-name="ce23" office:value-type="float" office:value="13.7213452299245" calcext:value-type="float">
            <text:p>13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4">
          <table:table-cell office:value-type="string" calcext:value-type="string">
            <text:p>Cc_064*12.9yrs</text:p>
          </table:table-cell>
          <table:table-cell office:value-type="float" office:value="12.8208647906658" calcext:value-type="float">
            <text:p>12.8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table:style-name="ce22" office:value-type="float" office:value="65" calcext:value-type="float">
            <text:p>65</text:p>
          </table:table-cell>
          <table:table-cell table:number-columns-repeated="2"/>
          <table:table-cell table:style-name="ce22" office:value-type="string" calcext:value-type="string">
            <text:p>Cc_098 </text:p>
          </table:table-cell>
          <table:table-cell table:style-name="ce23" office:value-type="float" office:value="4.17021276595745" calcext:value-type="float">
            <text:p>4.1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3" calcext:value-type="float">
            <text:p>63</text:p>
          </table:table-cell>
          <table:table-cell/>
        </table:table-row>
        <table:table-row table:style-name="ro4"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70:.J78])" office:value-type="float" office:value="9.55250514756348" calcext:value-type="float">
            <text:p>9.55250514756348</text:p>
          </table:table-cell>
          <table:table-cell table:style-name="Default"/>
          <table:table-cell table:formula="of:=AVERAGE([.L70:.L78])" office:value-type="float" office:value="65.5" calcext:value-type="float">
            <text:p>65.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71:.P78])" office:value-type="float" office:value="10.5950187886067" calcext:value-type="float">
            <text:p>10.5950187886067</text:p>
          </table:table-cell>
          <table:table-cell/>
          <table:table-cell table:formula="of:=AVERAGE([.R71:.R78])" office:value-type="float" office:value="64.375" calcext:value-type="float">
            <text:p>64.375</text:p>
          </table:table-cell>
          <table:table-cell/>
        </table:table-row>
        <table:table-row table:style-name="ro4">
          <table:table-cell office:value-type="string" calcext:value-type="string">
            <text:p>Cc_094</text:p>
          </table:table-cell>
          <table:table-cell office:value-type="float" office:value="13.3836650652025" calcext:value-type="float">
            <text:p>13.38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70:.J78])" office:value-type="float" office:value="4.62377426643948" calcext:value-type="float">
            <text:p>4.62377426643948</text:p>
          </table:table-cell>
          <table:table-cell table:style-name="Default"/>
          <table:table-cell table:formula="of:=STDEV([.L70:.L78])" office:value-type="float" office:value="26.8806887666858" calcext:value-type="float">
            <text:p>26.8806887666858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71:.P78])" office:value-type="float" office:value="4.58581226909561" calcext:value-type="float">
            <text:p>4.58581226909561</text:p>
          </table:table-cell>
          <table:table-cell/>
          <table:table-cell table:formula="of:=STDEV([.R71:.R78])" office:value-type="float" office:value="42.6445022415384" calcext:value-type="float">
            <text:p>42.6445022415384</text:p>
          </table:table-cell>
          <table:table-cell/>
        </table:table-row>
        <table:table-row table:style-name="ro4">
          <table:table-cell office:value-type="string" calcext:value-type="string">
            <text:p>Cc_014</text:p>
          </table:table-cell>
          <table:table-cell office:value-type="float" office:value="13.6499656829101" calcext:value-type="float">
            <text:p>13.65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4">
          <table:table-cell office:value-type="string" calcext:value-type="string">
            <text:p>Cc_011</text:p>
          </table:table-cell>
          <table:table-cell office:value-type="float" office:value="13.7076183939602" calcext:value-type="float">
            <text:p>13.71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53" office:value-type="string" calcext:value-type="string">
            <text:p>Fold 5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4">
          <table:table-cell office:value-type="string" calcext:value-type="string">
            <text:p>Cc_020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table:style-name="ce22" office:value-type="float" office:value="40" calcext:value-type="float">
            <text:p>40</text:p>
          </table:table-cell>
          <table:table-cell table:number-columns-repeated="2"/>
          <table:table-cell table:style-name="ce22" office:value-type="string" calcext:value-type="string">
            <text:p>Cc_016</text:p>
          </table:table-cell>
          <table:table-cell table:style-name="ce23" office:value-type="float" office:value="14.5367192862045" calcext:value-type="float">
            <text:p>14.5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46*14.3yrs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46*14.3yrs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18</text:p>
          </table:table-cell>
          <table:table-cell table:style-name="ce23" office:value-type="float" office:value="11.1571722717914" calcext:value-type="float">
            <text:p>11.1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/>
        </table:table-row>
        <table:table-row table:style-name="ro4">
          <table:table-cell office:value-type="string" calcext:value-type="string">
            <text:p>Cc_016</text:p>
          </table:table-cell>
          <table:table-cell office:value-type="float" office:value="14.5367192862045" calcext:value-type="float">
            <text:p>14.54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2</text:p>
          </table:table-cell>
          <table:table-cell table:style-name="ce23" office:value-type="float" office:value="9.00754975978037" calcext:value-type="float">
            <text:p>9.0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/>
        </table:table-row>
        <table:table-row table:style-name="ro4">
          <table:table-cell office:value-type="string" calcext:value-type="string">
            <text:p>Cc_030</text:p>
          </table:table-cell>
          <table:table-cell office:value-type="float" office:value="14.8414550446122" calcext:value-type="float">
            <text:p>14.84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40</text:p>
          </table:table-cell>
          <table:table-cell table:style-name="ce23" office:value-type="float" office:value="6.67124227865477" calcext:value-type="float">
            <text:p>6.6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1" calcext:value-type="float">
            <text:p>71</text:p>
          </table:table-cell>
          <table:table-cell/>
        </table:table-row>
        <table:table-row table:style-name="ro4">
          <table:table-cell office:value-type="string" calcext:value-type="string">
            <text:p>Cc_026</text:p>
          </table:table-cell>
          <table:table-cell office:value-type="float" office:value="15.3603294440631" calcext:value-type="float">
            <text:p>15.36 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74*16.9yrs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table:style-name="ce22" office:value-type="float" office:value="87" calcext:value-type="float">
            <text:p>87</text:p>
          </table:table-cell>
          <table:table-cell table:number-columns-repeated="2"/>
          <table:table-cell table:style-name="ce22" office:value-type="string" calcext:value-type="string">
            <text:p>Cc_042*7.6yrs</text:p>
          </table:table-cell>
          <table:table-cell table:style-name="ce23" office:value-type="float" office:value="7.53054221002059" calcext:value-type="float">
            <text:p>7.5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Cc_075*11.9yrs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table:style-name="ce22"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48*5.6yrs</text:p>
          </table:table-cell>
          <table:table-cell table:style-name="ce23" office:value-type="float" office:value="5.52093342484557" calcext:value-type="float">
            <text:p>5.5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table:style-name="ce22" office:value-type="float" office:value="50" calcext:value-type="float">
            <text:p>50</text:p>
          </table:table-cell>
          <table:table-cell table:number-columns-repeated="2"/>
          <table:table-cell table:style-name="ce22" office:value-type="string" calcext:value-type="string">
            <text:p>Cc_080 </text:p>
          </table:table-cell>
          <table:table-cell table:style-name="ce23" office:value-type="float" office:value="12.6424159231297" calcext:value-type="float">
            <text:p>12.6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13</text:p>
          </table:table-cell>
          <table:table-cell office:value-type="float" office:value="16.4557309540151" calcext:value-type="float">
            <text:p>16.4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table:style-name="ce22" office:value-type="float" office:value="89" calcext:value-type="float">
            <text:p>89</text:p>
          </table:table-cell>
          <table:table-cell table:number-columns-repeated="2"/>
          <table:table-cell table:style-name="ce22" office:value-type="string" calcext:value-type="string">
            <text:p>Cc_087</text:p>
          </table:table-cell>
          <table:table-cell table:style-name="ce23" office:value-type="float" office:value="16.0247083047358" calcext:value-type="float">
            <text:p>16.0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29</text:p>
          </table:table-cell>
          <table:table-cell office:value-type="float" office:value="16.6067261496225" calcext:value-type="float">
            <text:p>16.61 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83:.J90])" office:value-type="float" office:value="13.528826355525" calcext:value-type="float">
            <text:p>13.528826355525</text:p>
          </table:table-cell>
          <table:table-cell table:style-name="Default"/>
          <table:table-cell table:formula="of:=AVERAGE([.L83:.L90])" office:value-type="float" office:value="73.375" calcext:value-type="float">
            <text:p>73.37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83:.P90])" office:value-type="float" office:value="10.3864104323953" calcext:value-type="float">
            <text:p>10.3864104323953</text:p>
          </table:table-cell>
          <table:table-cell/>
          <table:table-cell table:formula="of:=AVERAGE([.R83:.R90])" office:value-type="float" office:value="71.125" calcext:value-type="float">
            <text:p>71.125</text:p>
          </table:table-cell>
          <table:table-cell/>
        </table:table-row>
        <table:table-row table:style-name="ro4"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83:.J90])" office:value-type="float" office:value="3.67091670874765" calcext:value-type="float">
            <text:p>3.67091670874765</text:p>
          </table:table-cell>
          <table:table-cell table:style-name="Default"/>
          <table:table-cell table:formula="of:=STDEV([.L83:.L90])" office:value-type="float" office:value="20.6046977999817" calcext:value-type="float">
            <text:p>20.6046977999817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83:.P90])" office:value-type="float" office:value="3.82158684404708" calcext:value-type="float">
            <text:p>3.82158684404708</text:p>
          </table:table-cell>
          <table:table-cell/>
          <table:table-cell table:formula="of:=STDEV([.R83:.R90])" office:value-type="float" office:value="62.1689805518568" calcext:value-type="float">
            <text:p>62.1689805518568</text:p>
          </table:table-cell>
          <table:table-cell/>
        </table:table-row>
        <table:table-row table:style-name="ro4">
          <table:table-cell office:value-type="string" calcext:value-type="string">
            <text:p>Cc_074*16.9yrs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CC012</text:p>
          </table:table-cell>
          <table:table-cell table:style-name="ce41" office:value-type="float" office:value="11.5360329444063" calcext:value-type="float">
            <text:p>11.5360329444063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13" calcext:value-type="float">
            <text:p>113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CC084</text:p>
          </table:table-cell>
          <table:table-cell table:style-name="ce41" office:value-type="float" office:value="15.6" calcext:value-type="float">
            <text:p>15.6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70" calcext:value-type="float">
            <text:p>7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36" calcext:value-type="float">
            <text:p>136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73" office:value-type="string" calcext:value-type="string">
            <text:p>Mean</text:p>
          </table:table-cell>
          <table:table-cell table:style-name="ce24" table:formula="of:=AVERAGE([.B2:.B96])" office:value-type="float" office:value="10.7278599790485" calcext:value-type="float">
            <text:p>10.727860</text:p>
          </table:table-cell>
          <table:table-cell table:style-name="Default"/>
          <table:table-cell table:style-name="Default" table:formula="of:=AVERAGE([.D2:.D96])" office:value-type="float" office:value="68.3894736842105" calcext:value-type="float">
            <text:p>68.3894736842105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73" office:value-type="string" calcext:value-type="string">
            <text:p>Deviation</text:p>
          </table:table-cell>
          <table:table-cell table:style-name="ce24" table:formula="of:=STDEV([.B2:.B96])" office:value-type="float" office:value="4.1111779531181" calcext:value-type="float">
            <text:p>4.111178</text:p>
          </table:table-cell>
          <table:table-cell table:style-name="Default"/>
          <table:table-cell table:style-name="Default" table:formula="of:=STDEV([.D2:.D96])" office:value-type="float" office:value="40.6754917941844" calcext:value-type="float">
            <text:p>40.6754917941844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73" office:value-type="string" calcext:value-type="string">
            <text:p>Number Subjects</text:p>
          </table:table-cell>
          <table:table-cell table:style-name="Default" table:formula="of:=COUNTA([.A2:.A96])" office:value-type="float" office:value="95" calcext:value-type="float">
            <text:p>95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Male</text:p>
          </table:table-cell>
          <table:table-cell table:style-name="Default" table:formula="of:=COUNTA([.C55:.C96])" office:value-type="float" office:value="42" calcext:value-type="float">
            <text:p>42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Female</text:p>
          </table:table-cell>
          <table:table-cell table:style-name="Default" table:formula="of:=COUNTA([.C2:.C54])" office:value-type="float" office:value="53" calcext:value-type="float">
            <text:p>53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8"/>
        </table:table-row>
        <calcext:conditional-formats>
          <calcext:conditional-format calcext:target-range-address="Dataset.I3:Dataset.O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4:Dataset.O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0:Dataset.O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1:Dataset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2:Dataset.O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3:Dataset.O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4:Dataset.O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.</number:text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38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1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">
      <number:number number:decimal-places="2" loext:min-decimal-places="2" number:min-integer-digits="1"/>
      <number:text> </number:text>
    </number:number-style>
    <number:date-style style:name="N144">
      <number:month/>
      <number:text>月</number:text>
      <number:day/>
      <number:text>日</number:text>
    </number:date-style>
    <number:number-style style:name="N145">
      <number:number number:decimal-places="12" loext:min-decimal-places="12" number:min-integer-digits="1"/>
    </number:number-style>
    <number:number-style style:name="N146">
      <number:number number:decimal-places="11" loext:min-decimal-places="11" number:min-integer-digits="1"/>
    </number:number-style>
    <number:number-style style:name="N147">
      <number:number number:decimal-places="10" loext:min-decimal-places="10" number:min-integer-digits="1"/>
    </number:number-style>
    <number:number-style style:name="N148">
      <number:number number:decimal-places="9" loext:min-decimal-places="9" number:min-integer-digits="1"/>
    </number:number-style>
    <number:number-style style:name="N149">
      <number:number number:decimal-places="8" loext:min-decimal-places="8" number:min-integer-digits="1"/>
    </number:number-style>
    <number:number-style style:name="N150">
      <number:number number:decimal-places="7" loext:min-decimal-places="7" number:min-integer-digits="1"/>
    </number:number-style>
    <number:number-style style:name="N151">
      <number:number number:decimal-places="6" loext:min-decimal-places="6" number:min-integer-digits="1"/>
    </number:number-style>
    <number:date-style style:name="N152">
      <number:day number:style="long"/>
      <number:text>/</number:text>
      <number:month number:textual="true"/>
      <number:text>/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00-00-00</text:date>, <text:time style:data-style-name="N2" text:time-value="12:17:43.859835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1:08:14.880519475</meta:creation-date>
    <dc:date>2018-02-07T13:45:35.992953116</dc:date>
    <meta:editing-duration>P10DT22H44M41S</meta:editing-duration>
    <meta:editing-cycles>371</meta:editing-cycles>
    <meta:generator>LibreOffice/5.3.1.2$Linux_X86_64 LibreOffice_project/30m0$Build-2</meta:generator>
    <meta:document-statistic meta:table-count="12" meta:cell-count="19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Audio.I2:Audio.I5" chart:error-lower-range="Audio.I2:Audio.I5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Audio.I2:Audio.I5" chart:error-lower-range="Audio.I2:Audio.I5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Audio.I2:Audio.I5" chart:error-lower-range="Audio.I2:Audio.I5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bar" chart:style-name="ch1">
        <chart:title svg:x="6.53cm" svg:y="0.315cm" chart:style-name="ch2">
          <text:p>Audio Dataset</text:p>
        </chart:title>
        <chart:legend chart:legend-position="end" svg:x="14.402cm" svg:y="4.229cm" style:legend-expansion="high" chart:style-name="ch3"/>
        <chart:plot-area chart:style-name="ch4" table:cell-range-address="Audio.A2:Audio.A5 Audio.H1:Audio.H5" chart:data-source-has-labels="both" svg:x="0.32cm" svg:y="1.248cm" svg:width="13.762cm" svg:height="7.577cm">
          <chartooo:coordinate-region svg:x="1.232cm" svg:y="1.421cm" svg:width="12.85cm" svg:height="6.81cm"/>
          <chart:axis chart:dimension="x" chart:name="primary-x" chart:style-name="ch5" chartooo:axis-type="auto">
            <chartooo:date-scale/>
            <chart:categories table:cell-range-address="Audio.A2:Audio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udio.H2:Audio.H5" chart:label-cell-address="Audio.H1:Audio.H1" chart:class="chart:bar">
            <chart:error-indicator chart:style-name="ch9" chart:dimension="y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Audio.H1:Audio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Logistic Regression</text:p>
                <draw:g>
                  <svg:desc>Audio.A2:Audio.A5</svg:desc>
                </draw:g>
              </table:table-cell>
              <table:table-cell office:value-type="float" office:value="0.175162936">
                <text:p>0.175162936</text:p>
                <draw:g>
                  <svg:desc>Audio.H2:Audio.H5</svg:desc>
                </draw:g>
              </table:table-cell>
              <table:table-cell office:value-type="float" office:value="0.0441511558340048">
                <text:p>0.0441511558340048</text:p>
                <draw:g>
                  <svg:desc>Audio.I2:Audio.I5</svg:desc>
                </draw:g>
              </table:table-cell>
              <table:table-cell office:value-type="float" office:value="0.0441511558340048">
                <text:p>0.0441511558340048</text:p>
                <draw:g>
                  <svg:desc>Audio.I2:Audio.I5</svg:desc>
                </draw:g>
              </table:table-cell>
            </table:table-row>
            <table:table-row>
              <table:table-cell office:value-type="string">
                <text:p>Linear SVM</text:p>
              </table:table-cell>
              <table:table-cell office:value-type="float" office:value="0.172411306">
                <text:p>0.172411306</text:p>
              </table:table-cell>
              <table:table-cell office:value-type="float" office:value="0.0515148013955798">
                <text:p>0.0515148013955798</text:p>
              </table:table-cell>
              <table:table-cell office:value-type="float" office:value="0.0515148013955798">
                <text:p>0.0515148013955798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0.189355544">
                <text:p>0.189355544</text:p>
              </table:table-cell>
              <table:table-cell office:value-type="float" office:value="0.0595558151372335">
                <text:p>0.0595558151372335</text:p>
              </table:table-cell>
              <table:table-cell office:value-type="float" office:value="0.0595558151372335">
                <text:p>0.0595558151372335</text:p>
              </table:table-cell>
            </table:table-row>
            <table:table-row>
              <table:table-cell office:value-type="string">
                <text:p>LSTM+Attention</text:p>
              </table:table-cell>
              <table:table-cell office:value-type="float" office:value="0.237666666">
                <text:p>0.237666666</text:p>
              </table:table-cell>
              <table:table-cell office:value-type="float" office:value="0.0708787930158791">
                <text:p>0.0708787930158791</text:p>
              </table:table-cell>
              <table:table-cell office:value-type="float" office:value="0.0708787930158791">
                <text:p>0.07087879301587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